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7.38mm"/>
    </style:style>
    <style:style style:name="co2" style:family="table-column">
      <style:table-column-properties fo:break-before="auto" style:column-width="25.47mm"/>
    </style:style>
    <style:style style:name="co3" style:family="table-column">
      <style:table-column-properties fo:break-before="auto" style:column-width="22.28mm"/>
    </style:style>
    <style:style style:name="co4" style:family="table-column">
      <style:table-column-properties fo:break-before="auto" style:column-width="28.65mm"/>
    </style:style>
    <style:style style:name="co5" style:family="table-column">
      <style:table-column-properties fo:break-before="auto" style:column-width="31.4mm"/>
    </style:style>
    <style:style style:name="co6" style:family="table-column">
      <style:table-column-properties fo:break-before="auto" style:column-width="28.01mm"/>
    </style:style>
    <style:style style:name="co7" style:family="table-column">
      <style:table-column-properties fo:break-before="auto" style:column-width="46.28mm"/>
    </style:style>
    <style:style style:name="ro1" style:family="table-row">
      <style:table-row-properties style:row-height="6.37mm" fo:break-before="auto" style:use-optimal-row-height="false"/>
    </style:style>
    <style:style style:name="ro2" style:family="table-row">
      <style:table-row-properties style:row-height="8.27mm" fo:break-before="auto" style:use-optimal-row-height="false"/>
    </style:style>
    <style:style style:name="ro3" style:family="table-row">
      <style:table-row-properties style:row-height="4.02mm" fo:break-before="auto" style:use-optimal-row-height="false"/>
    </style:style>
    <style:style style:name="ro4" style:family="table-row">
      <style:table-row-properties style:row-height="9.35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12.74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none" style:text-align-source="value-type" style:repeat-content="false" fo:wrap-option="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mm" style:writing-mode="page"/>
    </style:style>
    <style:style style:name="ce2" style:family="table-cell" style:parent-style-name="Default" style:data-style-name="N100">
      <style:table-cell-properties fo:border-bottom="none" style:text-align-source="value-type" style:repeat-content="false" fo:wrap-option="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</style:style>
    <style:style style:name="ce3" style:family="table-cell" style:parent-style-name="Default" style:data-style-name="N100">
      <style:table-cell-properties fo:border-bottom="0.06pt solid #000000" style:text-align-source="value-type" style:repeat-content="false" fo:wrap-option="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</style:style>
    <style:style style:name="ce4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5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6" style:family="table-cell" style:parent-style-name="Default">
      <style:table-cell-properties fo:border-bottom="none" fo:border-left="none" fo:border-right="0.06pt solid #000000" style:rotation-align="none" fo:border-top="none"/>
    </style:style>
    <style:style style:name="ce7" style:family="table-cell" style:parent-style-name="Default" style:data-style-name="N126">
      <style:table-cell-properties fo:border-bottom="none" fo:border-left="none" fo:border-right="0.06pt solid #000000" style:rotation-align="none" fo:border-top="none"/>
    </style:style>
    <style:style style:name="ce8" style:family="table-cell" style:parent-style-name="Default" style:data-style-name="N1">
      <style:table-cell-properties fo:border-bottom="0.06pt solid #000000" fo:border-left="none" fo:border-right="0.06pt solid #000000" style:rotation-align="none" fo:border-top="none"/>
    </style:style>
    <style:style style:name="ce9" style:family="table-cell" style:parent-style-name="Default">
      <style:table-cell-properties style:rotation-align="none"/>
    </style:style>
    <style:style style:name="ce10" style:family="table-cell" style:parent-style-name="Default" style:data-style-name="N36">
      <style:table-cell-properties style:rotation-align="none"/>
      <style:text-properties fo:color="#00a933"/>
    </style:style>
    <style:style style:name="ce11" style:family="table-cell" style:parent-style-name="Default" style:data-style-name="N36">
      <style:table-cell-properties style:rotation-align="none"/>
    </style:style>
    <style:style style:name="ce12" style:family="table-cell" style:parent-style-name="Default" style:data-style-name="N126">
      <style:table-cell-properties fo:border-bottom="none" fo:border-left="none" fo:border-right="0.06pt solid #000000" style:rotation-align="none" fo:border-top="0.06pt solid #000000"/>
    </style:style>
    <style:style style:name="ce13" style:family="table-cell" style:parent-style-name="Default" style:data-style-name="N126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number-columns-repeated="1017" table:default-cell-style-name="ce9"/>
        <table:table-column table:style-name="co7" table:default-cell-style-name="Default"/>
        <table:table-row table:style-name="ro1">
          <table:table-cell table:style-name="ce1" office:value-type="string" calcext:value-type="string">
            <text:p>Financiamento ajuste</text:p>
          </table:table-cell>
          <table:table-cell table:style-name="ce6" office:value-type="float" office:value="1000000" calcext:value-type="float">
            <text:p>1000000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1"/>
          <table:table-cell table:style-name="ce6" table:formula="of:=DMIN([.E12:.E266])" office:value-type="string" office:string-value="" calcext:value-type="error">
            <text:p>Erro:504</text:p>
          </table:table-cell>
          <table:table-cell table:style-name="ce5" table:formula="of:=SUM([.A12:.A21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sto do prototipo</text:p>
          </table:table-cell>
          <table:table-cell table:style-name="ce7" office:value-type="currency" office:currency="EUR" office:value="300000" calcext:value-type="currency">
            <text:p>300 000,00 €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>
            <text:p>Custo de produção de cada unidade</text:p>
          </table:table-cell>
          <table:table-cell table:style-name="ce7" office:value-type="currency" office:currency="EUR" office:value="20000" calcext:value-type="currency">
            <text:p>20 000,00 €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2"/>
          <table:table-cell table:style-name="ce6" table:number-columns-repeated="2"/>
          <table:table-cell table:number-columns-repeated="1021"/>
        </table:table-row>
        <table:table-row table:style-name="ro4">
          <table:table-cell table:style-name="ce2" office:value-type="string" calcext:value-type="string">
            <text:p>Quantidade de doses por maquina</text:p>
          </table:table-cell>
          <table:table-cell table:style-name="ce6" office:value-type="float" office:value="50" calcext:value-type="float">
            <text:p>50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2" office:value-type="string" calcext:value-type="string">
            <text:p>Custo de cada dose</text:p>
          </table:table-cell>
          <table:table-cell table:style-name="ce7" office:value-type="currency" office:currency="EUR" office:value="1" calcext:value-type="currency">
            <text:p>1,00 €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2"/>
          <table:table-cell table:style-name="ce6" table:number-columns-repeated="2"/>
          <table:table-cell table:number-columns-repeated="1021"/>
        </table:table-row>
        <table:table-row table:style-name="ro2">
          <table:table-cell table:style-name="ce3" office:value-type="string" calcext:value-type="string">
            <text:p>Cada maquina amortiza-se em (dias)</text:p>
          </table:table-cell>
          <table:table-cell table:style-name="ce8" table:formula="of:=[.B4]/([.B7]*[.B6])" office:value-type="float" office:value="400" calcext:value-type="float">
            <text:p>400</text:p>
          </table:table-cell>
          <table:table-cell table:style-name="ce8"/>
          <table:table-cell table:number-columns-repeated="1021"/>
        </table:table-row>
        <table:table-row table:style-name="ro5">
          <table:table-cell table:number-columns-repeated="4"/>
          <table:table-cell table:style-name="Default"/>
          <table:table-cell table:number-columns-repeated="1019"/>
        </table:table-row>
        <table:table-row table:style-name="ro6">
          <table:table-cell office:value-type="string" calcext:value-type="string">
            <text:p>Data inicial de produção de maquinas em serie, inicio 1 por semana</text:p>
          </table:table-cell>
          <table:table-cell table:style-name="ce10" office:value-type="date" office:date-value="2020-01-01" calcext:value-type="date">
            <text:p>01-01-2020</text:p>
          </table:table-cell>
          <table:table-cell table:style-name="ce2" office:value-type="string" calcext:value-type="string">
            <text:p>Quantidade de maquinas no activo</text:p>
          </table:table-cell>
          <table:table-cell table:style-name="ce2" office:value-type="string" calcext:value-type="string">
            <text:p>Lucro real com custo de fabrica de cada maquina</text:p>
          </table:table-cell>
          <table:table-cell table:style-name="ce2" office:value-type="string" calcext:value-type="string">
            <text:p>recuperação do financiamento</text:p>
          </table:table-cell>
          <table:table-cell table:style-name="ce2" office:value-type="string" calcext:value-type="string">
            <text:p>lucro das maquinas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</text:p>
          </table:table-cell>
          <table:table-cell table:style-name="ce11" table:formula="of:=[.B11]+(7*[.A12])" office:value-type="date" office:date-value="2020-01-08" calcext:value-type="date">
            <text:p>08-01-2020</text:p>
          </table:table-cell>
          <table:table-cell table:style-name="ce5" table:formula="of:=[.A12]" office:value-type="string" office:string-value="1" calcext:value-type="string">
            <text:p>1</text:p>
          </table:table-cell>
          <table:table-cell table:style-name="ce13" table:formula="of:=(-cpcu)*[.C12]+[.F12]" office:value-type="currency" office:currency="EUR" office:value="-19650" calcext:value-type="currency">
            <text:p>-19 650,00 €</text:p>
          </table:table-cell>
          <table:table-cell table:style-name="ce13" table:formula="of:=-financ+[.D12]" office:value-type="currency" office:currency="EUR" office:value="-1019650" calcext:value-type="currency">
            <text:p>-1 019 650,00 €</text:p>
          </table:table-cell>
          <table:table-cell table:style-name="ce13" table:formula="of:=(50*7)*[.C12]" office:value-type="currency" office:currency="EUR" office:value="350" calcext:value-type="currency">
            <text:p>35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12]+(7*[.A13])" office:value-type="date" office:date-value="2020-01-15" calcext:value-type="date">
            <text:p>15-01-2020</text:p>
          </table:table-cell>
          <table:table-cell table:style-name="ce5" table:formula="of:=[.C12]+[.A13]" office:value-type="float" office:value="2" calcext:value-type="float">
            <text:p>2</text:p>
          </table:table-cell>
          <table:table-cell table:style-name="ce13" table:formula="of:=(-cpcu)*[.C13]+[.F13]" office:value-type="currency" office:currency="EUR" office:value="-38950" calcext:value-type="currency">
            <text:p>-38 950,00 €</text:p>
          </table:table-cell>
          <table:table-cell table:style-name="ce13" table:formula="of:=-financ+[.D13]" office:value-type="currency" office:currency="EUR" office:value="-1038950" calcext:value-type="currency">
            <text:p>-1 038 950,00 €</text:p>
          </table:table-cell>
          <table:table-cell table:style-name="ce13" table:formula="of:=(50*7)*[.C13]+[.F12]" office:value-type="currency" office:currency="EUR" office:value="1050" calcext:value-type="currency">
            <text:p>1 05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13]+(7*[.A14])" office:value-type="date" office:date-value="2020-01-22" calcext:value-type="date">
            <text:p>22-01-2020</text:p>
          </table:table-cell>
          <table:table-cell table:style-name="ce5" table:formula="of:=[.C13]+[.A14]" office:value-type="float" office:value="3" calcext:value-type="float">
            <text:p>3</text:p>
          </table:table-cell>
          <table:table-cell table:style-name="ce13" table:formula="of:=(-cpcu)*[.C14]+[.F14]" office:value-type="currency" office:currency="EUR" office:value="-57900" calcext:value-type="currency">
            <text:p>-57 900,00 €</text:p>
          </table:table-cell>
          <table:table-cell table:style-name="ce13" table:formula="of:=-financ+[.D14]" office:value-type="currency" office:currency="EUR" office:value="-1057900" calcext:value-type="currency">
            <text:p>-1 057 900,00 €</text:p>
          </table:table-cell>
          <table:table-cell table:style-name="ce13" table:formula="of:=(50*7)*[.C14]+[.F13]" office:value-type="currency" office:currency="EUR" office:value="2100" calcext:value-type="currency">
            <text:p>2 10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14]+(7*[.A15])" office:value-type="date" office:date-value="2020-01-29" calcext:value-type="date">
            <text:p>29-01-2020</text:p>
          </table:table-cell>
          <table:table-cell table:style-name="ce5" table:formula="of:=[.C14]+[.A15]" office:value-type="float" office:value="4" calcext:value-type="float">
            <text:p>4</text:p>
          </table:table-cell>
          <table:table-cell table:style-name="ce13" table:formula="of:=(-cpcu)*[.C15]+[.F15]" office:value-type="currency" office:currency="EUR" office:value="-76500" calcext:value-type="currency">
            <text:p>-76 500,00 €</text:p>
          </table:table-cell>
          <table:table-cell table:style-name="ce13" table:formula="of:=-financ+[.D15]" office:value-type="currency" office:currency="EUR" office:value="-1076500" calcext:value-type="currency">
            <text:p>-1 076 500,00 €</text:p>
          </table:table-cell>
          <table:table-cell table:style-name="ce13" table:formula="of:=(50*7)*[.C15]+[.F14]" office:value-type="currency" office:currency="EUR" office:value="3500" calcext:value-type="currency">
            <text:p>3 50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15]+(7*[.A16])" office:value-type="date" office:date-value="2020-02-05" calcext:value-type="date">
            <text:p>05-02-2020</text:p>
          </table:table-cell>
          <table:table-cell table:style-name="ce5" table:formula="of:=[.C15]+[.A16]" office:value-type="float" office:value="5" calcext:value-type="float">
            <text:p>5</text:p>
          </table:table-cell>
          <table:table-cell table:style-name="ce13" table:formula="of:=(-cpcu)*[.C16]+[.F16]" office:value-type="currency" office:currency="EUR" office:value="-94750" calcext:value-type="currency">
            <text:p>-94 750,00 €</text:p>
          </table:table-cell>
          <table:table-cell table:style-name="ce13" table:formula="of:=-financ+[.D16]" office:value-type="currency" office:currency="EUR" office:value="-1094750" calcext:value-type="currency">
            <text:p>-1 094 750,00 €</text:p>
          </table:table-cell>
          <table:table-cell table:style-name="ce13" table:formula="of:=(50*7)*[.C16]+[.F15]" office:value-type="currency" office:currency="EUR" office:value="5250" calcext:value-type="currency">
            <text:p>5 25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16]+(7*[.A17])" office:value-type="date" office:date-value="2020-02-12" calcext:value-type="date">
            <text:p>12-02-2020</text:p>
          </table:table-cell>
          <table:table-cell table:style-name="ce5" table:formula="of:=[.C16]+[.A17]" office:value-type="float" office:value="6" calcext:value-type="float">
            <text:p>6</text:p>
          </table:table-cell>
          <table:table-cell table:style-name="ce13" table:formula="of:=(-cpcu)*[.C17]+[.F17]" office:value-type="currency" office:currency="EUR" office:value="-112650" calcext:value-type="currency">
            <text:p>-112 650,00 €</text:p>
          </table:table-cell>
          <table:table-cell table:style-name="ce13" table:formula="of:=-financ+[.D17]" office:value-type="currency" office:currency="EUR" office:value="-1112650" calcext:value-type="currency">
            <text:p>-1 112 650,00 €</text:p>
          </table:table-cell>
          <table:table-cell table:style-name="ce13" table:formula="of:=(50*7)*[.C17]+[.F16]" office:value-type="currency" office:currency="EUR" office:value="7350" calcext:value-type="currency">
            <text:p>7 35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17]+(7*[.A18])" office:value-type="date" office:date-value="2020-02-19" calcext:value-type="date">
            <text:p>19-02-2020</text:p>
          </table:table-cell>
          <table:table-cell table:style-name="ce5" table:formula="of:=[.C17]+[.A18]" office:value-type="float" office:value="7" calcext:value-type="float">
            <text:p>7</text:p>
          </table:table-cell>
          <table:table-cell table:style-name="ce13" table:formula="of:=(-cpcu)*[.C18]+[.F18]" office:value-type="currency" office:currency="EUR" office:value="-130200" calcext:value-type="currency">
            <text:p>-130 200,00 €</text:p>
          </table:table-cell>
          <table:table-cell table:style-name="ce13" table:formula="of:=-financ+[.D18]" office:value-type="currency" office:currency="EUR" office:value="-1130200" calcext:value-type="currency">
            <text:p>-1 130 200,00 €</text:p>
          </table:table-cell>
          <table:table-cell table:style-name="ce13" table:formula="of:=(50*7)*[.C18]+[.F17]" office:value-type="currency" office:currency="EUR" office:value="9800" calcext:value-type="currency">
            <text:p>9 80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18]+(7*[.A19])" office:value-type="date" office:date-value="2020-02-26" calcext:value-type="date">
            <text:p>26-02-2020</text:p>
          </table:table-cell>
          <table:table-cell table:style-name="ce5" table:formula="of:=[.C18]+[.A19]" office:value-type="float" office:value="8" calcext:value-type="float">
            <text:p>8</text:p>
          </table:table-cell>
          <table:table-cell table:style-name="ce13" table:formula="of:=(-cpcu)*[.C19]+[.F19]" office:value-type="currency" office:currency="EUR" office:value="-147400" calcext:value-type="currency">
            <text:p>-147 400,00 €</text:p>
          </table:table-cell>
          <table:table-cell table:style-name="ce13" table:formula="of:=-financ+[.D19]" office:value-type="currency" office:currency="EUR" office:value="-1147400" calcext:value-type="currency">
            <text:p>-1 147 400,00 €</text:p>
          </table:table-cell>
          <table:table-cell table:style-name="ce13" table:formula="of:=(50*7)*[.C19]+[.F18]" office:value-type="currency" office:currency="EUR" office:value="12600" calcext:value-type="currency">
            <text:p>12 60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19]+(7*[.A20])" office:value-type="date" office:date-value="2020-03-04" calcext:value-type="date">
            <text:p>04-03-2020</text:p>
          </table:table-cell>
          <table:table-cell table:style-name="ce5" table:formula="of:=[.C19]+[.A20]" office:value-type="float" office:value="9" calcext:value-type="float">
            <text:p>9</text:p>
          </table:table-cell>
          <table:table-cell table:style-name="ce13" table:formula="of:=(-cpcu)*[.C20]+[.F20]" office:value-type="currency" office:currency="EUR" office:value="-164250" calcext:value-type="currency">
            <text:p>-164 250,00 €</text:p>
          </table:table-cell>
          <table:table-cell table:style-name="ce13" table:formula="of:=-financ+[.D20]" office:value-type="currency" office:currency="EUR" office:value="-1164250" calcext:value-type="currency">
            <text:p>-1 164 250,00 €</text:p>
          </table:table-cell>
          <table:table-cell table:style-name="ce13" table:formula="of:=(50*7)*[.C20]+[.F19]" office:value-type="currency" office:currency="EUR" office:value="15750" calcext:value-type="currency">
            <text:p>15 75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20]+(7*[.A21])" office:value-type="date" office:date-value="2020-03-11" calcext:value-type="date">
            <text:p>11-03-2020</text:p>
          </table:table-cell>
          <table:table-cell table:style-name="ce5" table:formula="of:=[.C20]+[.A21]" office:value-type="float" office:value="10" calcext:value-type="float">
            <text:p>10</text:p>
          </table:table-cell>
          <table:table-cell table:style-name="ce13" table:formula="of:=(-cpcu)*[.C21]+[.F21]" office:value-type="currency" office:currency="EUR" office:value="-180750" calcext:value-type="currency">
            <text:p>-180 750,00 €</text:p>
          </table:table-cell>
          <table:table-cell table:style-name="ce13" table:formula="of:=-financ+[.D21]" office:value-type="currency" office:currency="EUR" office:value="-1180750" calcext:value-type="currency">
            <text:p>-1 180 750,00 €</text:p>
          </table:table-cell>
          <table:table-cell table:style-name="ce13" table:formula="of:=(50*7)*[.C21]+[.F20]" office:value-type="currency" office:currency="EUR" office:value="19250" calcext:value-type="currency">
            <text:p>19 25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21]+(7*[.A22])" office:value-type="date" office:date-value="2020-03-18" calcext:value-type="date">
            <text:p>18-03-2020</text:p>
          </table:table-cell>
          <table:table-cell table:style-name="ce5" table:formula="of:=[.C21]+[.A22]" office:value-type="float" office:value="11" calcext:value-type="float">
            <text:p>11</text:p>
          </table:table-cell>
          <table:table-cell table:style-name="ce13" table:formula="of:=(-cpcu)*[.C22]+[.F22]" office:value-type="currency" office:currency="EUR" office:value="-196900" calcext:value-type="currency">
            <text:p>-196 900,00 €</text:p>
          </table:table-cell>
          <table:table-cell table:style-name="ce13" table:formula="of:=-financ+[.D22]" office:value-type="currency" office:currency="EUR" office:value="-1196900" calcext:value-type="currency">
            <text:p>-1 196 900,00 €</text:p>
          </table:table-cell>
          <table:table-cell table:style-name="ce13" table:formula="of:=(50*7)*[.C22]+[.F21]" office:value-type="currency" office:currency="EUR" office:value="23100" calcext:value-type="currency">
            <text:p>23 10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22]+(7*[.A23])" office:value-type="date" office:date-value="2020-03-25" calcext:value-type="date">
            <text:p>25-03-2020</text:p>
          </table:table-cell>
          <table:table-cell table:style-name="ce5" table:formula="of:=[.C22]+[.A23]" office:value-type="float" office:value="12" calcext:value-type="float">
            <text:p>12</text:p>
          </table:table-cell>
          <table:table-cell table:style-name="ce13" table:formula="of:=(-cpcu)*[.C23]+[.F23]" office:value-type="currency" office:currency="EUR" office:value="-212700" calcext:value-type="currency">
            <text:p>-212 700,00 €</text:p>
          </table:table-cell>
          <table:table-cell table:style-name="ce13" table:formula="of:=-financ+[.D23]" office:value-type="currency" office:currency="EUR" office:value="-1212700" calcext:value-type="currency">
            <text:p>-1 212 700,00 €</text:p>
          </table:table-cell>
          <table:table-cell table:style-name="ce13" table:formula="of:=(50*7)*[.C23]+[.F22]" office:value-type="currency" office:currency="EUR" office:value="27300" calcext:value-type="currency">
            <text:p>27 30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23]+(7*[.A24])" office:value-type="date" office:date-value="2020-04-01" calcext:value-type="date">
            <text:p>01-04-2020</text:p>
          </table:table-cell>
          <table:table-cell table:style-name="ce5" table:formula="of:=[.C23]+[.A24]" office:value-type="float" office:value="13" calcext:value-type="float">
            <text:p>13</text:p>
          </table:table-cell>
          <table:table-cell table:style-name="ce13" table:formula="of:=(-cpcu)*[.C24]+[.F24]" office:value-type="currency" office:currency="EUR" office:value="-228150" calcext:value-type="currency">
            <text:p>-228 150,00 €</text:p>
          </table:table-cell>
          <table:table-cell table:style-name="ce13" table:formula="of:=-financ+[.D24]" office:value-type="currency" office:currency="EUR" office:value="-1228150" calcext:value-type="currency">
            <text:p>-1 228 150,00 €</text:p>
          </table:table-cell>
          <table:table-cell table:style-name="ce13" table:formula="of:=(50*7)*[.C24]+[.F23]" office:value-type="currency" office:currency="EUR" office:value="31850" calcext:value-type="currency">
            <text:p>31 85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24]+(7*[.A25])" office:value-type="date" office:date-value="2020-04-08" calcext:value-type="date">
            <text:p>08-04-2020</text:p>
          </table:table-cell>
          <table:table-cell table:style-name="ce5" table:formula="of:=[.C24]+[.A25]" office:value-type="float" office:value="14" calcext:value-type="float">
            <text:p>14</text:p>
          </table:table-cell>
          <table:table-cell table:style-name="ce13" table:formula="of:=(-cpcu)*[.C25]+[.F25]" office:value-type="currency" office:currency="EUR" office:value="-243250" calcext:value-type="currency">
            <text:p>-243 250,00 €</text:p>
          </table:table-cell>
          <table:table-cell table:style-name="ce13" table:formula="of:=-financ+[.D25]" office:value-type="currency" office:currency="EUR" office:value="-1243250" calcext:value-type="currency">
            <text:p>-1 243 250,00 €</text:p>
          </table:table-cell>
          <table:table-cell table:style-name="ce13" table:formula="of:=(50*7)*[.C25]+[.F24]" office:value-type="currency" office:currency="EUR" office:value="36750" calcext:value-type="currency">
            <text:p>36 75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25]+(7*[.A26])" office:value-type="date" office:date-value="2020-04-15" calcext:value-type="date">
            <text:p>15-04-2020</text:p>
          </table:table-cell>
          <table:table-cell table:style-name="ce5" table:formula="of:=[.C25]+[.A26]" office:value-type="float" office:value="15" calcext:value-type="float">
            <text:p>15</text:p>
          </table:table-cell>
          <table:table-cell table:style-name="ce13" table:formula="of:=(-cpcu)*[.C26]+[.F26]" office:value-type="currency" office:currency="EUR" office:value="-258000" calcext:value-type="currency">
            <text:p>-258 000,00 €</text:p>
          </table:table-cell>
          <table:table-cell table:style-name="ce13" table:formula="of:=-financ+[.D26]" office:value-type="currency" office:currency="EUR" office:value="-1258000" calcext:value-type="currency">
            <text:p>-1 258 000,00 €</text:p>
          </table:table-cell>
          <table:table-cell table:style-name="ce13" table:formula="of:=(50*7)*[.C26]+[.F25]" office:value-type="currency" office:currency="EUR" office:value="42000" calcext:value-type="currency">
            <text:p>42 00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26]+(7*[.A27])" office:value-type="date" office:date-value="2020-04-22" calcext:value-type="date">
            <text:p>22-04-2020</text:p>
          </table:table-cell>
          <table:table-cell table:style-name="ce5" table:formula="of:=[.C26]+[.A27]" office:value-type="float" office:value="16" calcext:value-type="float">
            <text:p>16</text:p>
          </table:table-cell>
          <table:table-cell table:style-name="ce13" table:formula="of:=(-cpcu)*[.C27]+[.F27]" office:value-type="currency" office:currency="EUR" office:value="-272400" calcext:value-type="currency">
            <text:p>-272 400,00 €</text:p>
          </table:table-cell>
          <table:table-cell table:style-name="ce13" table:formula="of:=-financ+[.D27]" office:value-type="currency" office:currency="EUR" office:value="-1272400" calcext:value-type="currency">
            <text:p>-1 272 400,00 €</text:p>
          </table:table-cell>
          <table:table-cell table:style-name="ce13" table:formula="of:=(50*7)*[.C27]+[.F26]" office:value-type="currency" office:currency="EUR" office:value="47600" calcext:value-type="currency">
            <text:p>47 60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27]+(7*[.A28])" office:value-type="date" office:date-value="2020-04-29" calcext:value-type="date">
            <text:p>29-04-2020</text:p>
          </table:table-cell>
          <table:table-cell table:style-name="ce5" table:formula="of:=[.C27]+[.A28]" office:value-type="float" office:value="17" calcext:value-type="float">
            <text:p>17</text:p>
          </table:table-cell>
          <table:table-cell table:style-name="ce13" table:formula="of:=(-cpcu)*[.C28]+[.F28]" office:value-type="currency" office:currency="EUR" office:value="-286450" calcext:value-type="currency">
            <text:p>-286 450,00 €</text:p>
          </table:table-cell>
          <table:table-cell table:style-name="ce13" table:formula="of:=-financ+[.D28]" office:value-type="currency" office:currency="EUR" office:value="-1286450" calcext:value-type="currency">
            <text:p>-1 286 450,00 €</text:p>
          </table:table-cell>
          <table:table-cell table:style-name="ce13" table:formula="of:=(50*7)*[.C28]+[.F27]" office:value-type="currency" office:currency="EUR" office:value="53550" calcext:value-type="currency">
            <text:p>53 55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28]+(7*[.A29])" office:value-type="date" office:date-value="2020-05-06" calcext:value-type="date">
            <text:p>06-05-2020</text:p>
          </table:table-cell>
          <table:table-cell table:style-name="ce5" table:formula="of:=[.C28]+[.A29]" office:value-type="float" office:value="18" calcext:value-type="float">
            <text:p>18</text:p>
          </table:table-cell>
          <table:table-cell table:style-name="ce13" table:formula="of:=(-cpcu)*[.C29]+[.F29]" office:value-type="currency" office:currency="EUR" office:value="-300150" calcext:value-type="currency">
            <text:p>-300 150,00 €</text:p>
          </table:table-cell>
          <table:table-cell table:style-name="ce13" table:formula="of:=-financ+[.D29]" office:value-type="currency" office:currency="EUR" office:value="-1300150" calcext:value-type="currency">
            <text:p>-1 300 150,00 €</text:p>
          </table:table-cell>
          <table:table-cell table:style-name="ce13" table:formula="of:=(50*7)*[.C29]+[.F28]" office:value-type="currency" office:currency="EUR" office:value="59850" calcext:value-type="currency">
            <text:p>59 85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29]+(7*[.A30])" office:value-type="date" office:date-value="2020-05-13" calcext:value-type="date">
            <text:p>13-05-2020</text:p>
          </table:table-cell>
          <table:table-cell table:style-name="ce5" table:formula="of:=[.C29]+[.A30]" office:value-type="float" office:value="19" calcext:value-type="float">
            <text:p>19</text:p>
          </table:table-cell>
          <table:table-cell table:style-name="ce13" table:formula="of:=(-cpcu)*[.C30]+[.F30]" office:value-type="currency" office:currency="EUR" office:value="-313500" calcext:value-type="currency">
            <text:p>-313 500,00 €</text:p>
          </table:table-cell>
          <table:table-cell table:style-name="ce13" table:formula="of:=-financ+[.D30]" office:value-type="currency" office:currency="EUR" office:value="-1313500" calcext:value-type="currency">
            <text:p>-1 313 500,00 €</text:p>
          </table:table-cell>
          <table:table-cell table:style-name="ce13" table:formula="of:=(50*7)*[.C30]+[.F29]" office:value-type="currency" office:currency="EUR" office:value="66500" calcext:value-type="currency">
            <text:p>66 50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30]+(7*[.A31])" office:value-type="date" office:date-value="2020-05-20" calcext:value-type="date">
            <text:p>20-05-2020</text:p>
          </table:table-cell>
          <table:table-cell table:style-name="ce5" table:formula="of:=[.C30]+[.A31]" office:value-type="float" office:value="20" calcext:value-type="float">
            <text:p>20</text:p>
          </table:table-cell>
          <table:table-cell table:style-name="ce13" table:formula="of:=(-cpcu)*[.C31]+[.F31]" office:value-type="currency" office:currency="EUR" office:value="-326500" calcext:value-type="currency">
            <text:p>-326 500,00 €</text:p>
          </table:table-cell>
          <table:table-cell table:style-name="ce13" table:formula="of:=-financ+[.D31]" office:value-type="currency" office:currency="EUR" office:value="-1326500" calcext:value-type="currency">
            <text:p>-1 326 500,00 €</text:p>
          </table:table-cell>
          <table:table-cell table:style-name="ce13" table:formula="of:=(50*7)*[.C31]+[.F30]" office:value-type="currency" office:currency="EUR" office:value="73500" calcext:value-type="currency">
            <text:p>73 50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31]+(7*[.A32])" office:value-type="date" office:date-value="2020-05-27" calcext:value-type="date">
            <text:p>27-05-2020</text:p>
          </table:table-cell>
          <table:table-cell table:style-name="ce5" table:formula="of:=[.C31]+[.A32]" office:value-type="float" office:value="21" calcext:value-type="float">
            <text:p>21</text:p>
          </table:table-cell>
          <table:table-cell table:style-name="ce13" table:formula="of:=(-cpcu)*[.C32]+[.F32]" office:value-type="currency" office:currency="EUR" office:value="-339150" calcext:value-type="currency">
            <text:p>-339 150,00 €</text:p>
          </table:table-cell>
          <table:table-cell table:style-name="ce13" table:formula="of:=-financ+[.D32]" office:value-type="currency" office:currency="EUR" office:value="-1339150" calcext:value-type="currency">
            <text:p>-1 339 150,00 €</text:p>
          </table:table-cell>
          <table:table-cell table:style-name="ce13" table:formula="of:=(50*7)*[.C32]+[.F31]" office:value-type="currency" office:currency="EUR" office:value="80850" calcext:value-type="currency">
            <text:p>80 85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32]+(7*[.A33])" office:value-type="date" office:date-value="2020-06-03" calcext:value-type="date">
            <text:p>03-06-2020</text:p>
          </table:table-cell>
          <table:table-cell table:style-name="ce5" table:formula="of:=[.C32]+[.A33]" office:value-type="float" office:value="22" calcext:value-type="float">
            <text:p>22</text:p>
          </table:table-cell>
          <table:table-cell table:style-name="ce13" table:formula="of:=(-cpcu)*[.C33]+[.F33]" office:value-type="currency" office:currency="EUR" office:value="-351450" calcext:value-type="currency">
            <text:p>-351 450,00 €</text:p>
          </table:table-cell>
          <table:table-cell table:style-name="ce13" table:formula="of:=-financ+[.D33]" office:value-type="currency" office:currency="EUR" office:value="-1351450" calcext:value-type="currency">
            <text:p>-1 351 450,00 €</text:p>
          </table:table-cell>
          <table:table-cell table:style-name="ce13" table:formula="of:=(50*7)*[.C33]+[.F32]" office:value-type="currency" office:currency="EUR" office:value="88550" calcext:value-type="currency">
            <text:p>88 55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33]+(7*[.A34])" office:value-type="date" office:date-value="2020-06-10" calcext:value-type="date">
            <text:p>10-06-2020</text:p>
          </table:table-cell>
          <table:table-cell table:style-name="ce5" table:formula="of:=[.C33]+[.A34]" office:value-type="float" office:value="23" calcext:value-type="float">
            <text:p>23</text:p>
          </table:table-cell>
          <table:table-cell table:style-name="ce13" table:formula="of:=(-cpcu)*[.C34]+[.F34]" office:value-type="currency" office:currency="EUR" office:value="-363400" calcext:value-type="currency">
            <text:p>-363 400,00 €</text:p>
          </table:table-cell>
          <table:table-cell table:style-name="ce13" table:formula="of:=-financ+[.D34]" office:value-type="currency" office:currency="EUR" office:value="-1363400" calcext:value-type="currency">
            <text:p>-1 363 400,00 €</text:p>
          </table:table-cell>
          <table:table-cell table:style-name="ce13" table:formula="of:=(50*7)*[.C34]+[.F33]" office:value-type="currency" office:currency="EUR" office:value="96600" calcext:value-type="currency">
            <text:p>96 60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34]+(7*[.A35])" office:value-type="date" office:date-value="2020-06-17" calcext:value-type="date">
            <text:p>17-06-2020</text:p>
          </table:table-cell>
          <table:table-cell table:style-name="ce5" table:formula="of:=[.C34]+[.A35]" office:value-type="float" office:value="24" calcext:value-type="float">
            <text:p>24</text:p>
          </table:table-cell>
          <table:table-cell table:style-name="ce13" table:formula="of:=(-cpcu)*[.C35]+[.F35]" office:value-type="currency" office:currency="EUR" office:value="-375000" calcext:value-type="currency">
            <text:p>-375 000,00 €</text:p>
          </table:table-cell>
          <table:table-cell table:style-name="ce13" table:formula="of:=-financ+[.D35]" office:value-type="currency" office:currency="EUR" office:value="-1375000" calcext:value-type="currency">
            <text:p>-1 375 000,00 €</text:p>
          </table:table-cell>
          <table:table-cell table:style-name="ce13" table:formula="of:=(50*7)*[.C35]+[.F34]" office:value-type="currency" office:currency="EUR" office:value="105000" calcext:value-type="currency">
            <text:p>105 00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35]+(7*[.A36])" office:value-type="date" office:date-value="2020-06-24" calcext:value-type="date">
            <text:p>24-06-2020</text:p>
          </table:table-cell>
          <table:table-cell table:style-name="ce5" table:formula="of:=[.C35]+[.A36]" office:value-type="float" office:value="25" calcext:value-type="float">
            <text:p>25</text:p>
          </table:table-cell>
          <table:table-cell table:style-name="ce13" table:formula="of:=(-cpcu)*[.C36]+[.F36]" office:value-type="currency" office:currency="EUR" office:value="-386250" calcext:value-type="currency">
            <text:p>-386 250,00 €</text:p>
          </table:table-cell>
          <table:table-cell table:style-name="ce13" table:formula="of:=-financ+[.D36]" office:value-type="currency" office:currency="EUR" office:value="-1386250" calcext:value-type="currency">
            <text:p>-1 386 250,00 €</text:p>
          </table:table-cell>
          <table:table-cell table:style-name="ce13" table:formula="of:=(50*7)*[.C36]+[.F35]" office:value-type="currency" office:currency="EUR" office:value="113750" calcext:value-type="currency">
            <text:p>113 75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36]+(7*[.A37])" office:value-type="date" office:date-value="2020-07-01" calcext:value-type="date">
            <text:p>01-07-2020</text:p>
          </table:table-cell>
          <table:table-cell table:style-name="ce5" table:formula="of:=[.C36]+[.A37]" office:value-type="float" office:value="26" calcext:value-type="float">
            <text:p>26</text:p>
          </table:table-cell>
          <table:table-cell table:style-name="ce13" table:formula="of:=(-cpcu)*[.C37]+[.F37]" office:value-type="currency" office:currency="EUR" office:value="-397150" calcext:value-type="currency">
            <text:p>-397 150,00 €</text:p>
          </table:table-cell>
          <table:table-cell table:style-name="ce13" table:formula="of:=-financ+[.D37]" office:value-type="currency" office:currency="EUR" office:value="-1397150" calcext:value-type="currency">
            <text:p>-1 397 150,00 €</text:p>
          </table:table-cell>
          <table:table-cell table:style-name="ce13" table:formula="of:=(50*7)*[.C37]+[.F36]" office:value-type="currency" office:currency="EUR" office:value="122850" calcext:value-type="currency">
            <text:p>122 85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37]+(7*[.A38])" office:value-type="date" office:date-value="2020-07-08" calcext:value-type="date">
            <text:p>08-07-2020</text:p>
          </table:table-cell>
          <table:table-cell table:style-name="ce5" table:formula="of:=[.C37]+[.A38]" office:value-type="float" office:value="27" calcext:value-type="float">
            <text:p>27</text:p>
          </table:table-cell>
          <table:table-cell table:style-name="ce13" table:formula="of:=(-cpcu)*[.C38]+[.F38]" office:value-type="currency" office:currency="EUR" office:value="-407700" calcext:value-type="currency">
            <text:p>-407 700,00 €</text:p>
          </table:table-cell>
          <table:table-cell table:style-name="ce13" table:formula="of:=-financ+[.D38]" office:value-type="currency" office:currency="EUR" office:value="-1407700" calcext:value-type="currency">
            <text:p>-1 407 700,00 €</text:p>
          </table:table-cell>
          <table:table-cell table:style-name="ce13" table:formula="of:=(50*7)*[.C38]+[.F37]" office:value-type="currency" office:currency="EUR" office:value="132300" calcext:value-type="currency">
            <text:p>132 30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38]+(7*[.A39])" office:value-type="date" office:date-value="2020-07-15" calcext:value-type="date">
            <text:p>15-07-2020</text:p>
          </table:table-cell>
          <table:table-cell table:style-name="ce5" table:formula="of:=[.C38]+[.A39]" office:value-type="float" office:value="28" calcext:value-type="float">
            <text:p>28</text:p>
          </table:table-cell>
          <table:table-cell table:style-name="ce13" table:formula="of:=(-cpcu)*[.C39]+[.F39]" office:value-type="currency" office:currency="EUR" office:value="-417900" calcext:value-type="currency">
            <text:p>-417 900,00 €</text:p>
          </table:table-cell>
          <table:table-cell table:style-name="ce13" table:formula="of:=-financ+[.D39]" office:value-type="currency" office:currency="EUR" office:value="-1417900" calcext:value-type="currency">
            <text:p>-1 417 900,00 €</text:p>
          </table:table-cell>
          <table:table-cell table:style-name="ce13" table:formula="of:=(50*7)*[.C39]+[.F38]" office:value-type="currency" office:currency="EUR" office:value="142100" calcext:value-type="currency">
            <text:p>142 10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39]+(7*[.A40])" office:value-type="date" office:date-value="2020-07-22" calcext:value-type="date">
            <text:p>22-07-2020</text:p>
          </table:table-cell>
          <table:table-cell table:style-name="ce5" table:formula="of:=[.C39]+[.A40]" office:value-type="float" office:value="29" calcext:value-type="float">
            <text:p>29</text:p>
          </table:table-cell>
          <table:table-cell table:style-name="ce13" table:formula="of:=(-cpcu)*[.C40]+[.F40]" office:value-type="currency" office:currency="EUR" office:value="-427750" calcext:value-type="currency">
            <text:p>-427 750,00 €</text:p>
          </table:table-cell>
          <table:table-cell table:style-name="ce13" table:formula="of:=-financ+[.D40]" office:value-type="currency" office:currency="EUR" office:value="-1427750" calcext:value-type="currency">
            <text:p>-1 427 750,00 €</text:p>
          </table:table-cell>
          <table:table-cell table:style-name="ce13" table:formula="of:=(50*7)*[.C40]+[.F39]" office:value-type="currency" office:currency="EUR" office:value="152250" calcext:value-type="currency">
            <text:p>152 25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40]+(7*[.A41])" office:value-type="date" office:date-value="2020-07-29" calcext:value-type="date">
            <text:p>29-07-2020</text:p>
          </table:table-cell>
          <table:table-cell table:style-name="ce5" table:formula="of:=[.C40]+[.A41]" office:value-type="float" office:value="30" calcext:value-type="float">
            <text:p>30</text:p>
          </table:table-cell>
          <table:table-cell table:style-name="ce13" table:formula="of:=(-cpcu)*[.C41]+[.F41]" office:value-type="currency" office:currency="EUR" office:value="-437250" calcext:value-type="currency">
            <text:p>-437 250,00 €</text:p>
          </table:table-cell>
          <table:table-cell table:style-name="ce13" table:formula="of:=-financ+[.D41]" office:value-type="currency" office:currency="EUR" office:value="-1437250" calcext:value-type="currency">
            <text:p>-1 437 250,00 €</text:p>
          </table:table-cell>
          <table:table-cell table:style-name="ce13" table:formula="of:=(50*7)*[.C41]+[.F40]" office:value-type="currency" office:currency="EUR" office:value="162750" calcext:value-type="currency">
            <text:p>162 75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41]+(7*[.A42])" office:value-type="date" office:date-value="2020-08-05" calcext:value-type="date">
            <text:p>05-08-2020</text:p>
          </table:table-cell>
          <table:table-cell table:style-name="ce5" table:formula="of:=[.C41]+[.A42]" office:value-type="float" office:value="31" calcext:value-type="float">
            <text:p>31</text:p>
          </table:table-cell>
          <table:table-cell table:style-name="ce13" table:formula="of:=(-cpcu)*[.C42]+[.F42]" office:value-type="currency" office:currency="EUR" office:value="-446400" calcext:value-type="currency">
            <text:p>-446 400,00 €</text:p>
          </table:table-cell>
          <table:table-cell table:style-name="ce13" table:formula="of:=-financ+[.D42]" office:value-type="currency" office:currency="EUR" office:value="-1446400" calcext:value-type="currency">
            <text:p>-1 446 400,00 €</text:p>
          </table:table-cell>
          <table:table-cell table:style-name="ce13" table:formula="of:=(50*7)*[.C42]+[.F41]" office:value-type="currency" office:currency="EUR" office:value="173600" calcext:value-type="currency">
            <text:p>173 60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42]+(7*[.A43])" office:value-type="date" office:date-value="2020-08-12" calcext:value-type="date">
            <text:p>12-08-2020</text:p>
          </table:table-cell>
          <table:table-cell table:style-name="ce5" table:formula="of:=[.C42]+[.A43]" office:value-type="float" office:value="32" calcext:value-type="float">
            <text:p>32</text:p>
          </table:table-cell>
          <table:table-cell table:style-name="ce13" table:formula="of:=(-cpcu)*[.C43]+[.F43]" office:value-type="currency" office:currency="EUR" office:value="-455200" calcext:value-type="currency">
            <text:p>-455 200,00 €</text:p>
          </table:table-cell>
          <table:table-cell table:style-name="ce13" table:formula="of:=-financ+[.D43]" office:value-type="currency" office:currency="EUR" office:value="-1455200" calcext:value-type="currency">
            <text:p>-1 455 200,00 €</text:p>
          </table:table-cell>
          <table:table-cell table:style-name="ce13" table:formula="of:=(50*7)*[.C43]+[.F42]" office:value-type="currency" office:currency="EUR" office:value="184800" calcext:value-type="currency">
            <text:p>184 80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43]+(7*[.A44])" office:value-type="date" office:date-value="2020-08-19" calcext:value-type="date">
            <text:p>19-08-2020</text:p>
          </table:table-cell>
          <table:table-cell table:style-name="ce5" table:formula="of:=[.C43]+[.A44]" office:value-type="float" office:value="33" calcext:value-type="float">
            <text:p>33</text:p>
          </table:table-cell>
          <table:table-cell table:style-name="ce13" table:formula="of:=(-cpcu)*[.C44]+[.F44]" office:value-type="currency" office:currency="EUR" office:value="-463650" calcext:value-type="currency">
            <text:p>-463 650,00 €</text:p>
          </table:table-cell>
          <table:table-cell table:style-name="ce13" table:formula="of:=-financ+[.D44]" office:value-type="currency" office:currency="EUR" office:value="-1463650" calcext:value-type="currency">
            <text:p>-1 463 650,00 €</text:p>
          </table:table-cell>
          <table:table-cell table:style-name="ce13" table:formula="of:=(50*7)*[.C44]+[.F43]" office:value-type="currency" office:currency="EUR" office:value="196350" calcext:value-type="currency">
            <text:p>196 35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44]+(7*[.A45])" office:value-type="date" office:date-value="2020-08-26" calcext:value-type="date">
            <text:p>26-08-2020</text:p>
          </table:table-cell>
          <table:table-cell table:style-name="ce5" table:formula="of:=[.C44]+[.A45]" office:value-type="float" office:value="34" calcext:value-type="float">
            <text:p>34</text:p>
          </table:table-cell>
          <table:table-cell table:style-name="ce13" table:formula="of:=(-cpcu)*[.C45]+[.F45]" office:value-type="currency" office:currency="EUR" office:value="-471750" calcext:value-type="currency">
            <text:p>-471 750,00 €</text:p>
          </table:table-cell>
          <table:table-cell table:style-name="ce13" table:formula="of:=-financ+[.D45]" office:value-type="currency" office:currency="EUR" office:value="-1471750" calcext:value-type="currency">
            <text:p>-1 471 750,00 €</text:p>
          </table:table-cell>
          <table:table-cell table:style-name="ce13" table:formula="of:=(50*7)*[.C45]+[.F44]" office:value-type="currency" office:currency="EUR" office:value="208250" calcext:value-type="currency">
            <text:p>208 25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45]+(7*[.A46])" office:value-type="date" office:date-value="2020-09-02" calcext:value-type="date">
            <text:p>02-09-2020</text:p>
          </table:table-cell>
          <table:table-cell table:style-name="ce5" table:formula="of:=[.C45]+[.A46]" office:value-type="float" office:value="35" calcext:value-type="float">
            <text:p>35</text:p>
          </table:table-cell>
          <table:table-cell table:style-name="ce13" table:formula="of:=(-cpcu)*[.C46]+[.F46]" office:value-type="currency" office:currency="EUR" office:value="-479500" calcext:value-type="currency">
            <text:p>-479 500,00 €</text:p>
          </table:table-cell>
          <table:table-cell table:style-name="ce13" table:formula="of:=-financ+[.D46]" office:value-type="currency" office:currency="EUR" office:value="-1479500" calcext:value-type="currency">
            <text:p>-1 479 500,00 €</text:p>
          </table:table-cell>
          <table:table-cell table:style-name="ce13" table:formula="of:=(50*7)*[.C46]+[.F45]" office:value-type="currency" office:currency="EUR" office:value="220500" calcext:value-type="currency">
            <text:p>220 50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46]+(7*[.A47])" office:value-type="date" office:date-value="2020-09-09" calcext:value-type="date">
            <text:p>09-09-2020</text:p>
          </table:table-cell>
          <table:table-cell table:style-name="ce5" table:formula="of:=[.C46]+[.A47]" office:value-type="float" office:value="36" calcext:value-type="float">
            <text:p>36</text:p>
          </table:table-cell>
          <table:table-cell table:style-name="ce13" table:formula="of:=(-cpcu)*[.C47]+[.F47]" office:value-type="currency" office:currency="EUR" office:value="-486900" calcext:value-type="currency">
            <text:p>-486 900,00 €</text:p>
          </table:table-cell>
          <table:table-cell table:style-name="ce13" table:formula="of:=-financ+[.D47]" office:value-type="currency" office:currency="EUR" office:value="-1486900" calcext:value-type="currency">
            <text:p>-1 486 900,00 €</text:p>
          </table:table-cell>
          <table:table-cell table:style-name="ce13" table:formula="of:=(50*7)*[.C47]+[.F46]" office:value-type="currency" office:currency="EUR" office:value="233100" calcext:value-type="currency">
            <text:p>233 10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47]+(7*[.A48])" office:value-type="date" office:date-value="2020-09-16" calcext:value-type="date">
            <text:p>16-09-2020</text:p>
          </table:table-cell>
          <table:table-cell table:style-name="ce5" table:formula="of:=[.C47]+[.A48]" office:value-type="float" office:value="37" calcext:value-type="float">
            <text:p>37</text:p>
          </table:table-cell>
          <table:table-cell table:style-name="ce13" table:formula="of:=(-cpcu)*[.C48]+[.F48]" office:value-type="currency" office:currency="EUR" office:value="-493950" calcext:value-type="currency">
            <text:p>-493 950,00 €</text:p>
          </table:table-cell>
          <table:table-cell table:style-name="ce13" table:formula="of:=-financ+[.D48]" office:value-type="currency" office:currency="EUR" office:value="-1493950" calcext:value-type="currency">
            <text:p>-1 493 950,00 €</text:p>
          </table:table-cell>
          <table:table-cell table:style-name="ce13" table:formula="of:=(50*7)*[.C48]+[.F47]" office:value-type="currency" office:currency="EUR" office:value="246050" calcext:value-type="currency">
            <text:p>246 05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48]+(7*[.A49])" office:value-type="date" office:date-value="2020-09-23" calcext:value-type="date">
            <text:p>23-09-2020</text:p>
          </table:table-cell>
          <table:table-cell table:style-name="ce5" table:formula="of:=[.C48]+[.A49]" office:value-type="float" office:value="38" calcext:value-type="float">
            <text:p>38</text:p>
          </table:table-cell>
          <table:table-cell table:style-name="ce13" table:formula="of:=(-cpcu)*[.C49]+[.F49]" office:value-type="currency" office:currency="EUR" office:value="-500650" calcext:value-type="currency">
            <text:p>-500 650,00 €</text:p>
          </table:table-cell>
          <table:table-cell table:style-name="ce13" table:formula="of:=-financ+[.D49]" office:value-type="currency" office:currency="EUR" office:value="-1500650" calcext:value-type="currency">
            <text:p>-1 500 650,00 €</text:p>
          </table:table-cell>
          <table:table-cell table:style-name="ce13" table:formula="of:=(50*7)*[.C49]+[.F48]" office:value-type="currency" office:currency="EUR" office:value="259350" calcext:value-type="currency">
            <text:p>259 35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49]+(7*[.A50])" office:value-type="date" office:date-value="2020-09-30" calcext:value-type="date">
            <text:p>30-09-2020</text:p>
          </table:table-cell>
          <table:table-cell table:style-name="ce5" table:formula="of:=[.C49]+[.A50]" office:value-type="float" office:value="39" calcext:value-type="float">
            <text:p>39</text:p>
          </table:table-cell>
          <table:table-cell table:style-name="ce13" table:formula="of:=(-cpcu)*[.C50]+[.F50]" office:value-type="currency" office:currency="EUR" office:value="-507000" calcext:value-type="currency">
            <text:p>-507 000,00 €</text:p>
          </table:table-cell>
          <table:table-cell table:style-name="ce13" table:formula="of:=-financ+[.D50]" office:value-type="currency" office:currency="EUR" office:value="-1507000" calcext:value-type="currency">
            <text:p>-1 507 000,00 €</text:p>
          </table:table-cell>
          <table:table-cell table:style-name="ce13" table:formula="of:=(50*7)*[.C50]+[.F49]" office:value-type="currency" office:currency="EUR" office:value="273000" calcext:value-type="currency">
            <text:p>273 00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50]+(7*[.A51])" office:value-type="date" office:date-value="2020-10-07" calcext:value-type="date">
            <text:p>07-10-2020</text:p>
          </table:table-cell>
          <table:table-cell table:style-name="ce5" table:formula="of:=[.C50]+[.A51]" office:value-type="float" office:value="40" calcext:value-type="float">
            <text:p>40</text:p>
          </table:table-cell>
          <table:table-cell table:style-name="ce13" table:formula="of:=(-cpcu)*[.C51]+[.F51]" office:value-type="currency" office:currency="EUR" office:value="-513000" calcext:value-type="currency">
            <text:p>-513 000,00 €</text:p>
          </table:table-cell>
          <table:table-cell table:style-name="ce13" table:formula="of:=-financ+[.D51]" office:value-type="currency" office:currency="EUR" office:value="-1513000" calcext:value-type="currency">
            <text:p>-1 513 000,00 €</text:p>
          </table:table-cell>
          <table:table-cell table:style-name="ce13" table:formula="of:=(50*7)*[.C51]+[.F50]" office:value-type="currency" office:currency="EUR" office:value="287000" calcext:value-type="currency">
            <text:p>287 00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51]+(7*[.A52])" office:value-type="date" office:date-value="2020-10-14" calcext:value-type="date">
            <text:p>14-10-2020</text:p>
          </table:table-cell>
          <table:table-cell table:style-name="ce5" table:formula="of:=[.C51]+[.A52]" office:value-type="float" office:value="41" calcext:value-type="float">
            <text:p>41</text:p>
          </table:table-cell>
          <table:table-cell table:style-name="ce13" table:formula="of:=(-cpcu)*[.C52]+[.F52]" office:value-type="currency" office:currency="EUR" office:value="-518650" calcext:value-type="currency">
            <text:p>-518 650,00 €</text:p>
          </table:table-cell>
          <table:table-cell table:style-name="ce13" table:formula="of:=-financ+[.D52]" office:value-type="currency" office:currency="EUR" office:value="-1518650" calcext:value-type="currency">
            <text:p>-1 518 650,00 €</text:p>
          </table:table-cell>
          <table:table-cell table:style-name="ce13" table:formula="of:=(50*7)*[.C52]+[.F51]" office:value-type="currency" office:currency="EUR" office:value="301350" calcext:value-type="currency">
            <text:p>301 35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52]+(7*[.A53])" office:value-type="date" office:date-value="2020-10-21" calcext:value-type="date">
            <text:p>21-10-2020</text:p>
          </table:table-cell>
          <table:table-cell table:style-name="ce5" table:formula="of:=[.C52]+[.A53]" office:value-type="float" office:value="42" calcext:value-type="float">
            <text:p>42</text:p>
          </table:table-cell>
          <table:table-cell table:style-name="ce13" table:formula="of:=(-cpcu)*[.C53]+[.F53]" office:value-type="currency" office:currency="EUR" office:value="-523950" calcext:value-type="currency">
            <text:p>-523 950,00 €</text:p>
          </table:table-cell>
          <table:table-cell table:style-name="ce13" table:formula="of:=-financ+[.D53]" office:value-type="currency" office:currency="EUR" office:value="-1523950" calcext:value-type="currency">
            <text:p>-1 523 950,00 €</text:p>
          </table:table-cell>
          <table:table-cell table:style-name="ce13" table:formula="of:=(50*7)*[.C53]+[.F52]" office:value-type="currency" office:currency="EUR" office:value="316050" calcext:value-type="currency">
            <text:p>316 05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53]+(7*[.A54])" office:value-type="date" office:date-value="2020-10-28" calcext:value-type="date">
            <text:p>28-10-2020</text:p>
          </table:table-cell>
          <table:table-cell table:style-name="ce5" table:formula="of:=[.C53]+[.A54]" office:value-type="float" office:value="43" calcext:value-type="float">
            <text:p>43</text:p>
          </table:table-cell>
          <table:table-cell table:style-name="ce13" table:formula="of:=(-cpcu)*[.C54]+[.F54]" office:value-type="currency" office:currency="EUR" office:value="-528900" calcext:value-type="currency">
            <text:p>-528 900,00 €</text:p>
          </table:table-cell>
          <table:table-cell table:style-name="ce13" table:formula="of:=-financ+[.D54]" office:value-type="currency" office:currency="EUR" office:value="-1528900" calcext:value-type="currency">
            <text:p>-1 528 900,00 €</text:p>
          </table:table-cell>
          <table:table-cell table:style-name="ce13" table:formula="of:=(50*7)*[.C54]+[.F53]" office:value-type="currency" office:currency="EUR" office:value="331100" calcext:value-type="currency">
            <text:p>331 10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54]+(7*[.A55])" office:value-type="date" office:date-value="2020-11-04" calcext:value-type="date">
            <text:p>04-11-2020</text:p>
          </table:table-cell>
          <table:table-cell table:style-name="ce5" table:formula="of:=[.C54]+[.A55]" office:value-type="float" office:value="44" calcext:value-type="float">
            <text:p>44</text:p>
          </table:table-cell>
          <table:table-cell table:style-name="ce13" table:formula="of:=(-cpcu)*[.C55]+[.F55]" office:value-type="currency" office:currency="EUR" office:value="-533500" calcext:value-type="currency">
            <text:p>-533 500,00 €</text:p>
          </table:table-cell>
          <table:table-cell table:style-name="ce13" table:formula="of:=-financ+[.D55]" office:value-type="currency" office:currency="EUR" office:value="-1533500" calcext:value-type="currency">
            <text:p>-1 533 500,00 €</text:p>
          </table:table-cell>
          <table:table-cell table:style-name="ce13" table:formula="of:=(50*7)*[.C55]+[.F54]" office:value-type="currency" office:currency="EUR" office:value="346500" calcext:value-type="currency">
            <text:p>346 50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55]+(7*[.A56])" office:value-type="date" office:date-value="2020-11-11" calcext:value-type="date">
            <text:p>11-11-2020</text:p>
          </table:table-cell>
          <table:table-cell table:style-name="ce5" table:formula="of:=[.C55]+[.A56]" office:value-type="float" office:value="45" calcext:value-type="float">
            <text:p>45</text:p>
          </table:table-cell>
          <table:table-cell table:style-name="ce13" table:formula="of:=(-cpcu)*[.C56]+[.F56]" office:value-type="currency" office:currency="EUR" office:value="-537750" calcext:value-type="currency">
            <text:p>-537 750,00 €</text:p>
          </table:table-cell>
          <table:table-cell table:style-name="ce13" table:formula="of:=-financ+[.D56]" office:value-type="currency" office:currency="EUR" office:value="-1537750" calcext:value-type="currency">
            <text:p>-1 537 750,00 €</text:p>
          </table:table-cell>
          <table:table-cell table:style-name="ce13" table:formula="of:=(50*7)*[.C56]+[.F55]" office:value-type="currency" office:currency="EUR" office:value="362250" calcext:value-type="currency">
            <text:p>362 25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56]+(7*[.A57])" office:value-type="date" office:date-value="2020-11-18" calcext:value-type="date">
            <text:p>18-11-2020</text:p>
          </table:table-cell>
          <table:table-cell table:style-name="ce5" table:formula="of:=[.C56]+[.A57]" office:value-type="float" office:value="46" calcext:value-type="float">
            <text:p>46</text:p>
          </table:table-cell>
          <table:table-cell table:style-name="ce13" table:formula="of:=(-cpcu)*[.C57]+[.F57]" office:value-type="currency" office:currency="EUR" office:value="-541650" calcext:value-type="currency">
            <text:p>-541 650,00 €</text:p>
          </table:table-cell>
          <table:table-cell table:style-name="ce13" table:formula="of:=-financ+[.D57]" office:value-type="currency" office:currency="EUR" office:value="-1541650" calcext:value-type="currency">
            <text:p>-1 541 650,00 €</text:p>
          </table:table-cell>
          <table:table-cell table:style-name="ce13" table:formula="of:=(50*7)*[.C57]+[.F56]" office:value-type="currency" office:currency="EUR" office:value="378350" calcext:value-type="currency">
            <text:p>378 35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57]+(7*[.A58])" office:value-type="date" office:date-value="2020-11-25" calcext:value-type="date">
            <text:p>25-11-2020</text:p>
          </table:table-cell>
          <table:table-cell table:style-name="ce5" table:formula="of:=[.C57]+[.A58]" office:value-type="float" office:value="47" calcext:value-type="float">
            <text:p>47</text:p>
          </table:table-cell>
          <table:table-cell table:style-name="ce13" table:formula="of:=(-cpcu)*[.C58]+[.F58]" office:value-type="currency" office:currency="EUR" office:value="-545200" calcext:value-type="currency">
            <text:p>-545 200,00 €</text:p>
          </table:table-cell>
          <table:table-cell table:style-name="ce13" table:formula="of:=-financ+[.D58]" office:value-type="currency" office:currency="EUR" office:value="-1545200" calcext:value-type="currency">
            <text:p>-1 545 200,00 €</text:p>
          </table:table-cell>
          <table:table-cell table:style-name="ce13" table:formula="of:=(50*7)*[.C58]+[.F57]" office:value-type="currency" office:currency="EUR" office:value="394800" calcext:value-type="currency">
            <text:p>394 80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58]+(7*[.A59])" office:value-type="date" office:date-value="2020-12-02" calcext:value-type="date">
            <text:p>02-12-2020</text:p>
          </table:table-cell>
          <table:table-cell table:style-name="ce5" table:formula="of:=[.C58]+[.A59]" office:value-type="float" office:value="48" calcext:value-type="float">
            <text:p>48</text:p>
          </table:table-cell>
          <table:table-cell table:style-name="ce13" table:formula="of:=(-cpcu)*[.C59]+[.F59]" office:value-type="currency" office:currency="EUR" office:value="-548400" calcext:value-type="currency">
            <text:p>-548 400,00 €</text:p>
          </table:table-cell>
          <table:table-cell table:style-name="ce13" table:formula="of:=-financ+[.D59]" office:value-type="currency" office:currency="EUR" office:value="-1548400" calcext:value-type="currency">
            <text:p>-1 548 400,00 €</text:p>
          </table:table-cell>
          <table:table-cell table:style-name="ce13" table:formula="of:=(50*7)*[.C59]+[.F58]" office:value-type="currency" office:currency="EUR" office:value="411600" calcext:value-type="currency">
            <text:p>411 60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59]+(7*[.A60])" office:value-type="date" office:date-value="2020-12-09" calcext:value-type="date">
            <text:p>09-12-2020</text:p>
          </table:table-cell>
          <table:table-cell table:style-name="ce5" table:formula="of:=[.C59]+[.A60]" office:value-type="float" office:value="49" calcext:value-type="float">
            <text:p>49</text:p>
          </table:table-cell>
          <table:table-cell table:style-name="ce13" table:formula="of:=(-cpcu)*[.C60]+[.F60]" office:value-type="currency" office:currency="EUR" office:value="-551250" calcext:value-type="currency">
            <text:p>-551 250,00 €</text:p>
          </table:table-cell>
          <table:table-cell table:style-name="ce13" table:formula="of:=-financ+[.D60]" office:value-type="currency" office:currency="EUR" office:value="-1551250" calcext:value-type="currency">
            <text:p>-1 551 250,00 €</text:p>
          </table:table-cell>
          <table:table-cell table:style-name="ce13" table:formula="of:=(50*7)*[.C60]+[.F59]" office:value-type="currency" office:currency="EUR" office:value="428750" calcext:value-type="currency">
            <text:p>428 75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60]+(7*[.A61])" office:value-type="date" office:date-value="2020-12-16" calcext:value-type="date">
            <text:p>16-12-2020</text:p>
          </table:table-cell>
          <table:table-cell table:style-name="ce5" table:formula="of:=[.C60]+[.A61]" office:value-type="float" office:value="50" calcext:value-type="float">
            <text:p>50</text:p>
          </table:table-cell>
          <table:table-cell table:style-name="ce13" table:formula="of:=(-cpcu)*[.C61]+[.F61]" office:value-type="currency" office:currency="EUR" office:value="-553750" calcext:value-type="currency">
            <text:p>-553 750,00 €</text:p>
          </table:table-cell>
          <table:table-cell table:style-name="ce13" table:formula="of:=-financ+[.D61]" office:value-type="currency" office:currency="EUR" office:value="-1553750" calcext:value-type="currency">
            <text:p>-1 553 750,00 €</text:p>
          </table:table-cell>
          <table:table-cell table:style-name="ce13" table:formula="of:=(50*7)*[.C61]+[.F60]" office:value-type="currency" office:currency="EUR" office:value="446250" calcext:value-type="currency">
            <text:p>446 25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61]+(7*[.A62])" office:value-type="date" office:date-value="2020-12-23" calcext:value-type="date">
            <text:p>23-12-2020</text:p>
          </table:table-cell>
          <table:table-cell table:style-name="ce5" table:formula="of:=[.C61]+[.A62]" office:value-type="float" office:value="51" calcext:value-type="float">
            <text:p>51</text:p>
          </table:table-cell>
          <table:table-cell table:style-name="ce13" table:formula="of:=(-cpcu)*[.C62]+[.F62]" office:value-type="currency" office:currency="EUR" office:value="-555900" calcext:value-type="currency">
            <text:p>-555 900,00 €</text:p>
          </table:table-cell>
          <table:table-cell table:style-name="ce13" table:formula="of:=-financ+[.D62]" office:value-type="currency" office:currency="EUR" office:value="-1555900" calcext:value-type="currency">
            <text:p>-1 555 900,00 €</text:p>
          </table:table-cell>
          <table:table-cell table:style-name="ce13" table:formula="of:=(50*7)*[.C62]+[.F61]" office:value-type="currency" office:currency="EUR" office:value="464100" calcext:value-type="currency">
            <text:p>464 10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62]+(7*[.A63])" office:value-type="date" office:date-value="2020-12-30" calcext:value-type="date">
            <text:p>30-12-2020</text:p>
          </table:table-cell>
          <table:table-cell table:style-name="ce5" table:formula="of:=[.C62]+[.A63]" office:value-type="float" office:value="52" calcext:value-type="float">
            <text:p>52</text:p>
          </table:table-cell>
          <table:table-cell table:style-name="ce13" table:formula="of:=(-cpcu)*[.C63]+[.F63]" office:value-type="currency" office:currency="EUR" office:value="-557700" calcext:value-type="currency">
            <text:p>-557 700,00 €</text:p>
          </table:table-cell>
          <table:table-cell table:style-name="ce13" table:formula="of:=-financ+[.D63]" office:value-type="currency" office:currency="EUR" office:value="-1557700" calcext:value-type="currency">
            <text:p>-1 557 700,00 €</text:p>
          </table:table-cell>
          <table:table-cell table:style-name="ce13" table:formula="of:=(50*7)*[.C63]+[.F62]" office:value-type="currency" office:currency="EUR" office:value="482300" calcext:value-type="currency">
            <text:p>482 30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63]+(7*[.A64])" office:value-type="date" office:date-value="2021-01-06" calcext:value-type="date">
            <text:p>06-01-2021</text:p>
          </table:table-cell>
          <table:table-cell table:style-name="ce5" table:formula="of:=[.C63]+[.A64]" office:value-type="float" office:value="53" calcext:value-type="float">
            <text:p>53</text:p>
          </table:table-cell>
          <table:table-cell table:style-name="ce13" table:formula="of:=(-cpcu)*[.C64]+[.F64]" office:value-type="currency" office:currency="EUR" office:value="-559150" calcext:value-type="currency">
            <text:p>-559 150,00 €</text:p>
          </table:table-cell>
          <table:table-cell table:style-name="ce13" table:formula="of:=-financ+[.D64]" office:value-type="currency" office:currency="EUR" office:value="-1559150" calcext:value-type="currency">
            <text:p>-1 559 150,00 €</text:p>
          </table:table-cell>
          <table:table-cell table:style-name="ce13" table:formula="of:=(50*7)*[.C64]+[.F63]" office:value-type="currency" office:currency="EUR" office:value="500850" calcext:value-type="currency">
            <text:p>500 85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64]+(7*[.A65])" office:value-type="date" office:date-value="2021-01-13" calcext:value-type="date">
            <text:p>13-01-2021</text:p>
          </table:table-cell>
          <table:table-cell table:style-name="ce5" table:formula="of:=[.C64]+[.A65]" office:value-type="float" office:value="54" calcext:value-type="float">
            <text:p>54</text:p>
          </table:table-cell>
          <table:table-cell table:style-name="ce13" table:formula="of:=(-cpcu)*[.C65]+[.F65]" office:value-type="currency" office:currency="EUR" office:value="-560250" calcext:value-type="currency">
            <text:p>-560 250,00 €</text:p>
          </table:table-cell>
          <table:table-cell table:style-name="ce13" table:formula="of:=-financ+[.D65]" office:value-type="currency" office:currency="EUR" office:value="-1560250" calcext:value-type="currency">
            <text:p>-1 560 250,00 €</text:p>
          </table:table-cell>
          <table:table-cell table:style-name="ce13" table:formula="of:=(50*7)*[.C65]+[.F64]" office:value-type="currency" office:currency="EUR" office:value="519750" calcext:value-type="currency">
            <text:p>519 75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65]+(7*[.A66])" office:value-type="date" office:date-value="2021-01-20" calcext:value-type="date">
            <text:p>20-01-2021</text:p>
          </table:table-cell>
          <table:table-cell table:style-name="ce5" table:formula="of:=[.C65]+[.A66]" office:value-type="float" office:value="55" calcext:value-type="float">
            <text:p>55</text:p>
          </table:table-cell>
          <table:table-cell table:style-name="ce13" table:formula="of:=(-cpcu)*[.C66]+[.F66]" office:value-type="currency" office:currency="EUR" office:value="-561000" calcext:value-type="currency">
            <text:p>-561 000,00 €</text:p>
          </table:table-cell>
          <table:table-cell table:style-name="ce13" table:formula="of:=-financ+[.D66]" office:value-type="currency" office:currency="EUR" office:value="-1561000" calcext:value-type="currency">
            <text:p>-1 561 000,00 €</text:p>
          </table:table-cell>
          <table:table-cell table:style-name="ce13" table:formula="of:=(50*7)*[.C66]+[.F65]" office:value-type="currency" office:currency="EUR" office:value="539000" calcext:value-type="currency">
            <text:p>539 00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66]+(7*[.A67])" office:value-type="date" office:date-value="2021-01-27" calcext:value-type="date">
            <text:p>27-01-2021</text:p>
          </table:table-cell>
          <table:table-cell table:style-name="ce5" table:formula="of:=[.C66]+[.A67]" office:value-type="float" office:value="56" calcext:value-type="float">
            <text:p>56</text:p>
          </table:table-cell>
          <table:table-cell table:style-name="ce13" table:formula="of:=(-cpcu)*[.C67]+[.F67]" office:value-type="currency" office:currency="EUR" office:value="-561400" calcext:value-type="currency">
            <text:p>-561 400,00 €</text:p>
          </table:table-cell>
          <table:table-cell table:style-name="ce13" table:formula="of:=-financ+[.D67]" office:value-type="currency" office:currency="EUR" office:value="-1561400" calcext:value-type="currency">
            <text:p>-1 561 400,00 €</text:p>
          </table:table-cell>
          <table:table-cell table:style-name="ce13" table:formula="of:=(50*7)*[.C67]+[.F66]" office:value-type="currency" office:currency="EUR" office:value="558600" calcext:value-type="currency">
            <text:p>558 60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67]+(7*[.A68])" office:value-type="date" office:date-value="2021-02-03" calcext:value-type="date">
            <text:p>03-02-2021</text:p>
          </table:table-cell>
          <table:table-cell table:style-name="ce5" table:formula="of:=[.C67]+[.A68]" office:value-type="float" office:value="57" calcext:value-type="float">
            <text:p>57</text:p>
          </table:table-cell>
          <table:table-cell table:style-name="ce13" table:formula="of:=(-cpcu)*[.C68]+[.F68]" office:value-type="currency" office:currency="EUR" office:value="-561450" calcext:value-type="currency">
            <text:p>-561 450,00 €</text:p>
          </table:table-cell>
          <table:table-cell table:style-name="ce13" table:formula="of:=-financ+[.D68]" office:value-type="currency" office:currency="EUR" office:value="-1561450" calcext:value-type="currency">
            <text:p>-1 561 450,00 €</text:p>
          </table:table-cell>
          <table:table-cell table:style-name="ce13" table:formula="of:=(50*7)*[.C68]+[.F67]" office:value-type="currency" office:currency="EUR" office:value="578550" calcext:value-type="currency">
            <text:p>578 55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68]+(7*[.A69])" office:value-type="date" office:date-value="2021-02-10" calcext:value-type="date">
            <text:p>10-02-2021</text:p>
          </table:table-cell>
          <table:table-cell table:style-name="ce5" table:formula="of:=[.C68]+[.A69]" office:value-type="float" office:value="58" calcext:value-type="float">
            <text:p>58</text:p>
          </table:table-cell>
          <table:table-cell table:style-name="ce13" table:formula="of:=(-cpcu)*[.C69]+[.F69]" office:value-type="currency" office:currency="EUR" office:value="-561150" calcext:value-type="currency">
            <text:p>-561 150,00 €</text:p>
          </table:table-cell>
          <table:table-cell table:style-name="ce13" table:formula="of:=-financ+[.D69]" office:value-type="currency" office:currency="EUR" office:value="-1561150" calcext:value-type="currency">
            <text:p>-1 561 150,00 €</text:p>
          </table:table-cell>
          <table:table-cell table:style-name="ce13" table:formula="of:=(50*7)*[.C69]+[.F68]" office:value-type="currency" office:currency="EUR" office:value="598850" calcext:value-type="currency">
            <text:p>598 85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69]+(7*[.A70])" office:value-type="date" office:date-value="2021-02-17" calcext:value-type="date">
            <text:p>17-02-2021</text:p>
          </table:table-cell>
          <table:table-cell table:style-name="ce5" table:formula="of:=[.C69]+[.A70]" office:value-type="float" office:value="59" calcext:value-type="float">
            <text:p>59</text:p>
          </table:table-cell>
          <table:table-cell table:style-name="ce13" table:formula="of:=(-cpcu)*[.C70]+[.F70]" office:value-type="currency" office:currency="EUR" office:value="-560500" calcext:value-type="currency">
            <text:p>-560 500,00 €</text:p>
          </table:table-cell>
          <table:table-cell table:style-name="ce13" table:formula="of:=-financ+[.D70]" office:value-type="currency" office:currency="EUR" office:value="-1560500" calcext:value-type="currency">
            <text:p>-1 560 500,00 €</text:p>
          </table:table-cell>
          <table:table-cell table:style-name="ce13" table:formula="of:=(50*7)*[.C70]+[.F69]" office:value-type="currency" office:currency="EUR" office:value="619500" calcext:value-type="currency">
            <text:p>619 50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70]+(7*[.A71])" office:value-type="date" office:date-value="2021-02-24" calcext:value-type="date">
            <text:p>24-02-2021</text:p>
          </table:table-cell>
          <table:table-cell table:style-name="ce5" table:formula="of:=[.C70]+[.A71]" office:value-type="float" office:value="60" calcext:value-type="float">
            <text:p>60</text:p>
          </table:table-cell>
          <table:table-cell table:style-name="ce13" table:formula="of:=(-cpcu)*[.C71]+[.F71]" office:value-type="currency" office:currency="EUR" office:value="-559500" calcext:value-type="currency">
            <text:p>-559 500,00 €</text:p>
          </table:table-cell>
          <table:table-cell table:style-name="ce13" table:formula="of:=-financ+[.D71]" office:value-type="currency" office:currency="EUR" office:value="-1559500" calcext:value-type="currency">
            <text:p>-1 559 500,00 €</text:p>
          </table:table-cell>
          <table:table-cell table:style-name="ce13" table:formula="of:=(50*7)*[.C71]+[.F70]" office:value-type="currency" office:currency="EUR" office:value="640500" calcext:value-type="currency">
            <text:p>640 50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71]+(7*[.A72])" office:value-type="date" office:date-value="2021-03-03" calcext:value-type="date">
            <text:p>03-03-2021</text:p>
          </table:table-cell>
          <table:table-cell table:style-name="ce5" table:formula="of:=[.C71]+[.A72]" office:value-type="float" office:value="61" calcext:value-type="float">
            <text:p>61</text:p>
          </table:table-cell>
          <table:table-cell table:style-name="ce13" table:formula="of:=(-cpcu)*[.C72]+[.F72]" office:value-type="currency" office:currency="EUR" office:value="-558150" calcext:value-type="currency">
            <text:p>-558 150,00 €</text:p>
          </table:table-cell>
          <table:table-cell table:style-name="ce13" table:formula="of:=-financ+[.D72]" office:value-type="currency" office:currency="EUR" office:value="-1558150" calcext:value-type="currency">
            <text:p>-1 558 150,00 €</text:p>
          </table:table-cell>
          <table:table-cell table:style-name="ce13" table:formula="of:=(50*7)*[.C72]+[.F71]" office:value-type="currency" office:currency="EUR" office:value="661850" calcext:value-type="currency">
            <text:p>661 85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72]+(7*[.A73])" office:value-type="date" office:date-value="2021-03-10" calcext:value-type="date">
            <text:p>10-03-2021</text:p>
          </table:table-cell>
          <table:table-cell table:style-name="ce5" table:formula="of:=[.C72]+[.A73]" office:value-type="float" office:value="62" calcext:value-type="float">
            <text:p>62</text:p>
          </table:table-cell>
          <table:table-cell table:style-name="ce13" table:formula="of:=(-cpcu)*[.C73]+[.F73]" office:value-type="currency" office:currency="EUR" office:value="-556450" calcext:value-type="currency">
            <text:p>-556 450,00 €</text:p>
          </table:table-cell>
          <table:table-cell table:style-name="ce13" table:formula="of:=-financ+[.D73]" office:value-type="currency" office:currency="EUR" office:value="-1556450" calcext:value-type="currency">
            <text:p>-1 556 450,00 €</text:p>
          </table:table-cell>
          <table:table-cell table:style-name="ce13" table:formula="of:=(50*7)*[.C73]+[.F72]" office:value-type="currency" office:currency="EUR" office:value="683550" calcext:value-type="currency">
            <text:p>683 55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73]+(7*[.A74])" office:value-type="date" office:date-value="2021-03-17" calcext:value-type="date">
            <text:p>17-03-2021</text:p>
          </table:table-cell>
          <table:table-cell table:style-name="ce5" table:formula="of:=[.C73]+[.A74]" office:value-type="float" office:value="63" calcext:value-type="float">
            <text:p>63</text:p>
          </table:table-cell>
          <table:table-cell table:style-name="ce13" table:formula="of:=(-cpcu)*[.C74]+[.F74]" office:value-type="currency" office:currency="EUR" office:value="-554400" calcext:value-type="currency">
            <text:p>-554 400,00 €</text:p>
          </table:table-cell>
          <table:table-cell table:style-name="ce13" table:formula="of:=-financ+[.D74]" office:value-type="currency" office:currency="EUR" office:value="-1554400" calcext:value-type="currency">
            <text:p>-1 554 400,00 €</text:p>
          </table:table-cell>
          <table:table-cell table:style-name="ce13" table:formula="of:=(50*7)*[.C74]+[.F73]" office:value-type="currency" office:currency="EUR" office:value="705600" calcext:value-type="currency">
            <text:p>705 60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74]+(7*[.A75])" office:value-type="date" office:date-value="2021-03-24" calcext:value-type="date">
            <text:p>24-03-2021</text:p>
          </table:table-cell>
          <table:table-cell table:style-name="ce5" table:formula="of:=[.C74]+[.A75]" office:value-type="float" office:value="64" calcext:value-type="float">
            <text:p>64</text:p>
          </table:table-cell>
          <table:table-cell table:style-name="ce13" table:formula="of:=(-cpcu)*[.C75]+[.F75]" office:value-type="currency" office:currency="EUR" office:value="-552000" calcext:value-type="currency">
            <text:p>-552 000,00 €</text:p>
          </table:table-cell>
          <table:table-cell table:style-name="ce13" table:formula="of:=-financ+[.D75]" office:value-type="currency" office:currency="EUR" office:value="-1552000" calcext:value-type="currency">
            <text:p>-1 552 000,00 €</text:p>
          </table:table-cell>
          <table:table-cell table:style-name="ce13" table:formula="of:=(50*7)*[.C75]+[.F74]" office:value-type="currency" office:currency="EUR" office:value="728000" calcext:value-type="currency">
            <text:p>728 00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75]+(7*[.A76])" office:value-type="date" office:date-value="2021-03-31" calcext:value-type="date">
            <text:p>31-03-2021</text:p>
          </table:table-cell>
          <table:table-cell table:style-name="ce5" table:formula="of:=[.C75]+[.A76]" office:value-type="float" office:value="65" calcext:value-type="float">
            <text:p>65</text:p>
          </table:table-cell>
          <table:table-cell table:style-name="ce13" table:formula="of:=(-cpcu)*[.C76]+[.F76]" office:value-type="currency" office:currency="EUR" office:value="-549250" calcext:value-type="currency">
            <text:p>-549 250,00 €</text:p>
          </table:table-cell>
          <table:table-cell table:style-name="ce13" table:formula="of:=-financ+[.D76]" office:value-type="currency" office:currency="EUR" office:value="-1549250" calcext:value-type="currency">
            <text:p>-1 549 250,00 €</text:p>
          </table:table-cell>
          <table:table-cell table:style-name="ce13" table:formula="of:=(50*7)*[.C76]+[.F75]" office:value-type="currency" office:currency="EUR" office:value="750750" calcext:value-type="currency">
            <text:p>750 75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76]+(7*[.A77])" office:value-type="date" office:date-value="2021-04-07" calcext:value-type="date">
            <text:p>07-04-2021</text:p>
          </table:table-cell>
          <table:table-cell table:style-name="ce5" table:formula="of:=[.C76]+[.A77]" office:value-type="float" office:value="66" calcext:value-type="float">
            <text:p>66</text:p>
          </table:table-cell>
          <table:table-cell table:style-name="ce13" table:formula="of:=(-cpcu)*[.C77]+[.F77]" office:value-type="currency" office:currency="EUR" office:value="-546150" calcext:value-type="currency">
            <text:p>-546 150,00 €</text:p>
          </table:table-cell>
          <table:table-cell table:style-name="ce13" table:formula="of:=-financ+[.D77]" office:value-type="currency" office:currency="EUR" office:value="-1546150" calcext:value-type="currency">
            <text:p>-1 546 150,00 €</text:p>
          </table:table-cell>
          <table:table-cell table:style-name="ce13" table:formula="of:=(50*7)*[.C77]+[.F76]" office:value-type="currency" office:currency="EUR" office:value="773850" calcext:value-type="currency">
            <text:p>773 85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77]+(7*[.A78])" office:value-type="date" office:date-value="2021-04-14" calcext:value-type="date">
            <text:p>14-04-2021</text:p>
          </table:table-cell>
          <table:table-cell table:style-name="ce5" table:formula="of:=[.C77]+[.A78]" office:value-type="float" office:value="67" calcext:value-type="float">
            <text:p>67</text:p>
          </table:table-cell>
          <table:table-cell table:style-name="ce13" table:formula="of:=(-cpcu)*[.C78]+[.F78]" office:value-type="currency" office:currency="EUR" office:value="-542700" calcext:value-type="currency">
            <text:p>-542 700,00 €</text:p>
          </table:table-cell>
          <table:table-cell table:style-name="ce13" table:formula="of:=-financ+[.D78]" office:value-type="currency" office:currency="EUR" office:value="-1542700" calcext:value-type="currency">
            <text:p>-1 542 700,00 €</text:p>
          </table:table-cell>
          <table:table-cell table:style-name="ce13" table:formula="of:=(50*7)*[.C78]+[.F77]" office:value-type="currency" office:currency="EUR" office:value="797300" calcext:value-type="currency">
            <text:p>797 30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78]+(7*[.A79])" office:value-type="date" office:date-value="2021-04-21" calcext:value-type="date">
            <text:p>21-04-2021</text:p>
          </table:table-cell>
          <table:table-cell table:style-name="ce5" table:formula="of:=[.C78]+[.A79]" office:value-type="float" office:value="68" calcext:value-type="float">
            <text:p>68</text:p>
          </table:table-cell>
          <table:table-cell table:style-name="ce13" table:formula="of:=(-cpcu)*[.C79]+[.F79]" office:value-type="currency" office:currency="EUR" office:value="-538900" calcext:value-type="currency">
            <text:p>-538 900,00 €</text:p>
          </table:table-cell>
          <table:table-cell table:style-name="ce13" table:formula="of:=-financ+[.D79]" office:value-type="currency" office:currency="EUR" office:value="-1538900" calcext:value-type="currency">
            <text:p>-1 538 900,00 €</text:p>
          </table:table-cell>
          <table:table-cell table:style-name="ce13" table:formula="of:=(50*7)*[.C79]+[.F78]" office:value-type="currency" office:currency="EUR" office:value="821100" calcext:value-type="currency">
            <text:p>821 10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79]+(7*[.A80])" office:value-type="date" office:date-value="2021-04-28" calcext:value-type="date">
            <text:p>28-04-2021</text:p>
          </table:table-cell>
          <table:table-cell table:style-name="ce5" table:formula="of:=[.C79]+[.A80]" office:value-type="float" office:value="69" calcext:value-type="float">
            <text:p>69</text:p>
          </table:table-cell>
          <table:table-cell table:style-name="ce13" table:formula="of:=(-cpcu)*[.C80]+[.F80]" office:value-type="currency" office:currency="EUR" office:value="-534750" calcext:value-type="currency">
            <text:p>-534 750,00 €</text:p>
          </table:table-cell>
          <table:table-cell table:style-name="ce13" table:formula="of:=-financ+[.D80]" office:value-type="currency" office:currency="EUR" office:value="-1534750" calcext:value-type="currency">
            <text:p>-1 534 750,00 €</text:p>
          </table:table-cell>
          <table:table-cell table:style-name="ce13" table:formula="of:=(50*7)*[.C80]+[.F79]" office:value-type="currency" office:currency="EUR" office:value="845250" calcext:value-type="currency">
            <text:p>845 25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80]+(7*[.A81])" office:value-type="date" office:date-value="2021-05-05" calcext:value-type="date">
            <text:p>05-05-2021</text:p>
          </table:table-cell>
          <table:table-cell table:style-name="ce5" table:formula="of:=[.C80]+[.A81]" office:value-type="float" office:value="70" calcext:value-type="float">
            <text:p>70</text:p>
          </table:table-cell>
          <table:table-cell table:style-name="ce13" table:formula="of:=(-cpcu)*[.C81]+[.F81]" office:value-type="currency" office:currency="EUR" office:value="-530250" calcext:value-type="currency">
            <text:p>-530 250,00 €</text:p>
          </table:table-cell>
          <table:table-cell table:style-name="ce13" table:formula="of:=-financ+[.D81]" office:value-type="currency" office:currency="EUR" office:value="-1530250" calcext:value-type="currency">
            <text:p>-1 530 250,00 €</text:p>
          </table:table-cell>
          <table:table-cell table:style-name="ce13" table:formula="of:=(50*7)*[.C81]+[.F80]" office:value-type="currency" office:currency="EUR" office:value="869750" calcext:value-type="currency">
            <text:p>869 75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81]+(7*[.A82])" office:value-type="date" office:date-value="2021-05-12" calcext:value-type="date">
            <text:p>12-05-2021</text:p>
          </table:table-cell>
          <table:table-cell table:style-name="ce5" table:formula="of:=[.C81]+[.A82]" office:value-type="float" office:value="71" calcext:value-type="float">
            <text:p>71</text:p>
          </table:table-cell>
          <table:table-cell table:style-name="ce13" table:formula="of:=(-cpcu)*[.C82]+[.F82]" office:value-type="currency" office:currency="EUR" office:value="-525400" calcext:value-type="currency">
            <text:p>-525 400,00 €</text:p>
          </table:table-cell>
          <table:table-cell table:style-name="ce13" table:formula="of:=-financ+[.D82]" office:value-type="currency" office:currency="EUR" office:value="-1525400" calcext:value-type="currency">
            <text:p>-1 525 400,00 €</text:p>
          </table:table-cell>
          <table:table-cell table:style-name="ce13" table:formula="of:=(50*7)*[.C82]+[.F81]" office:value-type="currency" office:currency="EUR" office:value="894600" calcext:value-type="currency">
            <text:p>894 60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82]+(7*[.A83])" office:value-type="date" office:date-value="2021-05-19" calcext:value-type="date">
            <text:p>19-05-2021</text:p>
          </table:table-cell>
          <table:table-cell table:style-name="ce5" table:formula="of:=[.C82]+[.A83]" office:value-type="float" office:value="72" calcext:value-type="float">
            <text:p>72</text:p>
          </table:table-cell>
          <table:table-cell table:style-name="ce13" table:formula="of:=(-cpcu)*[.C83]+[.F83]" office:value-type="currency" office:currency="EUR" office:value="-520200" calcext:value-type="currency">
            <text:p>-520 200,00 €</text:p>
          </table:table-cell>
          <table:table-cell table:style-name="ce13" table:formula="of:=-financ+[.D83]" office:value-type="currency" office:currency="EUR" office:value="-1520200" calcext:value-type="currency">
            <text:p>-1 520 200,00 €</text:p>
          </table:table-cell>
          <table:table-cell table:style-name="ce13" table:formula="of:=(50*7)*[.C83]+[.F82]" office:value-type="currency" office:currency="EUR" office:value="919800" calcext:value-type="currency">
            <text:p>919 80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83]+(7*[.A84])" office:value-type="date" office:date-value="2021-05-26" calcext:value-type="date">
            <text:p>26-05-2021</text:p>
          </table:table-cell>
          <table:table-cell table:style-name="ce5" table:formula="of:=[.C83]+[.A84]" office:value-type="float" office:value="73" calcext:value-type="float">
            <text:p>73</text:p>
          </table:table-cell>
          <table:table-cell table:style-name="ce13" table:formula="of:=(-cpcu)*[.C84]+[.F84]" office:value-type="currency" office:currency="EUR" office:value="-514650" calcext:value-type="currency">
            <text:p>-514 650,00 €</text:p>
          </table:table-cell>
          <table:table-cell table:style-name="ce13" table:formula="of:=-financ+[.D84]" office:value-type="currency" office:currency="EUR" office:value="-1514650" calcext:value-type="currency">
            <text:p>-1 514 650,00 €</text:p>
          </table:table-cell>
          <table:table-cell table:style-name="ce13" table:formula="of:=(50*7)*[.C84]+[.F83]" office:value-type="currency" office:currency="EUR" office:value="945350" calcext:value-type="currency">
            <text:p>945 35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84]+(7*[.A85])" office:value-type="date" office:date-value="2021-06-02" calcext:value-type="date">
            <text:p>02-06-2021</text:p>
          </table:table-cell>
          <table:table-cell table:style-name="ce5" table:formula="of:=[.C84]+[.A85]" office:value-type="float" office:value="74" calcext:value-type="float">
            <text:p>74</text:p>
          </table:table-cell>
          <table:table-cell table:style-name="ce13" table:formula="of:=(-cpcu)*[.C85]+[.F85]" office:value-type="currency" office:currency="EUR" office:value="-508750" calcext:value-type="currency">
            <text:p>-508 750,00 €</text:p>
          </table:table-cell>
          <table:table-cell table:style-name="ce13" table:formula="of:=-financ+[.D85]" office:value-type="currency" office:currency="EUR" office:value="-1508750" calcext:value-type="currency">
            <text:p>-1 508 750,00 €</text:p>
          </table:table-cell>
          <table:table-cell table:style-name="ce13" table:formula="of:=(50*7)*[.C85]+[.F84]" office:value-type="currency" office:currency="EUR" office:value="971250" calcext:value-type="currency">
            <text:p>971 25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85]+(7*[.A86])" office:value-type="date" office:date-value="2021-06-09" calcext:value-type="date">
            <text:p>09-06-2021</text:p>
          </table:table-cell>
          <table:table-cell table:style-name="ce5" table:formula="of:=[.C85]+[.A86]" office:value-type="float" office:value="75" calcext:value-type="float">
            <text:p>75</text:p>
          </table:table-cell>
          <table:table-cell table:style-name="ce13" table:formula="of:=(-cpcu)*[.C86]+[.F86]" office:value-type="currency" office:currency="EUR" office:value="-502500" calcext:value-type="currency">
            <text:p>-502 500,00 €</text:p>
          </table:table-cell>
          <table:table-cell table:style-name="ce13" table:formula="of:=-financ+[.D86]" office:value-type="currency" office:currency="EUR" office:value="-1502500" calcext:value-type="currency">
            <text:p>-1 502 500,00 €</text:p>
          </table:table-cell>
          <table:table-cell table:style-name="ce13" table:formula="of:=(50*7)*[.C86]+[.F85]" office:value-type="currency" office:currency="EUR" office:value="997500" calcext:value-type="currency">
            <text:p>997 50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86]+(7*[.A87])" office:value-type="date" office:date-value="2021-06-16" calcext:value-type="date">
            <text:p>16-06-2021</text:p>
          </table:table-cell>
          <table:table-cell table:style-name="ce5" table:formula="of:=[.C86]+[.A87]" office:value-type="float" office:value="76" calcext:value-type="float">
            <text:p>76</text:p>
          </table:table-cell>
          <table:table-cell table:style-name="ce13" table:formula="of:=(-cpcu)*[.C87]+[.F87]" office:value-type="currency" office:currency="EUR" office:value="-495900" calcext:value-type="currency">
            <text:p>-495 900,00 €</text:p>
          </table:table-cell>
          <table:table-cell table:style-name="ce13" table:formula="of:=-financ+[.D87]" office:value-type="currency" office:currency="EUR" office:value="-1495900" calcext:value-type="currency">
            <text:p>-1 495 900,00 €</text:p>
          </table:table-cell>
          <table:table-cell table:style-name="ce13" table:formula="of:=(50*7)*[.C87]+[.F86]" office:value-type="currency" office:currency="EUR" office:value="1024100" calcext:value-type="currency">
            <text:p>1 024 10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87]+(7*[.A88])" office:value-type="date" office:date-value="2021-06-23" calcext:value-type="date">
            <text:p>23-06-2021</text:p>
          </table:table-cell>
          <table:table-cell table:style-name="ce5" table:formula="of:=[.C87]+[.A88]" office:value-type="float" office:value="77" calcext:value-type="float">
            <text:p>77</text:p>
          </table:table-cell>
          <table:table-cell table:style-name="ce13" table:formula="of:=(-cpcu)*[.C88]+[.F88]" office:value-type="currency" office:currency="EUR" office:value="-488950" calcext:value-type="currency">
            <text:p>-488 950,00 €</text:p>
          </table:table-cell>
          <table:table-cell table:style-name="ce13" table:formula="of:=-financ+[.D88]" office:value-type="currency" office:currency="EUR" office:value="-1488950" calcext:value-type="currency">
            <text:p>-1 488 950,00 €</text:p>
          </table:table-cell>
          <table:table-cell table:style-name="ce13" table:formula="of:=(50*7)*[.C88]+[.F87]" office:value-type="currency" office:currency="EUR" office:value="1051050" calcext:value-type="currency">
            <text:p>1 051 05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88]+(7*[.A89])" office:value-type="date" office:date-value="2021-06-30" calcext:value-type="date">
            <text:p>30-06-2021</text:p>
          </table:table-cell>
          <table:table-cell table:style-name="ce5" table:formula="of:=[.C88]+[.A89]" office:value-type="float" office:value="78" calcext:value-type="float">
            <text:p>78</text:p>
          </table:table-cell>
          <table:table-cell table:style-name="ce13" table:formula="of:=(-cpcu)*[.C89]+[.F89]" office:value-type="currency" office:currency="EUR" office:value="-481650" calcext:value-type="currency">
            <text:p>-481 650,00 €</text:p>
          </table:table-cell>
          <table:table-cell table:style-name="ce13" table:formula="of:=-financ+[.D89]" office:value-type="currency" office:currency="EUR" office:value="-1481650" calcext:value-type="currency">
            <text:p>-1 481 650,00 €</text:p>
          </table:table-cell>
          <table:table-cell table:style-name="ce13" table:formula="of:=(50*7)*[.C89]+[.F88]" office:value-type="currency" office:currency="EUR" office:value="1078350" calcext:value-type="currency">
            <text:p>1 078 35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89]+(7*[.A90])" office:value-type="date" office:date-value="2021-07-07" calcext:value-type="date">
            <text:p>07-07-2021</text:p>
          </table:table-cell>
          <table:table-cell table:style-name="ce5" table:formula="of:=[.C89]+[.A90]" office:value-type="float" office:value="79" calcext:value-type="float">
            <text:p>79</text:p>
          </table:table-cell>
          <table:table-cell table:style-name="ce13" table:formula="of:=(-cpcu)*[.C90]+[.F90]" office:value-type="currency" office:currency="EUR" office:value="-474000" calcext:value-type="currency">
            <text:p>-474 000,00 €</text:p>
          </table:table-cell>
          <table:table-cell table:style-name="ce13" table:formula="of:=-financ+[.D90]" office:value-type="currency" office:currency="EUR" office:value="-1474000" calcext:value-type="currency">
            <text:p>-1 474 000,00 €</text:p>
          </table:table-cell>
          <table:table-cell table:style-name="ce13" table:formula="of:=(50*7)*[.C90]+[.F89]" office:value-type="currency" office:currency="EUR" office:value="1106000" calcext:value-type="currency">
            <text:p>1 106 00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90]+(7*[.A91])" office:value-type="date" office:date-value="2021-07-14" calcext:value-type="date">
            <text:p>14-07-2021</text:p>
          </table:table-cell>
          <table:table-cell table:style-name="ce5" table:formula="of:=[.C90]+[.A91]" office:value-type="float" office:value="80" calcext:value-type="float">
            <text:p>80</text:p>
          </table:table-cell>
          <table:table-cell table:style-name="ce13" table:formula="of:=(-cpcu)*[.C91]+[.F91]" office:value-type="currency" office:currency="EUR" office:value="-466000" calcext:value-type="currency">
            <text:p>-466 000,00 €</text:p>
          </table:table-cell>
          <table:table-cell table:style-name="ce13" table:formula="of:=-financ+[.D91]" office:value-type="currency" office:currency="EUR" office:value="-1466000" calcext:value-type="currency">
            <text:p>-1 466 000,00 €</text:p>
          </table:table-cell>
          <table:table-cell table:style-name="ce13" table:formula="of:=(50*7)*[.C91]+[.F90]" office:value-type="currency" office:currency="EUR" office:value="1134000" calcext:value-type="currency">
            <text:p>1 134 00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91]+(7*[.A92])" office:value-type="date" office:date-value="2021-07-21" calcext:value-type="date">
            <text:p>21-07-2021</text:p>
          </table:table-cell>
          <table:table-cell table:style-name="ce5" table:formula="of:=[.C91]+[.A92]" office:value-type="float" office:value="81" calcext:value-type="float">
            <text:p>81</text:p>
          </table:table-cell>
          <table:table-cell table:style-name="ce13" table:formula="of:=(-cpcu)*[.C92]+[.F92]" office:value-type="currency" office:currency="EUR" office:value="-457650" calcext:value-type="currency">
            <text:p>-457 650,00 €</text:p>
          </table:table-cell>
          <table:table-cell table:style-name="ce13" table:formula="of:=-financ+[.D92]" office:value-type="currency" office:currency="EUR" office:value="-1457650" calcext:value-type="currency">
            <text:p>-1 457 650,00 €</text:p>
          </table:table-cell>
          <table:table-cell table:style-name="ce13" table:formula="of:=(50*7)*[.C92]+[.F91]" office:value-type="currency" office:currency="EUR" office:value="1162350" calcext:value-type="currency">
            <text:p>1 162 35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92]+(7*[.A93])" office:value-type="date" office:date-value="2021-07-28" calcext:value-type="date">
            <text:p>28-07-2021</text:p>
          </table:table-cell>
          <table:table-cell table:style-name="ce5" table:formula="of:=[.C92]+[.A93]" office:value-type="float" office:value="82" calcext:value-type="float">
            <text:p>82</text:p>
          </table:table-cell>
          <table:table-cell table:style-name="ce13" table:formula="of:=(-cpcu)*[.C93]+[.F93]" office:value-type="currency" office:currency="EUR" office:value="-448950" calcext:value-type="currency">
            <text:p>-448 950,00 €</text:p>
          </table:table-cell>
          <table:table-cell table:style-name="ce13" table:formula="of:=-financ+[.D93]" office:value-type="currency" office:currency="EUR" office:value="-1448950" calcext:value-type="currency">
            <text:p>-1 448 950,00 €</text:p>
          </table:table-cell>
          <table:table-cell table:style-name="ce13" table:formula="of:=(50*7)*[.C93]+[.F92]" office:value-type="currency" office:currency="EUR" office:value="1191050" calcext:value-type="currency">
            <text:p>1 191 05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93]+(7*[.A94])" office:value-type="date" office:date-value="2021-08-04" calcext:value-type="date">
            <text:p>04-08-2021</text:p>
          </table:table-cell>
          <table:table-cell table:style-name="ce5" table:formula="of:=[.C93]+[.A94]" office:value-type="float" office:value="83" calcext:value-type="float">
            <text:p>83</text:p>
          </table:table-cell>
          <table:table-cell table:style-name="ce13" table:formula="of:=(-cpcu)*[.C94]+[.F94]" office:value-type="currency" office:currency="EUR" office:value="-439900" calcext:value-type="currency">
            <text:p>-439 900,00 €</text:p>
          </table:table-cell>
          <table:table-cell table:style-name="ce13" table:formula="of:=-financ+[.D94]" office:value-type="currency" office:currency="EUR" office:value="-1439900" calcext:value-type="currency">
            <text:p>-1 439 900,00 €</text:p>
          </table:table-cell>
          <table:table-cell table:style-name="ce13" table:formula="of:=(50*7)*[.C94]+[.F93]" office:value-type="currency" office:currency="EUR" office:value="1220100" calcext:value-type="currency">
            <text:p>1 220 10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94]+(7*[.A95])" office:value-type="date" office:date-value="2021-08-11" calcext:value-type="date">
            <text:p>11-08-2021</text:p>
          </table:table-cell>
          <table:table-cell table:style-name="ce5" table:formula="of:=[.C94]+[.A95]" office:value-type="float" office:value="84" calcext:value-type="float">
            <text:p>84</text:p>
          </table:table-cell>
          <table:table-cell table:style-name="ce13" table:formula="of:=(-cpcu)*[.C95]+[.F95]" office:value-type="currency" office:currency="EUR" office:value="-430500" calcext:value-type="currency">
            <text:p>-430 500,00 €</text:p>
          </table:table-cell>
          <table:table-cell table:style-name="ce13" table:formula="of:=-financ+[.D95]" office:value-type="currency" office:currency="EUR" office:value="-1430500" calcext:value-type="currency">
            <text:p>-1 430 500,00 €</text:p>
          </table:table-cell>
          <table:table-cell table:style-name="ce13" table:formula="of:=(50*7)*[.C95]+[.F94]" office:value-type="currency" office:currency="EUR" office:value="1249500" calcext:value-type="currency">
            <text:p>1 249 50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95]+(7*[.A96])" office:value-type="date" office:date-value="2021-08-18" calcext:value-type="date">
            <text:p>18-08-2021</text:p>
          </table:table-cell>
          <table:table-cell table:style-name="ce5" table:formula="of:=[.C95]+[.A96]" office:value-type="float" office:value="85" calcext:value-type="float">
            <text:p>85</text:p>
          </table:table-cell>
          <table:table-cell table:style-name="ce13" table:formula="of:=(-cpcu)*[.C96]+[.F96]" office:value-type="currency" office:currency="EUR" office:value="-420750" calcext:value-type="currency">
            <text:p>-420 750,00 €</text:p>
          </table:table-cell>
          <table:table-cell table:style-name="ce13" table:formula="of:=-financ+[.D96]" office:value-type="currency" office:currency="EUR" office:value="-1420750" calcext:value-type="currency">
            <text:p>-1 420 750,00 €</text:p>
          </table:table-cell>
          <table:table-cell table:style-name="ce13" table:formula="of:=(50*7)*[.C96]+[.F95]" office:value-type="currency" office:currency="EUR" office:value="1279250" calcext:value-type="currency">
            <text:p>1 279 25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96]+(7*[.A97])" office:value-type="date" office:date-value="2021-08-25" calcext:value-type="date">
            <text:p>25-08-2021</text:p>
          </table:table-cell>
          <table:table-cell table:style-name="ce5" table:formula="of:=[.C96]+[.A97]" office:value-type="float" office:value="86" calcext:value-type="float">
            <text:p>86</text:p>
          </table:table-cell>
          <table:table-cell table:style-name="ce13" table:formula="of:=(-cpcu)*[.C97]+[.F97]" office:value-type="currency" office:currency="EUR" office:value="-410650" calcext:value-type="currency">
            <text:p>-410 650,00 €</text:p>
          </table:table-cell>
          <table:table-cell table:style-name="ce13" table:formula="of:=-financ+[.D97]" office:value-type="currency" office:currency="EUR" office:value="-1410650" calcext:value-type="currency">
            <text:p>-1 410 650,00 €</text:p>
          </table:table-cell>
          <table:table-cell table:style-name="ce13" table:formula="of:=(50*7)*[.C97]+[.F96]" office:value-type="currency" office:currency="EUR" office:value="1309350" calcext:value-type="currency">
            <text:p>1 309 35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97]+(7*[.A98])" office:value-type="date" office:date-value="2021-09-01" calcext:value-type="date">
            <text:p>01-09-2021</text:p>
          </table:table-cell>
          <table:table-cell table:style-name="ce5" table:formula="of:=[.C97]+[.A98]" office:value-type="float" office:value="87" calcext:value-type="float">
            <text:p>87</text:p>
          </table:table-cell>
          <table:table-cell table:style-name="ce13" table:formula="of:=(-cpcu)*[.C98]+[.F98]" office:value-type="currency" office:currency="EUR" office:value="-400200" calcext:value-type="currency">
            <text:p>-400 200,00 €</text:p>
          </table:table-cell>
          <table:table-cell table:style-name="ce13" table:formula="of:=-financ+[.D98]" office:value-type="currency" office:currency="EUR" office:value="-1400200" calcext:value-type="currency">
            <text:p>-1 400 200,00 €</text:p>
          </table:table-cell>
          <table:table-cell table:style-name="ce13" table:formula="of:=(50*7)*[.C98]+[.F97]" office:value-type="currency" office:currency="EUR" office:value="1339800" calcext:value-type="currency">
            <text:p>1 339 80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98]+(7*[.A99])" office:value-type="date" office:date-value="2021-09-08" calcext:value-type="date">
            <text:p>08-09-2021</text:p>
          </table:table-cell>
          <table:table-cell table:style-name="ce5" table:formula="of:=[.C98]+[.A99]" office:value-type="float" office:value="88" calcext:value-type="float">
            <text:p>88</text:p>
          </table:table-cell>
          <table:table-cell table:style-name="ce13" table:formula="of:=(-cpcu)*[.C99]+[.F99]" office:value-type="currency" office:currency="EUR" office:value="-389400" calcext:value-type="currency">
            <text:p>-389 400,00 €</text:p>
          </table:table-cell>
          <table:table-cell table:style-name="ce13" table:formula="of:=-financ+[.D99]" office:value-type="currency" office:currency="EUR" office:value="-1389400" calcext:value-type="currency">
            <text:p>-1 389 400,00 €</text:p>
          </table:table-cell>
          <table:table-cell table:style-name="ce13" table:formula="of:=(50*7)*[.C99]+[.F98]" office:value-type="currency" office:currency="EUR" office:value="1370600" calcext:value-type="currency">
            <text:p>1 370 60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99]+(7*[.A100])" office:value-type="date" office:date-value="2021-09-15" calcext:value-type="date">
            <text:p>15-09-2021</text:p>
          </table:table-cell>
          <table:table-cell table:style-name="ce5" table:formula="of:=[.C99]+[.A100]" office:value-type="float" office:value="89" calcext:value-type="float">
            <text:p>89</text:p>
          </table:table-cell>
          <table:table-cell table:style-name="ce13" table:formula="of:=(-cpcu)*[.C100]+[.F100]" office:value-type="currency" office:currency="EUR" office:value="-378250" calcext:value-type="currency">
            <text:p>-378 250,00 €</text:p>
          </table:table-cell>
          <table:table-cell table:style-name="ce13" table:formula="of:=-financ+[.D100]" office:value-type="currency" office:currency="EUR" office:value="-1378250" calcext:value-type="currency">
            <text:p>-1 378 250,00 €</text:p>
          </table:table-cell>
          <table:table-cell table:style-name="ce13" table:formula="of:=(50*7)*[.C100]+[.F99]" office:value-type="currency" office:currency="EUR" office:value="1401750" calcext:value-type="currency">
            <text:p>1 401 75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100]+(7*[.A101])" office:value-type="date" office:date-value="2021-09-22" calcext:value-type="date">
            <text:p>22-09-2021</text:p>
          </table:table-cell>
          <table:table-cell table:style-name="ce5" table:formula="of:=[.C100]+[.A101]" office:value-type="float" office:value="90" calcext:value-type="float">
            <text:p>90</text:p>
          </table:table-cell>
          <table:table-cell table:style-name="ce13" table:formula="of:=(-cpcu)*[.C101]+[.F101]" office:value-type="currency" office:currency="EUR" office:value="-366750" calcext:value-type="currency">
            <text:p>-366 750,00 €</text:p>
          </table:table-cell>
          <table:table-cell table:style-name="ce13" table:formula="of:=-financ+[.D101]" office:value-type="currency" office:currency="EUR" office:value="-1366750" calcext:value-type="currency">
            <text:p>-1 366 750,00 €</text:p>
          </table:table-cell>
          <table:table-cell table:style-name="ce13" table:formula="of:=(50*7)*[.C101]+[.F100]" office:value-type="currency" office:currency="EUR" office:value="1433250" calcext:value-type="currency">
            <text:p>1 433 25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101]+(7*[.A102])" office:value-type="date" office:date-value="2021-09-29" calcext:value-type="date">
            <text:p>29-09-2021</text:p>
          </table:table-cell>
          <table:table-cell table:style-name="ce5" table:formula="of:=[.C101]+[.A102]" office:value-type="float" office:value="91" calcext:value-type="float">
            <text:p>91</text:p>
          </table:table-cell>
          <table:table-cell table:style-name="ce13" table:formula="of:=(-cpcu)*[.C102]+[.F102]" office:value-type="currency" office:currency="EUR" office:value="-354900" calcext:value-type="currency">
            <text:p>-354 900,00 €</text:p>
          </table:table-cell>
          <table:table-cell table:style-name="ce13" table:formula="of:=-financ+[.D102]" office:value-type="currency" office:currency="EUR" office:value="-1354900" calcext:value-type="currency">
            <text:p>-1 354 900,00 €</text:p>
          </table:table-cell>
          <table:table-cell table:style-name="ce13" table:formula="of:=(50*7)*[.C102]+[.F101]" office:value-type="currency" office:currency="EUR" office:value="1465100" calcext:value-type="currency">
            <text:p>1 465 10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102]+(7*[.A103])" office:value-type="date" office:date-value="2021-10-06" calcext:value-type="date">
            <text:p>06-10-2021</text:p>
          </table:table-cell>
          <table:table-cell table:style-name="ce5" table:formula="of:=[.C102]+[.A103]" office:value-type="float" office:value="92" calcext:value-type="float">
            <text:p>92</text:p>
          </table:table-cell>
          <table:table-cell table:style-name="ce13" table:formula="of:=(-cpcu)*[.C103]+[.F103]" office:value-type="currency" office:currency="EUR" office:value="-342700" calcext:value-type="currency">
            <text:p>-342 700,00 €</text:p>
          </table:table-cell>
          <table:table-cell table:style-name="ce13" table:formula="of:=-financ+[.D103]" office:value-type="currency" office:currency="EUR" office:value="-1342700" calcext:value-type="currency">
            <text:p>-1 342 700,00 €</text:p>
          </table:table-cell>
          <table:table-cell table:style-name="ce13" table:formula="of:=(50*7)*[.C103]+[.F102]" office:value-type="currency" office:currency="EUR" office:value="1497300" calcext:value-type="currency">
            <text:p>1 497 30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103]+(7*[.A104])" office:value-type="date" office:date-value="2021-10-13" calcext:value-type="date">
            <text:p>13-10-2021</text:p>
          </table:table-cell>
          <table:table-cell table:style-name="ce5" table:formula="of:=[.C103]+[.A104]" office:value-type="float" office:value="93" calcext:value-type="float">
            <text:p>93</text:p>
          </table:table-cell>
          <table:table-cell table:style-name="ce13" table:formula="of:=(-cpcu)*[.C104]+[.F104]" office:value-type="currency" office:currency="EUR" office:value="-330150" calcext:value-type="currency">
            <text:p>-330 150,00 €</text:p>
          </table:table-cell>
          <table:table-cell table:style-name="ce13" table:formula="of:=-financ+[.D104]" office:value-type="currency" office:currency="EUR" office:value="-1330150" calcext:value-type="currency">
            <text:p>-1 330 150,00 €</text:p>
          </table:table-cell>
          <table:table-cell table:style-name="ce13" table:formula="of:=(50*7)*[.C104]+[.F103]" office:value-type="currency" office:currency="EUR" office:value="1529850" calcext:value-type="currency">
            <text:p>1 529 85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104]+(7*[.A105])" office:value-type="date" office:date-value="2021-10-20" calcext:value-type="date">
            <text:p>20-10-2021</text:p>
          </table:table-cell>
          <table:table-cell table:style-name="ce5" table:formula="of:=[.C104]+[.A105]" office:value-type="float" office:value="94" calcext:value-type="float">
            <text:p>94</text:p>
          </table:table-cell>
          <table:table-cell table:style-name="ce13" table:formula="of:=(-cpcu)*[.C105]+[.F105]" office:value-type="currency" office:currency="EUR" office:value="-317250" calcext:value-type="currency">
            <text:p>-317 250,00 €</text:p>
          </table:table-cell>
          <table:table-cell table:style-name="ce13" table:formula="of:=-financ+[.D105]" office:value-type="currency" office:currency="EUR" office:value="-1317250" calcext:value-type="currency">
            <text:p>-1 317 250,00 €</text:p>
          </table:table-cell>
          <table:table-cell table:style-name="ce13" table:formula="of:=(50*7)*[.C105]+[.F104]" office:value-type="currency" office:currency="EUR" office:value="1562750" calcext:value-type="currency">
            <text:p>1 562 75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105]+(7*[.A106])" office:value-type="date" office:date-value="2021-10-27" calcext:value-type="date">
            <text:p>27-10-2021</text:p>
          </table:table-cell>
          <table:table-cell table:style-name="ce5" table:formula="of:=[.C105]+[.A106]" office:value-type="float" office:value="95" calcext:value-type="float">
            <text:p>95</text:p>
          </table:table-cell>
          <table:table-cell table:style-name="ce13" table:formula="of:=(-cpcu)*[.C106]+[.F106]" office:value-type="currency" office:currency="EUR" office:value="-304000" calcext:value-type="currency">
            <text:p>-304 000,00 €</text:p>
          </table:table-cell>
          <table:table-cell table:style-name="ce13" table:formula="of:=-financ+[.D106]" office:value-type="currency" office:currency="EUR" office:value="-1304000" calcext:value-type="currency">
            <text:p>-1 304 000,00 €</text:p>
          </table:table-cell>
          <table:table-cell table:style-name="ce13" table:formula="of:=(50*7)*[.C106]+[.F105]" office:value-type="currency" office:currency="EUR" office:value="1596000" calcext:value-type="currency">
            <text:p>1 596 00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106]+(7*[.A107])" office:value-type="date" office:date-value="2021-11-03" calcext:value-type="date">
            <text:p>03-11-2021</text:p>
          </table:table-cell>
          <table:table-cell table:style-name="ce5" table:formula="of:=[.C106]+[.A107]" office:value-type="float" office:value="96" calcext:value-type="float">
            <text:p>96</text:p>
          </table:table-cell>
          <table:table-cell table:style-name="ce13" table:formula="of:=(-cpcu)*[.C107]+[.F107]" office:value-type="currency" office:currency="EUR" office:value="-290400" calcext:value-type="currency">
            <text:p>-290 400,00 €</text:p>
          </table:table-cell>
          <table:table-cell table:style-name="ce13" table:formula="of:=-financ+[.D107]" office:value-type="currency" office:currency="EUR" office:value="-1290400" calcext:value-type="currency">
            <text:p>-1 290 400,00 €</text:p>
          </table:table-cell>
          <table:table-cell table:style-name="ce13" table:formula="of:=(50*7)*[.C107]+[.F106]" office:value-type="currency" office:currency="EUR" office:value="1629600" calcext:value-type="currency">
            <text:p>1 629 60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107]+(7*[.A108])" office:value-type="date" office:date-value="2021-11-10" calcext:value-type="date">
            <text:p>10-11-2021</text:p>
          </table:table-cell>
          <table:table-cell table:style-name="ce5" table:formula="of:=[.C107]+[.A108]" office:value-type="float" office:value="97" calcext:value-type="float">
            <text:p>97</text:p>
          </table:table-cell>
          <table:table-cell table:style-name="ce13" table:formula="of:=(-cpcu)*[.C108]+[.F108]" office:value-type="currency" office:currency="EUR" office:value="-276450" calcext:value-type="currency">
            <text:p>-276 450,00 €</text:p>
          </table:table-cell>
          <table:table-cell table:style-name="ce13" table:formula="of:=-financ+[.D108]" office:value-type="currency" office:currency="EUR" office:value="-1276450" calcext:value-type="currency">
            <text:p>-1 276 450,00 €</text:p>
          </table:table-cell>
          <table:table-cell table:style-name="ce13" table:formula="of:=(50*7)*[.C108]+[.F107]" office:value-type="currency" office:currency="EUR" office:value="1663550" calcext:value-type="currency">
            <text:p>1 663 55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108]+(7*[.A109])" office:value-type="date" office:date-value="2021-11-17" calcext:value-type="date">
            <text:p>17-11-2021</text:p>
          </table:table-cell>
          <table:table-cell table:style-name="ce5" table:formula="of:=[.C108]+[.A109]" office:value-type="float" office:value="98" calcext:value-type="float">
            <text:p>98</text:p>
          </table:table-cell>
          <table:table-cell table:style-name="ce13" table:formula="of:=(-cpcu)*[.C109]+[.F109]" office:value-type="currency" office:currency="EUR" office:value="-262150" calcext:value-type="currency">
            <text:p>-262 150,00 €</text:p>
          </table:table-cell>
          <table:table-cell table:style-name="ce13" table:formula="of:=-financ+[.D109]" office:value-type="currency" office:currency="EUR" office:value="-1262150" calcext:value-type="currency">
            <text:p>-1 262 150,00 €</text:p>
          </table:table-cell>
          <table:table-cell table:style-name="ce13" table:formula="of:=(50*7)*[.C109]+[.F108]" office:value-type="currency" office:currency="EUR" office:value="1697850" calcext:value-type="currency">
            <text:p>1 697 85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109]+(7*[.A110])" office:value-type="date" office:date-value="2021-11-24" calcext:value-type="date">
            <text:p>24-11-2021</text:p>
          </table:table-cell>
          <table:table-cell table:style-name="ce5" table:formula="of:=[.C109]+[.A110]" office:value-type="float" office:value="99" calcext:value-type="float">
            <text:p>99</text:p>
          </table:table-cell>
          <table:table-cell table:style-name="ce13" table:formula="of:=(-cpcu)*[.C110]+[.F110]" office:value-type="currency" office:currency="EUR" office:value="-247500" calcext:value-type="currency">
            <text:p>-247 500,00 €</text:p>
          </table:table-cell>
          <table:table-cell table:style-name="ce13" table:formula="of:=-financ+[.D110]" office:value-type="currency" office:currency="EUR" office:value="-1247500" calcext:value-type="currency">
            <text:p>-1 247 500,00 €</text:p>
          </table:table-cell>
          <table:table-cell table:style-name="ce13" table:formula="of:=(50*7)*[.C110]+[.F109]" office:value-type="currency" office:currency="EUR" office:value="1732500" calcext:value-type="currency">
            <text:p>1 732 50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110]+(7*[.A111])" office:value-type="date" office:date-value="2021-12-01" calcext:value-type="date">
            <text:p>01-12-2021</text:p>
          </table:table-cell>
          <table:table-cell table:style-name="ce5" table:formula="of:=[.C110]+[.A111]" office:value-type="float" office:value="100" calcext:value-type="float">
            <text:p>100</text:p>
          </table:table-cell>
          <table:table-cell table:style-name="ce13" table:formula="of:=(-cpcu)*[.C111]+[.F111]" office:value-type="currency" office:currency="EUR" office:value="-232500" calcext:value-type="currency">
            <text:p>-232 500,00 €</text:p>
          </table:table-cell>
          <table:table-cell table:style-name="ce13" table:formula="of:=-financ+[.D111]" office:value-type="currency" office:currency="EUR" office:value="-1232500" calcext:value-type="currency">
            <text:p>-1 232 500,00 €</text:p>
          </table:table-cell>
          <table:table-cell table:style-name="ce13" table:formula="of:=(50*7)*[.C111]+[.F110]" office:value-type="currency" office:currency="EUR" office:value="1767500" calcext:value-type="currency">
            <text:p>1 767 50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111]+(7*[.A112])" office:value-type="date" office:date-value="2021-12-08" calcext:value-type="date">
            <text:p>08-12-2021</text:p>
          </table:table-cell>
          <table:table-cell table:style-name="ce5" table:formula="of:=[.C111]+[.A112]" office:value-type="float" office:value="101" calcext:value-type="float">
            <text:p>101</text:p>
          </table:table-cell>
          <table:table-cell table:style-name="ce13" table:formula="of:=(-cpcu)*[.C112]+[.F112]" office:value-type="currency" office:currency="EUR" office:value="-217150" calcext:value-type="currency">
            <text:p>-217 150,00 €</text:p>
          </table:table-cell>
          <table:table-cell table:style-name="ce13" table:formula="of:=-financ+[.D112]" office:value-type="currency" office:currency="EUR" office:value="-1217150" calcext:value-type="currency">
            <text:p>-1 217 150,00 €</text:p>
          </table:table-cell>
          <table:table-cell table:style-name="ce13" table:formula="of:=(50*7)*[.C112]+[.F111]" office:value-type="currency" office:currency="EUR" office:value="1802850" calcext:value-type="currency">
            <text:p>1 802 85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112]+(7*[.A113])" office:value-type="date" office:date-value="2021-12-15" calcext:value-type="date">
            <text:p>15-12-2021</text:p>
          </table:table-cell>
          <table:table-cell table:style-name="ce5" table:formula="of:=[.C112]+[.A113]" office:value-type="float" office:value="102" calcext:value-type="float">
            <text:p>102</text:p>
          </table:table-cell>
          <table:table-cell table:style-name="ce13" table:formula="of:=(-cpcu)*[.C113]+[.F113]" office:value-type="currency" office:currency="EUR" office:value="-201450" calcext:value-type="currency">
            <text:p>-201 450,00 €</text:p>
          </table:table-cell>
          <table:table-cell table:style-name="ce13" table:formula="of:=-financ+[.D113]" office:value-type="currency" office:currency="EUR" office:value="-1201450" calcext:value-type="currency">
            <text:p>-1 201 450,00 €</text:p>
          </table:table-cell>
          <table:table-cell table:style-name="ce13" table:formula="of:=(50*7)*[.C113]+[.F112]" office:value-type="currency" office:currency="EUR" office:value="1838550" calcext:value-type="currency">
            <text:p>1 838 55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113]+(7*[.A114])" office:value-type="date" office:date-value="2021-12-22" calcext:value-type="date">
            <text:p>22-12-2021</text:p>
          </table:table-cell>
          <table:table-cell table:style-name="ce5" table:formula="of:=[.C113]+[.A114]" office:value-type="float" office:value="103" calcext:value-type="float">
            <text:p>103</text:p>
          </table:table-cell>
          <table:table-cell table:style-name="ce13" table:formula="of:=(-cpcu)*[.C114]+[.F114]" office:value-type="currency" office:currency="EUR" office:value="-185400" calcext:value-type="currency">
            <text:p>-185 400,00 €</text:p>
          </table:table-cell>
          <table:table-cell table:style-name="ce13" table:formula="of:=-financ+[.D114]" office:value-type="currency" office:currency="EUR" office:value="-1185400" calcext:value-type="currency">
            <text:p>-1 185 400,00 €</text:p>
          </table:table-cell>
          <table:table-cell table:style-name="ce13" table:formula="of:=(50*7)*[.C114]+[.F113]" office:value-type="currency" office:currency="EUR" office:value="1874600" calcext:value-type="currency">
            <text:p>1 874 60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114]+(7*[.A115])" office:value-type="date" office:date-value="2021-12-29" calcext:value-type="date">
            <text:p>29-12-2021</text:p>
          </table:table-cell>
          <table:table-cell table:style-name="ce5" table:formula="of:=[.C114]+[.A115]" office:value-type="float" office:value="104" calcext:value-type="float">
            <text:p>104</text:p>
          </table:table-cell>
          <table:table-cell table:style-name="ce13" table:formula="of:=(-cpcu)*[.C115]+[.F115]" office:value-type="currency" office:currency="EUR" office:value="-169000" calcext:value-type="currency">
            <text:p>-169 000,00 €</text:p>
          </table:table-cell>
          <table:table-cell table:style-name="ce13" table:formula="of:=-financ+[.D115]" office:value-type="currency" office:currency="EUR" office:value="-1169000" calcext:value-type="currency">
            <text:p>-1 169 000,00 €</text:p>
          </table:table-cell>
          <table:table-cell table:style-name="ce13" table:formula="of:=(50*7)*[.C115]+[.F114]" office:value-type="currency" office:currency="EUR" office:value="1911000" calcext:value-type="currency">
            <text:p>1 911 00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115]+(7*[.A116])" office:value-type="date" office:date-value="2022-01-05" calcext:value-type="date">
            <text:p>05-01-2022</text:p>
          </table:table-cell>
          <table:table-cell table:style-name="ce5" table:formula="of:=[.C115]+[.A116]" office:value-type="float" office:value="105" calcext:value-type="float">
            <text:p>105</text:p>
          </table:table-cell>
          <table:table-cell table:style-name="ce13" table:formula="of:=(-cpcu)*[.C116]+[.F116]" office:value-type="currency" office:currency="EUR" office:value="-152250" calcext:value-type="currency">
            <text:p>-152 250,00 €</text:p>
          </table:table-cell>
          <table:table-cell table:style-name="ce13" table:formula="of:=-financ+[.D116]" office:value-type="currency" office:currency="EUR" office:value="-1152250" calcext:value-type="currency">
            <text:p>-1 152 250,00 €</text:p>
          </table:table-cell>
          <table:table-cell table:style-name="ce13" table:formula="of:=(50*7)*[.C116]+[.F115]" office:value-type="currency" office:currency="EUR" office:value="1947750" calcext:value-type="currency">
            <text:p>1 947 75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116]+(7*[.A117])" office:value-type="date" office:date-value="2022-01-12" calcext:value-type="date">
            <text:p>12-01-2022</text:p>
          </table:table-cell>
          <table:table-cell table:style-name="ce5" table:formula="of:=[.C116]+[.A117]" office:value-type="float" office:value="106" calcext:value-type="float">
            <text:p>106</text:p>
          </table:table-cell>
          <table:table-cell table:style-name="ce13" table:formula="of:=(-cpcu)*[.C117]+[.F117]" office:value-type="currency" office:currency="EUR" office:value="-135150" calcext:value-type="currency">
            <text:p>-135 150,00 €</text:p>
          </table:table-cell>
          <table:table-cell table:style-name="ce13" table:formula="of:=-financ+[.D117]" office:value-type="currency" office:currency="EUR" office:value="-1135150" calcext:value-type="currency">
            <text:p>-1 135 150,00 €</text:p>
          </table:table-cell>
          <table:table-cell table:style-name="ce13" table:formula="of:=(50*7)*[.C117]+[.F116]" office:value-type="currency" office:currency="EUR" office:value="1984850" calcext:value-type="currency">
            <text:p>1 984 85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117]+(7*[.A118])" office:value-type="date" office:date-value="2022-01-19" calcext:value-type="date">
            <text:p>19-01-2022</text:p>
          </table:table-cell>
          <table:table-cell table:style-name="ce5" table:formula="of:=[.C117]+[.A118]" office:value-type="float" office:value="107" calcext:value-type="float">
            <text:p>107</text:p>
          </table:table-cell>
          <table:table-cell table:style-name="ce13" table:formula="of:=(-cpcu)*[.C118]+[.F118]" office:value-type="currency" office:currency="EUR" office:value="-117700" calcext:value-type="currency">
            <text:p>-117 700,00 €</text:p>
          </table:table-cell>
          <table:table-cell table:style-name="ce13" table:formula="of:=-financ+[.D118]" office:value-type="currency" office:currency="EUR" office:value="-1117700" calcext:value-type="currency">
            <text:p>-1 117 700,00 €</text:p>
          </table:table-cell>
          <table:table-cell table:style-name="ce13" table:formula="of:=(50*7)*[.C118]+[.F117]" office:value-type="currency" office:currency="EUR" office:value="2022300" calcext:value-type="currency">
            <text:p>2 022 30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118]+(7*[.A119])" office:value-type="date" office:date-value="2022-01-26" calcext:value-type="date">
            <text:p>26-01-2022</text:p>
          </table:table-cell>
          <table:table-cell table:style-name="ce5" table:formula="of:=[.C118]+[.A119]" office:value-type="float" office:value="108" calcext:value-type="float">
            <text:p>108</text:p>
          </table:table-cell>
          <table:table-cell table:style-name="ce13" table:formula="of:=(-cpcu)*[.C119]+[.F119]" office:value-type="currency" office:currency="EUR" office:value="-99900" calcext:value-type="currency">
            <text:p>-99 900,00 €</text:p>
          </table:table-cell>
          <table:table-cell table:style-name="ce13" table:formula="of:=-financ+[.D119]" office:value-type="currency" office:currency="EUR" office:value="-1099900" calcext:value-type="currency">
            <text:p>-1 099 900,00 €</text:p>
          </table:table-cell>
          <table:table-cell table:style-name="ce13" table:formula="of:=(50*7)*[.C119]+[.F118]" office:value-type="currency" office:currency="EUR" office:value="2060100" calcext:value-type="currency">
            <text:p>2 060 10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119]+(7*[.A120])" office:value-type="date" office:date-value="2022-02-02" calcext:value-type="date">
            <text:p>02-02-2022</text:p>
          </table:table-cell>
          <table:table-cell table:style-name="ce5" table:formula="of:=[.C119]+[.A120]" office:value-type="float" office:value="109" calcext:value-type="float">
            <text:p>109</text:p>
          </table:table-cell>
          <table:table-cell table:style-name="ce13" table:formula="of:=(-cpcu)*[.C120]+[.F120]" office:value-type="currency" office:currency="EUR" office:value="-81750" calcext:value-type="currency">
            <text:p>-81 750,00 €</text:p>
          </table:table-cell>
          <table:table-cell table:style-name="ce13" table:formula="of:=-financ+[.D120]" office:value-type="currency" office:currency="EUR" office:value="-1081750" calcext:value-type="currency">
            <text:p>-1 081 750,00 €</text:p>
          </table:table-cell>
          <table:table-cell table:style-name="ce13" table:formula="of:=(50*7)*[.C120]+[.F119]" office:value-type="currency" office:currency="EUR" office:value="2098250" calcext:value-type="currency">
            <text:p>2 098 25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120]+(7*[.A121])" office:value-type="date" office:date-value="2022-02-09" calcext:value-type="date">
            <text:p>09-02-2022</text:p>
          </table:table-cell>
          <table:table-cell table:style-name="ce5" table:formula="of:=[.C120]+[.A121]" office:value-type="float" office:value="110" calcext:value-type="float">
            <text:p>110</text:p>
          </table:table-cell>
          <table:table-cell table:style-name="ce13" table:formula="of:=(-cpcu)*[.C121]+[.F121]" office:value-type="currency" office:currency="EUR" office:value="-63250" calcext:value-type="currency">
            <text:p>-63 250,00 €</text:p>
          </table:table-cell>
          <table:table-cell table:style-name="ce13" table:formula="of:=-financ+[.D121]" office:value-type="currency" office:currency="EUR" office:value="-1063250" calcext:value-type="currency">
            <text:p>-1 063 250,00 €</text:p>
          </table:table-cell>
          <table:table-cell table:style-name="ce13" table:formula="of:=(50*7)*[.C121]+[.F120]" office:value-type="currency" office:currency="EUR" office:value="2136750" calcext:value-type="currency">
            <text:p>2 136 75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121]+(7*[.A122])" office:value-type="date" office:date-value="2022-02-16" calcext:value-type="date">
            <text:p>16-02-2022</text:p>
          </table:table-cell>
          <table:table-cell table:style-name="ce5" table:formula="of:=[.C121]+[.A122]" office:value-type="float" office:value="111" calcext:value-type="float">
            <text:p>111</text:p>
          </table:table-cell>
          <table:table-cell table:style-name="ce13" table:formula="of:=(-cpcu)*[.C122]+[.F122]" office:value-type="currency" office:currency="EUR" office:value="-44400" calcext:value-type="currency">
            <text:p>-44 400,00 €</text:p>
          </table:table-cell>
          <table:table-cell table:style-name="ce13" table:formula="of:=-financ+[.D122]" office:value-type="currency" office:currency="EUR" office:value="-1044400" calcext:value-type="currency">
            <text:p>-1 044 400,00 €</text:p>
          </table:table-cell>
          <table:table-cell table:style-name="ce13" table:formula="of:=(50*7)*[.C122]+[.F121]" office:value-type="currency" office:currency="EUR" office:value="2175600" calcext:value-type="currency">
            <text:p>2 175 60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122]+(7*[.A123])" office:value-type="date" office:date-value="2022-02-23" calcext:value-type="date">
            <text:p>23-02-2022</text:p>
          </table:table-cell>
          <table:table-cell table:style-name="ce5" table:formula="of:=[.C122]+[.A123]" office:value-type="float" office:value="112" calcext:value-type="float">
            <text:p>112</text:p>
          </table:table-cell>
          <table:table-cell table:style-name="ce13" table:formula="of:=(-cpcu)*[.C123]+[.F123]" office:value-type="currency" office:currency="EUR" office:value="-25200" calcext:value-type="currency">
            <text:p>-25 200,00 €</text:p>
          </table:table-cell>
          <table:table-cell table:style-name="ce13" table:formula="of:=-financ+[.D123]" office:value-type="currency" office:currency="EUR" office:value="-1025200" calcext:value-type="currency">
            <text:p>-1 025 200,00 €</text:p>
          </table:table-cell>
          <table:table-cell table:style-name="ce13" table:formula="of:=(50*7)*[.C123]+[.F122]" office:value-type="currency" office:currency="EUR" office:value="2214800" calcext:value-type="currency">
            <text:p>2 214 80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123]+(7*[.A124])" office:value-type="date" office:date-value="2022-03-02" calcext:value-type="date">
            <text:p>02-03-2022</text:p>
          </table:table-cell>
          <table:table-cell table:style-name="ce5" table:formula="of:=[.C123]+[.A124]" office:value-type="float" office:value="113" calcext:value-type="float">
            <text:p>113</text:p>
          </table:table-cell>
          <table:table-cell table:style-name="ce13" table:formula="of:=(-cpcu)*[.C124]+[.F124]" office:value-type="currency" office:currency="EUR" office:value="-5650" calcext:value-type="currency">
            <text:p>-5 650,00 €</text:p>
          </table:table-cell>
          <table:table-cell table:style-name="ce13" table:formula="of:=-financ+[.D124]" office:value-type="currency" office:currency="EUR" office:value="-1005650" calcext:value-type="currency">
            <text:p>-1 005 650,00 €</text:p>
          </table:table-cell>
          <table:table-cell table:style-name="ce13" table:formula="of:=(50*7)*[.C124]+[.F123]" office:value-type="currency" office:currency="EUR" office:value="2254350" calcext:value-type="currency">
            <text:p>2 254 35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124]+(7*[.A125])" office:value-type="date" office:date-value="2022-03-09" calcext:value-type="date">
            <text:p>09-03-2022</text:p>
          </table:table-cell>
          <table:table-cell table:style-name="ce5" table:formula="of:=[.C124]+[.A125]" office:value-type="float" office:value="114" calcext:value-type="float">
            <text:p>114</text:p>
          </table:table-cell>
          <table:table-cell table:style-name="ce13" table:formula="of:=(-cpcu)*[.C125]+[.F125]" office:value-type="currency" office:currency="EUR" office:value="14250" calcext:value-type="currency">
            <text:p>14 250,00 €</text:p>
          </table:table-cell>
          <table:table-cell table:style-name="ce13" table:formula="of:=-financ+[.D125]" office:value-type="currency" office:currency="EUR" office:value="-985750" calcext:value-type="currency">
            <text:p>-985 750,00 €</text:p>
          </table:table-cell>
          <table:table-cell table:style-name="ce13" table:formula="of:=(50*7)*[.C125]+[.F124]" office:value-type="currency" office:currency="EUR" office:value="2294250" calcext:value-type="currency">
            <text:p>2 294 25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125]+(7*[.A126])" office:value-type="date" office:date-value="2022-03-16" calcext:value-type="date">
            <text:p>16-03-2022</text:p>
          </table:table-cell>
          <table:table-cell table:style-name="ce5" table:formula="of:=[.C125]+[.A126]" office:value-type="float" office:value="115" calcext:value-type="float">
            <text:p>115</text:p>
          </table:table-cell>
          <table:table-cell table:style-name="ce13" table:formula="of:=(-cpcu)*[.C126]+[.F126]" office:value-type="currency" office:currency="EUR" office:value="34500" calcext:value-type="currency">
            <text:p>34 500,00 €</text:p>
          </table:table-cell>
          <table:table-cell table:style-name="ce13" table:formula="of:=-financ+[.D126]" office:value-type="currency" office:currency="EUR" office:value="-965500" calcext:value-type="currency">
            <text:p>-965 500,00 €</text:p>
          </table:table-cell>
          <table:table-cell table:style-name="ce13" table:formula="of:=(50*7)*[.C126]+[.F125]" office:value-type="currency" office:currency="EUR" office:value="2334500" calcext:value-type="currency">
            <text:p>2 334 50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126]+(7*[.A127])" office:value-type="date" office:date-value="2022-03-23" calcext:value-type="date">
            <text:p>23-03-2022</text:p>
          </table:table-cell>
          <table:table-cell table:style-name="ce5" table:formula="of:=[.C126]+[.A127]" office:value-type="float" office:value="116" calcext:value-type="float">
            <text:p>116</text:p>
          </table:table-cell>
          <table:table-cell table:style-name="ce13" table:formula="of:=(-cpcu)*[.C127]+[.F127]" office:value-type="currency" office:currency="EUR" office:value="55100" calcext:value-type="currency">
            <text:p>55 100,00 €</text:p>
          </table:table-cell>
          <table:table-cell table:style-name="ce13" table:formula="of:=-financ+[.D127]" office:value-type="currency" office:currency="EUR" office:value="-944900" calcext:value-type="currency">
            <text:p>-944 900,00 €</text:p>
          </table:table-cell>
          <table:table-cell table:style-name="ce13" table:formula="of:=(50*7)*[.C127]+[.F126]" office:value-type="currency" office:currency="EUR" office:value="2375100" calcext:value-type="currency">
            <text:p>2 375 10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127]+(7*[.A128])" office:value-type="date" office:date-value="2022-03-30" calcext:value-type="date">
            <text:p>30-03-2022</text:p>
          </table:table-cell>
          <table:table-cell table:style-name="ce5" table:formula="of:=[.C127]+[.A128]" office:value-type="float" office:value="117" calcext:value-type="float">
            <text:p>117</text:p>
          </table:table-cell>
          <table:table-cell table:style-name="ce13" table:formula="of:=(-cpcu)*[.C128]+[.F128]" office:value-type="currency" office:currency="EUR" office:value="76050" calcext:value-type="currency">
            <text:p>76 050,00 €</text:p>
          </table:table-cell>
          <table:table-cell table:style-name="ce13" table:formula="of:=-financ+[.D128]" office:value-type="currency" office:currency="EUR" office:value="-923950" calcext:value-type="currency">
            <text:p>-923 950,00 €</text:p>
          </table:table-cell>
          <table:table-cell table:style-name="ce13" table:formula="of:=(50*7)*[.C128]+[.F127]" office:value-type="currency" office:currency="EUR" office:value="2416050" calcext:value-type="currency">
            <text:p>2 416 05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128]+(7*[.A129])" office:value-type="date" office:date-value="2022-04-06" calcext:value-type="date">
            <text:p>06-04-2022</text:p>
          </table:table-cell>
          <table:table-cell table:style-name="ce5" table:formula="of:=[.C128]+[.A129]" office:value-type="float" office:value="118" calcext:value-type="float">
            <text:p>118</text:p>
          </table:table-cell>
          <table:table-cell table:style-name="ce13" table:formula="of:=(-cpcu)*[.C129]+[.F129]" office:value-type="currency" office:currency="EUR" office:value="97350" calcext:value-type="currency">
            <text:p>97 350,00 €</text:p>
          </table:table-cell>
          <table:table-cell table:style-name="ce13" table:formula="of:=-financ+[.D129]" office:value-type="currency" office:currency="EUR" office:value="-902650" calcext:value-type="currency">
            <text:p>-902 650,00 €</text:p>
          </table:table-cell>
          <table:table-cell table:style-name="ce13" table:formula="of:=(50*7)*[.C129]+[.F128]" office:value-type="currency" office:currency="EUR" office:value="2457350" calcext:value-type="currency">
            <text:p>2 457 35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129]+(7*[.A130])" office:value-type="date" office:date-value="2022-04-13" calcext:value-type="date">
            <text:p>13-04-2022</text:p>
          </table:table-cell>
          <table:table-cell table:style-name="ce5" table:formula="of:=[.C129]+[.A130]" office:value-type="float" office:value="119" calcext:value-type="float">
            <text:p>119</text:p>
          </table:table-cell>
          <table:table-cell table:style-name="ce13" table:formula="of:=(-cpcu)*[.C130]+[.F130]" office:value-type="currency" office:currency="EUR" office:value="119000" calcext:value-type="currency">
            <text:p>119 000,00 €</text:p>
          </table:table-cell>
          <table:table-cell table:style-name="ce13" table:formula="of:=-financ+[.D130]" office:value-type="currency" office:currency="EUR" office:value="-881000" calcext:value-type="currency">
            <text:p>-881 000,00 €</text:p>
          </table:table-cell>
          <table:table-cell table:style-name="ce13" table:formula="of:=(50*7)*[.C130]+[.F129]" office:value-type="currency" office:currency="EUR" office:value="2499000" calcext:value-type="currency">
            <text:p>2 499 00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130]+(7*[.A131])" office:value-type="date" office:date-value="2022-04-20" calcext:value-type="date">
            <text:p>20-04-2022</text:p>
          </table:table-cell>
          <table:table-cell table:style-name="ce5" table:formula="of:=[.C130]+[.A131]" office:value-type="float" office:value="120" calcext:value-type="float">
            <text:p>120</text:p>
          </table:table-cell>
          <table:table-cell table:style-name="ce13" table:formula="of:=(-cpcu)*[.C131]+[.F131]" office:value-type="currency" office:currency="EUR" office:value="141000" calcext:value-type="currency">
            <text:p>141 000,00 €</text:p>
          </table:table-cell>
          <table:table-cell table:style-name="ce13" table:formula="of:=-financ+[.D131]" office:value-type="currency" office:currency="EUR" office:value="-859000" calcext:value-type="currency">
            <text:p>-859 000,00 €</text:p>
          </table:table-cell>
          <table:table-cell table:style-name="ce13" table:formula="of:=(50*7)*[.C131]+[.F130]" office:value-type="currency" office:currency="EUR" office:value="2541000" calcext:value-type="currency">
            <text:p>2 541 00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131]+(7*[.A132])" office:value-type="date" office:date-value="2022-04-27" calcext:value-type="date">
            <text:p>27-04-2022</text:p>
          </table:table-cell>
          <table:table-cell table:style-name="ce5" table:formula="of:=[.C131]+[.A132]" office:value-type="float" office:value="121" calcext:value-type="float">
            <text:p>121</text:p>
          </table:table-cell>
          <table:table-cell table:style-name="ce13" table:formula="of:=(-cpcu)*[.C132]+[.F132]" office:value-type="currency" office:currency="EUR" office:value="163350" calcext:value-type="currency">
            <text:p>163 350,00 €</text:p>
          </table:table-cell>
          <table:table-cell table:style-name="ce13" table:formula="of:=-financ+[.D132]" office:value-type="currency" office:currency="EUR" office:value="-836650" calcext:value-type="currency">
            <text:p>-836 650,00 €</text:p>
          </table:table-cell>
          <table:table-cell table:style-name="ce13" table:formula="of:=(50*7)*[.C132]+[.F131]" office:value-type="currency" office:currency="EUR" office:value="2583350" calcext:value-type="currency">
            <text:p>2 583 35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132]+(7*[.A133])" office:value-type="date" office:date-value="2022-05-04" calcext:value-type="date">
            <text:p>04-05-2022</text:p>
          </table:table-cell>
          <table:table-cell table:style-name="ce5" table:formula="of:=[.C132]+[.A133]" office:value-type="float" office:value="122" calcext:value-type="float">
            <text:p>122</text:p>
          </table:table-cell>
          <table:table-cell table:style-name="ce13" table:formula="of:=(-cpcu)*[.C133]+[.F133]" office:value-type="currency" office:currency="EUR" office:value="186050" calcext:value-type="currency">
            <text:p>186 050,00 €</text:p>
          </table:table-cell>
          <table:table-cell table:style-name="ce13" table:formula="of:=-financ+[.D133]" office:value-type="currency" office:currency="EUR" office:value="-813950" calcext:value-type="currency">
            <text:p>-813 950,00 €</text:p>
          </table:table-cell>
          <table:table-cell table:style-name="ce13" table:formula="of:=(50*7)*[.C133]+[.F132]" office:value-type="currency" office:currency="EUR" office:value="2626050" calcext:value-type="currency">
            <text:p>2 626 05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133]+(7*[.A134])" office:value-type="date" office:date-value="2022-05-11" calcext:value-type="date">
            <text:p>11-05-2022</text:p>
          </table:table-cell>
          <table:table-cell table:style-name="ce5" table:formula="of:=[.C133]+[.A134]" office:value-type="float" office:value="123" calcext:value-type="float">
            <text:p>123</text:p>
          </table:table-cell>
          <table:table-cell table:style-name="ce13" table:formula="of:=(-cpcu)*[.C134]+[.F134]" office:value-type="currency" office:currency="EUR" office:value="209100" calcext:value-type="currency">
            <text:p>209 100,00 €</text:p>
          </table:table-cell>
          <table:table-cell table:style-name="ce13" table:formula="of:=-financ+[.D134]" office:value-type="currency" office:currency="EUR" office:value="-790900" calcext:value-type="currency">
            <text:p>-790 900,00 €</text:p>
          </table:table-cell>
          <table:table-cell table:style-name="ce13" table:formula="of:=(50*7)*[.C134]+[.F133]" office:value-type="currency" office:currency="EUR" office:value="2669100" calcext:value-type="currency">
            <text:p>2 669 10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134]+(7*[.A135])" office:value-type="date" office:date-value="2022-05-18" calcext:value-type="date">
            <text:p>18-05-2022</text:p>
          </table:table-cell>
          <table:table-cell table:style-name="ce5" table:formula="of:=[.C134]+[.A135]" office:value-type="float" office:value="124" calcext:value-type="float">
            <text:p>124</text:p>
          </table:table-cell>
          <table:table-cell table:style-name="ce13" table:formula="of:=(-cpcu)*[.C135]+[.F135]" office:value-type="currency" office:currency="EUR" office:value="232500" calcext:value-type="currency">
            <text:p>232 500,00 €</text:p>
          </table:table-cell>
          <table:table-cell table:style-name="ce13" table:formula="of:=-financ+[.D135]" office:value-type="currency" office:currency="EUR" office:value="-767500" calcext:value-type="currency">
            <text:p>-767 500,00 €</text:p>
          </table:table-cell>
          <table:table-cell table:style-name="ce13" table:formula="of:=(50*7)*[.C135]+[.F134]" office:value-type="currency" office:currency="EUR" office:value="2712500" calcext:value-type="currency">
            <text:p>2 712 50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135]+(7*[.A136])" office:value-type="date" office:date-value="2022-05-25" calcext:value-type="date">
            <text:p>25-05-2022</text:p>
          </table:table-cell>
          <table:table-cell table:style-name="ce5" table:formula="of:=[.C135]+[.A136]" office:value-type="float" office:value="125" calcext:value-type="float">
            <text:p>125</text:p>
          </table:table-cell>
          <table:table-cell table:style-name="ce13" table:formula="of:=(-cpcu)*[.C136]+[.F136]" office:value-type="currency" office:currency="EUR" office:value="256250" calcext:value-type="currency">
            <text:p>256 250,00 €</text:p>
          </table:table-cell>
          <table:table-cell table:style-name="ce13" table:formula="of:=-financ+[.D136]" office:value-type="currency" office:currency="EUR" office:value="-743750" calcext:value-type="currency">
            <text:p>-743 750,00 €</text:p>
          </table:table-cell>
          <table:table-cell table:style-name="ce13" table:formula="of:=(50*7)*[.C136]+[.F135]" office:value-type="currency" office:currency="EUR" office:value="2756250" calcext:value-type="currency">
            <text:p>2 756 25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136]+(7*[.A137])" office:value-type="date" office:date-value="2022-06-01" calcext:value-type="date">
            <text:p>01-06-2022</text:p>
          </table:table-cell>
          <table:table-cell table:style-name="ce5" table:formula="of:=[.C136]+[.A137]" office:value-type="float" office:value="126" calcext:value-type="float">
            <text:p>126</text:p>
          </table:table-cell>
          <table:table-cell table:style-name="ce13" table:formula="of:=(-cpcu)*[.C137]+[.F137]" office:value-type="currency" office:currency="EUR" office:value="280350" calcext:value-type="currency">
            <text:p>280 350,00 €</text:p>
          </table:table-cell>
          <table:table-cell table:style-name="ce13" table:formula="of:=-financ+[.D137]" office:value-type="currency" office:currency="EUR" office:value="-719650" calcext:value-type="currency">
            <text:p>-719 650,00 €</text:p>
          </table:table-cell>
          <table:table-cell table:style-name="ce13" table:formula="of:=(50*7)*[.C137]+[.F136]" office:value-type="currency" office:currency="EUR" office:value="2800350" calcext:value-type="currency">
            <text:p>2 800 35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137]+(7*[.A138])" office:value-type="date" office:date-value="2022-06-08" calcext:value-type="date">
            <text:p>08-06-2022</text:p>
          </table:table-cell>
          <table:table-cell table:style-name="ce5" table:formula="of:=[.C137]+[.A138]" office:value-type="float" office:value="127" calcext:value-type="float">
            <text:p>127</text:p>
          </table:table-cell>
          <table:table-cell table:style-name="ce13" table:formula="of:=(-cpcu)*[.C138]+[.F138]" office:value-type="currency" office:currency="EUR" office:value="304800" calcext:value-type="currency">
            <text:p>304 800,00 €</text:p>
          </table:table-cell>
          <table:table-cell table:style-name="ce13" table:formula="of:=-financ+[.D138]" office:value-type="currency" office:currency="EUR" office:value="-695200" calcext:value-type="currency">
            <text:p>-695 200,00 €</text:p>
          </table:table-cell>
          <table:table-cell table:style-name="ce13" table:formula="of:=(50*7)*[.C138]+[.F137]" office:value-type="currency" office:currency="EUR" office:value="2844800" calcext:value-type="currency">
            <text:p>2 844 80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138]+(7*[.A139])" office:value-type="date" office:date-value="2022-06-15" calcext:value-type="date">
            <text:p>15-06-2022</text:p>
          </table:table-cell>
          <table:table-cell table:style-name="ce5" table:formula="of:=[.C138]+[.A139]" office:value-type="float" office:value="128" calcext:value-type="float">
            <text:p>128</text:p>
          </table:table-cell>
          <table:table-cell table:style-name="ce13" table:formula="of:=(-cpcu)*[.C139]+[.F139]" office:value-type="currency" office:currency="EUR" office:value="329600" calcext:value-type="currency">
            <text:p>329 600,00 €</text:p>
          </table:table-cell>
          <table:table-cell table:style-name="ce13" table:formula="of:=-financ+[.D139]" office:value-type="currency" office:currency="EUR" office:value="-670400" calcext:value-type="currency">
            <text:p>-670 400,00 €</text:p>
          </table:table-cell>
          <table:table-cell table:style-name="ce13" table:formula="of:=(50*7)*[.C139]+[.F138]" office:value-type="currency" office:currency="EUR" office:value="2889600" calcext:value-type="currency">
            <text:p>2 889 60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139]+(7*[.A140])" office:value-type="date" office:date-value="2022-06-22" calcext:value-type="date">
            <text:p>22-06-2022</text:p>
          </table:table-cell>
          <table:table-cell table:style-name="ce5" table:formula="of:=[.C139]+[.A140]" office:value-type="float" office:value="129" calcext:value-type="float">
            <text:p>129</text:p>
          </table:table-cell>
          <table:table-cell table:style-name="ce13" table:formula="of:=(-cpcu)*[.C140]+[.F140]" office:value-type="currency" office:currency="EUR" office:value="354750" calcext:value-type="currency">
            <text:p>354 750,00 €</text:p>
          </table:table-cell>
          <table:table-cell table:style-name="ce13" table:formula="of:=-financ+[.D140]" office:value-type="currency" office:currency="EUR" office:value="-645250" calcext:value-type="currency">
            <text:p>-645 250,00 €</text:p>
          </table:table-cell>
          <table:table-cell table:style-name="ce13" table:formula="of:=(50*7)*[.C140]+[.F139]" office:value-type="currency" office:currency="EUR" office:value="2934750" calcext:value-type="currency">
            <text:p>2 934 75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140]+(7*[.A141])" office:value-type="date" office:date-value="2022-06-29" calcext:value-type="date">
            <text:p>29-06-2022</text:p>
          </table:table-cell>
          <table:table-cell table:style-name="ce5" table:formula="of:=[.C140]+[.A141]" office:value-type="float" office:value="130" calcext:value-type="float">
            <text:p>130</text:p>
          </table:table-cell>
          <table:table-cell table:style-name="ce13" table:formula="of:=(-cpcu)*[.C141]+[.F141]" office:value-type="currency" office:currency="EUR" office:value="380250" calcext:value-type="currency">
            <text:p>380 250,00 €</text:p>
          </table:table-cell>
          <table:table-cell table:style-name="ce13" table:formula="of:=-financ+[.D141]" office:value-type="currency" office:currency="EUR" office:value="-619750" calcext:value-type="currency">
            <text:p>-619 750,00 €</text:p>
          </table:table-cell>
          <table:table-cell table:style-name="ce13" table:formula="of:=(50*7)*[.C141]+[.F140]" office:value-type="currency" office:currency="EUR" office:value="2980250" calcext:value-type="currency">
            <text:p>2 980 25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141]+(7*[.A142])" office:value-type="date" office:date-value="2022-07-06" calcext:value-type="date">
            <text:p>06-07-2022</text:p>
          </table:table-cell>
          <table:table-cell table:style-name="ce5" table:formula="of:=[.C141]+[.A142]" office:value-type="float" office:value="131" calcext:value-type="float">
            <text:p>131</text:p>
          </table:table-cell>
          <table:table-cell table:style-name="ce13" table:formula="of:=(-cpcu)*[.C142]+[.F142]" office:value-type="currency" office:currency="EUR" office:value="406100" calcext:value-type="currency">
            <text:p>406 100,00 €</text:p>
          </table:table-cell>
          <table:table-cell table:style-name="ce13" table:formula="of:=-financ+[.D142]" office:value-type="currency" office:currency="EUR" office:value="-593900" calcext:value-type="currency">
            <text:p>-593 900,00 €</text:p>
          </table:table-cell>
          <table:table-cell table:style-name="ce13" table:formula="of:=(50*7)*[.C142]+[.F141]" office:value-type="currency" office:currency="EUR" office:value="3026100" calcext:value-type="currency">
            <text:p>3 026 10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142]+(7*[.A143])" office:value-type="date" office:date-value="2022-07-13" calcext:value-type="date">
            <text:p>13-07-2022</text:p>
          </table:table-cell>
          <table:table-cell table:style-name="ce5" table:formula="of:=[.C142]+[.A143]" office:value-type="float" office:value="132" calcext:value-type="float">
            <text:p>132</text:p>
          </table:table-cell>
          <table:table-cell table:style-name="ce13" table:formula="of:=(-cpcu)*[.C143]+[.F143]" office:value-type="currency" office:currency="EUR" office:value="432300" calcext:value-type="currency">
            <text:p>432 300,00 €</text:p>
          </table:table-cell>
          <table:table-cell table:style-name="ce13" table:formula="of:=-financ+[.D143]" office:value-type="currency" office:currency="EUR" office:value="-567700" calcext:value-type="currency">
            <text:p>-567 700,00 €</text:p>
          </table:table-cell>
          <table:table-cell table:style-name="ce13" table:formula="of:=(50*7)*[.C143]+[.F142]" office:value-type="currency" office:currency="EUR" office:value="3072300" calcext:value-type="currency">
            <text:p>3 072 30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143]+(7*[.A144])" office:value-type="date" office:date-value="2022-07-20" calcext:value-type="date">
            <text:p>20-07-2022</text:p>
          </table:table-cell>
          <table:table-cell table:style-name="ce5" table:formula="of:=[.C143]+[.A144]" office:value-type="float" office:value="133" calcext:value-type="float">
            <text:p>133</text:p>
          </table:table-cell>
          <table:table-cell table:style-name="ce13" table:formula="of:=(-cpcu)*[.C144]+[.F144]" office:value-type="currency" office:currency="EUR" office:value="458850" calcext:value-type="currency">
            <text:p>458 850,00 €</text:p>
          </table:table-cell>
          <table:table-cell table:style-name="ce13" table:formula="of:=-financ+[.D144]" office:value-type="currency" office:currency="EUR" office:value="-541150" calcext:value-type="currency">
            <text:p>-541 150,00 €</text:p>
          </table:table-cell>
          <table:table-cell table:style-name="ce13" table:formula="of:=(50*7)*[.C144]+[.F143]" office:value-type="currency" office:currency="EUR" office:value="3118850" calcext:value-type="currency">
            <text:p>3 118 85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144]+(7*[.A145])" office:value-type="date" office:date-value="2022-07-27" calcext:value-type="date">
            <text:p>27-07-2022</text:p>
          </table:table-cell>
          <table:table-cell table:style-name="ce5" table:formula="of:=[.C144]+[.A145]" office:value-type="float" office:value="134" calcext:value-type="float">
            <text:p>134</text:p>
          </table:table-cell>
          <table:table-cell table:style-name="ce13" table:formula="of:=(-cpcu)*[.C145]+[.F145]" office:value-type="currency" office:currency="EUR" office:value="485750" calcext:value-type="currency">
            <text:p>485 750,00 €</text:p>
          </table:table-cell>
          <table:table-cell table:style-name="ce13" table:formula="of:=-financ+[.D145]" office:value-type="currency" office:currency="EUR" office:value="-514250" calcext:value-type="currency">
            <text:p>-514 250,00 €</text:p>
          </table:table-cell>
          <table:table-cell table:style-name="ce13" table:formula="of:=(50*7)*[.C145]+[.F144]" office:value-type="currency" office:currency="EUR" office:value="3165750" calcext:value-type="currency">
            <text:p>3 165 75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145]+(7*[.A146])" office:value-type="date" office:date-value="2022-08-03" calcext:value-type="date">
            <text:p>03-08-2022</text:p>
          </table:table-cell>
          <table:table-cell table:style-name="ce5" table:formula="of:=[.C145]+[.A146]" office:value-type="float" office:value="135" calcext:value-type="float">
            <text:p>135</text:p>
          </table:table-cell>
          <table:table-cell table:style-name="ce13" table:formula="of:=(-cpcu)*[.C146]+[.F146]" office:value-type="currency" office:currency="EUR" office:value="513000" calcext:value-type="currency">
            <text:p>513 000,00 €</text:p>
          </table:table-cell>
          <table:table-cell table:style-name="ce13" table:formula="of:=-financ+[.D146]" office:value-type="currency" office:currency="EUR" office:value="-487000" calcext:value-type="currency">
            <text:p>-487 000,00 €</text:p>
          </table:table-cell>
          <table:table-cell table:style-name="ce13" table:formula="of:=(50*7)*[.C146]+[.F145]" office:value-type="currency" office:currency="EUR" office:value="3213000" calcext:value-type="currency">
            <text:p>3 213 00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146]+(7*[.A147])" office:value-type="date" office:date-value="2022-08-10" calcext:value-type="date">
            <text:p>10-08-2022</text:p>
          </table:table-cell>
          <table:table-cell table:style-name="ce5" table:formula="of:=[.C146]+[.A147]" office:value-type="float" office:value="136" calcext:value-type="float">
            <text:p>136</text:p>
          </table:table-cell>
          <table:table-cell table:style-name="ce13" table:formula="of:=(-cpcu)*[.C147]+[.F147]" office:value-type="currency" office:currency="EUR" office:value="540600" calcext:value-type="currency">
            <text:p>540 600,00 €</text:p>
          </table:table-cell>
          <table:table-cell table:style-name="ce13" table:formula="of:=-financ+[.D147]" office:value-type="currency" office:currency="EUR" office:value="-459400" calcext:value-type="currency">
            <text:p>-459 400,00 €</text:p>
          </table:table-cell>
          <table:table-cell table:style-name="ce13" table:formula="of:=(50*7)*[.C147]+[.F146]" office:value-type="currency" office:currency="EUR" office:value="3260600" calcext:value-type="currency">
            <text:p>3 260 60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147]+(7*[.A148])" office:value-type="date" office:date-value="2022-08-17" calcext:value-type="date">
            <text:p>17-08-2022</text:p>
          </table:table-cell>
          <table:table-cell table:style-name="ce5" table:formula="of:=[.C147]+[.A148]" office:value-type="float" office:value="137" calcext:value-type="float">
            <text:p>137</text:p>
          </table:table-cell>
          <table:table-cell table:style-name="ce13" table:formula="of:=(-cpcu)*[.C148]+[.F148]" office:value-type="currency" office:currency="EUR" office:value="568550" calcext:value-type="currency">
            <text:p>568 550,00 €</text:p>
          </table:table-cell>
          <table:table-cell table:style-name="ce13" table:formula="of:=-financ+[.D148]" office:value-type="currency" office:currency="EUR" office:value="-431450" calcext:value-type="currency">
            <text:p>-431 450,00 €</text:p>
          </table:table-cell>
          <table:table-cell table:style-name="ce13" table:formula="of:=(50*7)*[.C148]+[.F147]" office:value-type="currency" office:currency="EUR" office:value="3308550" calcext:value-type="currency">
            <text:p>3 308 55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148]+(7*[.A149])" office:value-type="date" office:date-value="2022-08-24" calcext:value-type="date">
            <text:p>24-08-2022</text:p>
          </table:table-cell>
          <table:table-cell table:style-name="ce5" table:formula="of:=[.C148]+[.A149]" office:value-type="float" office:value="138" calcext:value-type="float">
            <text:p>138</text:p>
          </table:table-cell>
          <table:table-cell table:style-name="ce13" table:formula="of:=(-cpcu)*[.C149]+[.F149]" office:value-type="currency" office:currency="EUR" office:value="596850" calcext:value-type="currency">
            <text:p>596 850,00 €</text:p>
          </table:table-cell>
          <table:table-cell table:style-name="ce13" table:formula="of:=-financ+[.D149]" office:value-type="currency" office:currency="EUR" office:value="-403150" calcext:value-type="currency">
            <text:p>-403 150,00 €</text:p>
          </table:table-cell>
          <table:table-cell table:style-name="ce13" table:formula="of:=(50*7)*[.C149]+[.F148]" office:value-type="currency" office:currency="EUR" office:value="3356850" calcext:value-type="currency">
            <text:p>3 356 85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149]+(7*[.A150])" office:value-type="date" office:date-value="2022-08-31" calcext:value-type="date">
            <text:p>31-08-2022</text:p>
          </table:table-cell>
          <table:table-cell table:style-name="ce5" table:formula="of:=[.C149]+[.A150]" office:value-type="float" office:value="139" calcext:value-type="float">
            <text:p>139</text:p>
          </table:table-cell>
          <table:table-cell table:style-name="ce13" table:formula="of:=(-cpcu)*[.C150]+[.F150]" office:value-type="currency" office:currency="EUR" office:value="625500" calcext:value-type="currency">
            <text:p>625 500,00 €</text:p>
          </table:table-cell>
          <table:table-cell table:style-name="ce13" table:formula="of:=-financ+[.D150]" office:value-type="currency" office:currency="EUR" office:value="-374500" calcext:value-type="currency">
            <text:p>-374 500,00 €</text:p>
          </table:table-cell>
          <table:table-cell table:style-name="ce13" table:formula="of:=(50*7)*[.C150]+[.F149]" office:value-type="currency" office:currency="EUR" office:value="3405500" calcext:value-type="currency">
            <text:p>3 405 50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150]+(7*[.A151])" office:value-type="date" office:date-value="2022-09-07" calcext:value-type="date">
            <text:p>07-09-2022</text:p>
          </table:table-cell>
          <table:table-cell table:style-name="ce5" table:formula="of:=[.C150]+[.A151]" office:value-type="float" office:value="140" calcext:value-type="float">
            <text:p>140</text:p>
          </table:table-cell>
          <table:table-cell table:style-name="ce13" table:formula="of:=(-cpcu)*[.C151]+[.F151]" office:value-type="currency" office:currency="EUR" office:value="654500" calcext:value-type="currency">
            <text:p>654 500,00 €</text:p>
          </table:table-cell>
          <table:table-cell table:style-name="ce13" table:formula="of:=-financ+[.D151]" office:value-type="currency" office:currency="EUR" office:value="-345500" calcext:value-type="currency">
            <text:p>-345 500,00 €</text:p>
          </table:table-cell>
          <table:table-cell table:style-name="ce13" table:formula="of:=(50*7)*[.C151]+[.F150]" office:value-type="currency" office:currency="EUR" office:value="3454500" calcext:value-type="currency">
            <text:p>3 454 50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151]+(7*[.A152])" office:value-type="date" office:date-value="2022-09-14" calcext:value-type="date">
            <text:p>14-09-2022</text:p>
          </table:table-cell>
          <table:table-cell table:style-name="ce5" table:formula="of:=[.C151]+[.A152]" office:value-type="float" office:value="141" calcext:value-type="float">
            <text:p>141</text:p>
          </table:table-cell>
          <table:table-cell table:style-name="ce13" table:formula="of:=(-cpcu)*[.C152]+[.F152]" office:value-type="currency" office:currency="EUR" office:value="683850" calcext:value-type="currency">
            <text:p>683 850,00 €</text:p>
          </table:table-cell>
          <table:table-cell table:style-name="ce13" table:formula="of:=-financ+[.D152]" office:value-type="currency" office:currency="EUR" office:value="-316150" calcext:value-type="currency">
            <text:p>-316 150,00 €</text:p>
          </table:table-cell>
          <table:table-cell table:style-name="ce13" table:formula="of:=(50*7)*[.C152]+[.F151]" office:value-type="currency" office:currency="EUR" office:value="3503850" calcext:value-type="currency">
            <text:p>3 503 85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152]+(7*[.A153])" office:value-type="date" office:date-value="2022-09-21" calcext:value-type="date">
            <text:p>21-09-2022</text:p>
          </table:table-cell>
          <table:table-cell table:style-name="ce5" table:formula="of:=[.C152]+[.A153]" office:value-type="float" office:value="142" calcext:value-type="float">
            <text:p>142</text:p>
          </table:table-cell>
          <table:table-cell table:style-name="ce13" table:formula="of:=(-cpcu)*[.C153]+[.F153]" office:value-type="currency" office:currency="EUR" office:value="713550" calcext:value-type="currency">
            <text:p>713 550,00 €</text:p>
          </table:table-cell>
          <table:table-cell table:style-name="ce13" table:formula="of:=-financ+[.D153]" office:value-type="currency" office:currency="EUR" office:value="-286450" calcext:value-type="currency">
            <text:p>-286 450,00 €</text:p>
          </table:table-cell>
          <table:table-cell table:style-name="ce13" table:formula="of:=(50*7)*[.C153]+[.F152]" office:value-type="currency" office:currency="EUR" office:value="3553550" calcext:value-type="currency">
            <text:p>3 553 55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153]+(7*[.A154])" office:value-type="date" office:date-value="2022-09-28" calcext:value-type="date">
            <text:p>28-09-2022</text:p>
          </table:table-cell>
          <table:table-cell table:style-name="ce5" table:formula="of:=[.C153]+[.A154]" office:value-type="float" office:value="143" calcext:value-type="float">
            <text:p>143</text:p>
          </table:table-cell>
          <table:table-cell table:style-name="ce13" table:formula="of:=(-cpcu)*[.C154]+[.F154]" office:value-type="currency" office:currency="EUR" office:value="743600" calcext:value-type="currency">
            <text:p>743 600,00 €</text:p>
          </table:table-cell>
          <table:table-cell table:style-name="ce13" table:formula="of:=-financ+[.D154]" office:value-type="currency" office:currency="EUR" office:value="-256400" calcext:value-type="currency">
            <text:p>-256 400,00 €</text:p>
          </table:table-cell>
          <table:table-cell table:style-name="ce13" table:formula="of:=(50*7)*[.C154]+[.F153]" office:value-type="currency" office:currency="EUR" office:value="3603600" calcext:value-type="currency">
            <text:p>3 603 60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154]+(7*[.A155])" office:value-type="date" office:date-value="2022-10-05" calcext:value-type="date">
            <text:p>05-10-2022</text:p>
          </table:table-cell>
          <table:table-cell table:style-name="ce5" table:formula="of:=[.C154]+[.A155]" office:value-type="float" office:value="144" calcext:value-type="float">
            <text:p>144</text:p>
          </table:table-cell>
          <table:table-cell table:style-name="ce13" table:formula="of:=(-cpcu)*[.C155]+[.F155]" office:value-type="currency" office:currency="EUR" office:value="774000" calcext:value-type="currency">
            <text:p>774 000,00 €</text:p>
          </table:table-cell>
          <table:table-cell table:style-name="ce13" table:formula="of:=-financ+[.D155]" office:value-type="currency" office:currency="EUR" office:value="-226000" calcext:value-type="currency">
            <text:p>-226 000,00 €</text:p>
          </table:table-cell>
          <table:table-cell table:style-name="ce13" table:formula="of:=(50*7)*[.C155]+[.F154]" office:value-type="currency" office:currency="EUR" office:value="3654000" calcext:value-type="currency">
            <text:p>3 654 00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155]+(7*[.A156])" office:value-type="date" office:date-value="2022-10-12" calcext:value-type="date">
            <text:p>12-10-2022</text:p>
          </table:table-cell>
          <table:table-cell table:style-name="ce5" table:formula="of:=[.C155]+[.A156]" office:value-type="float" office:value="145" calcext:value-type="float">
            <text:p>145</text:p>
          </table:table-cell>
          <table:table-cell table:style-name="ce13" table:formula="of:=(-cpcu)*[.C156]+[.F156]" office:value-type="currency" office:currency="EUR" office:value="804750" calcext:value-type="currency">
            <text:p>804 750,00 €</text:p>
          </table:table-cell>
          <table:table-cell table:style-name="ce13" table:formula="of:=-financ+[.D156]" office:value-type="currency" office:currency="EUR" office:value="-195250" calcext:value-type="currency">
            <text:p>-195 250,00 €</text:p>
          </table:table-cell>
          <table:table-cell table:style-name="ce13" table:formula="of:=(50*7)*[.C156]+[.F155]" office:value-type="currency" office:currency="EUR" office:value="3704750" calcext:value-type="currency">
            <text:p>3 704 75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156]+(7*[.A157])" office:value-type="date" office:date-value="2022-10-19" calcext:value-type="date">
            <text:p>19-10-2022</text:p>
          </table:table-cell>
          <table:table-cell table:style-name="ce5" table:formula="of:=[.C156]+[.A157]" office:value-type="float" office:value="146" calcext:value-type="float">
            <text:p>146</text:p>
          </table:table-cell>
          <table:table-cell table:style-name="ce13" table:formula="of:=(-cpcu)*[.C157]+[.F157]" office:value-type="currency" office:currency="EUR" office:value="835850" calcext:value-type="currency">
            <text:p>835 850,00 €</text:p>
          </table:table-cell>
          <table:table-cell table:style-name="ce13" table:formula="of:=-financ+[.D157]" office:value-type="currency" office:currency="EUR" office:value="-164150" calcext:value-type="currency">
            <text:p>-164 150,00 €</text:p>
          </table:table-cell>
          <table:table-cell table:style-name="ce13" table:formula="of:=(50*7)*[.C157]+[.F156]" office:value-type="currency" office:currency="EUR" office:value="3755850" calcext:value-type="currency">
            <text:p>3 755 85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157]+(7*[.A158])" office:value-type="date" office:date-value="2022-10-26" calcext:value-type="date">
            <text:p>26-10-2022</text:p>
          </table:table-cell>
          <table:table-cell table:style-name="ce5" table:formula="of:=[.C157]+[.A158]" office:value-type="float" office:value="147" calcext:value-type="float">
            <text:p>147</text:p>
          </table:table-cell>
          <table:table-cell table:style-name="ce13" table:formula="of:=(-cpcu)*[.C158]+[.F158]" office:value-type="currency" office:currency="EUR" office:value="867300" calcext:value-type="currency">
            <text:p>867 300,00 €</text:p>
          </table:table-cell>
          <table:table-cell table:style-name="ce13" table:formula="of:=-financ+[.D158]" office:value-type="currency" office:currency="EUR" office:value="-132700" calcext:value-type="currency">
            <text:p>-132 700,00 €</text:p>
          </table:table-cell>
          <table:table-cell table:style-name="ce13" table:formula="of:=(50*7)*[.C158]+[.F157]" office:value-type="currency" office:currency="EUR" office:value="3807300" calcext:value-type="currency">
            <text:p>3 807 30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158]+(7*[.A159])" office:value-type="date" office:date-value="2022-11-02" calcext:value-type="date">
            <text:p>02-11-2022</text:p>
          </table:table-cell>
          <table:table-cell table:style-name="ce5" table:formula="of:=[.C158]+[.A159]" office:value-type="float" office:value="148" calcext:value-type="float">
            <text:p>148</text:p>
          </table:table-cell>
          <table:table-cell table:style-name="ce13" table:formula="of:=(-cpcu)*[.C159]+[.F159]" office:value-type="currency" office:currency="EUR" office:value="899100" calcext:value-type="currency">
            <text:p>899 100,00 €</text:p>
          </table:table-cell>
          <table:table-cell table:style-name="ce13" table:formula="of:=-financ+[.D159]" office:value-type="currency" office:currency="EUR" office:value="-100900" calcext:value-type="currency">
            <text:p>-100 900,00 €</text:p>
          </table:table-cell>
          <table:table-cell table:style-name="ce13" table:formula="of:=(50*7)*[.C159]+[.F158]" office:value-type="currency" office:currency="EUR" office:value="3859100" calcext:value-type="currency">
            <text:p>3 859 10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159]+(7*[.A160])" office:value-type="date" office:date-value="2022-11-09" calcext:value-type="date">
            <text:p>09-11-2022</text:p>
          </table:table-cell>
          <table:table-cell table:style-name="ce5" table:formula="of:=[.C159]+[.A160]" office:value-type="float" office:value="149" calcext:value-type="float">
            <text:p>149</text:p>
          </table:table-cell>
          <table:table-cell table:style-name="ce13" table:formula="of:=(-cpcu)*[.C160]+[.F160]" office:value-type="currency" office:currency="EUR" office:value="931250" calcext:value-type="currency">
            <text:p>931 250,00 €</text:p>
          </table:table-cell>
          <table:table-cell table:style-name="ce13" table:formula="of:=-financ+[.D160]" office:value-type="currency" office:currency="EUR" office:value="-68750" calcext:value-type="currency">
            <text:p>-68 750,00 €</text:p>
          </table:table-cell>
          <table:table-cell table:style-name="ce13" table:formula="of:=(50*7)*[.C160]+[.F159]" office:value-type="currency" office:currency="EUR" office:value="3911250" calcext:value-type="currency">
            <text:p>3 911 25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160]+(7*[.A161])" office:value-type="date" office:date-value="2022-11-16" calcext:value-type="date">
            <text:p>16-11-2022</text:p>
          </table:table-cell>
          <table:table-cell table:style-name="ce5" table:formula="of:=[.C160]+[.A161]" office:value-type="float" office:value="150" calcext:value-type="float">
            <text:p>150</text:p>
          </table:table-cell>
          <table:table-cell table:style-name="ce13" table:formula="of:=(-cpcu)*[.C161]+[.F161]" office:value-type="currency" office:currency="EUR" office:value="963750" calcext:value-type="currency">
            <text:p>963 750,00 €</text:p>
          </table:table-cell>
          <table:table-cell table:style-name="ce13" table:formula="of:=-financ+[.D161]" office:value-type="currency" office:currency="EUR" office:value="-36250" calcext:value-type="currency">
            <text:p>-36 250,00 €</text:p>
          </table:table-cell>
          <table:table-cell table:style-name="ce13" table:formula="of:=(50*7)*[.C161]+[.F160]" office:value-type="currency" office:currency="EUR" office:value="3963750" calcext:value-type="currency">
            <text:p>3 963 75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161]+(7*[.A162])" office:value-type="date" office:date-value="2022-11-23" calcext:value-type="date">
            <text:p>23-11-2022</text:p>
          </table:table-cell>
          <table:table-cell table:style-name="ce5" table:formula="of:=[.C161]+[.A162]" office:value-type="float" office:value="151" calcext:value-type="float">
            <text:p>151</text:p>
          </table:table-cell>
          <table:table-cell table:style-name="ce13" table:formula="of:=(-cpcu)*[.C162]+[.F162]" office:value-type="currency" office:currency="EUR" office:value="996600" calcext:value-type="currency">
            <text:p>996 600,00 €</text:p>
          </table:table-cell>
          <table:table-cell table:style-name="ce13" table:formula="of:=-financ+[.D162]" office:value-type="currency" office:currency="EUR" office:value="-3400" calcext:value-type="currency">
            <text:p>-3 400,00 €</text:p>
          </table:table-cell>
          <table:table-cell table:style-name="ce13" table:formula="of:=(50*7)*[.C162]+[.F161]" office:value-type="currency" office:currency="EUR" office:value="4016600" calcext:value-type="currency">
            <text:p>4 016 60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162]+(7*[.A163])" office:value-type="date" office:date-value="2022-11-30" calcext:value-type="date">
            <text:p>30-11-2022</text:p>
          </table:table-cell>
          <table:table-cell table:style-name="ce5" table:formula="of:=[.C162]+[.A163]" office:value-type="float" office:value="152" calcext:value-type="float">
            <text:p>152</text:p>
          </table:table-cell>
          <table:table-cell table:style-name="ce13" table:formula="of:=(-cpcu)*[.C163]+[.F163]" office:value-type="currency" office:currency="EUR" office:value="1029800" calcext:value-type="currency">
            <text:p>1 029 800,00 €</text:p>
          </table:table-cell>
          <table:table-cell table:style-name="ce13" table:formula="of:=-financ+[.D163]" office:value-type="currency" office:currency="EUR" office:value="29800" calcext:value-type="currency">
            <text:p>29 800,00 €</text:p>
          </table:table-cell>
          <table:table-cell table:style-name="ce13" table:formula="of:=(50*7)*[.C163]+[.F162]" office:value-type="currency" office:currency="EUR" office:value="4069800" calcext:value-type="currency">
            <text:p>4 069 80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163]+(7*[.A164])" office:value-type="date" office:date-value="2022-12-07" calcext:value-type="date">
            <text:p>07-12-2022</text:p>
          </table:table-cell>
          <table:table-cell table:style-name="ce5" table:formula="of:=[.C163]+[.A164]" office:value-type="float" office:value="153" calcext:value-type="float">
            <text:p>153</text:p>
          </table:table-cell>
          <table:table-cell table:style-name="ce13" table:formula="of:=(-cpcu)*[.C164]+[.F164]" office:value-type="currency" office:currency="EUR" office:value="1063350" calcext:value-type="currency">
            <text:p>1 063 350,00 €</text:p>
          </table:table-cell>
          <table:table-cell table:style-name="ce13" table:formula="of:=-financ+[.D164]" office:value-type="currency" office:currency="EUR" office:value="63350" calcext:value-type="currency">
            <text:p>63 350,00 €</text:p>
          </table:table-cell>
          <table:table-cell table:style-name="ce13" table:formula="of:=(50*7)*[.C164]+[.F163]" office:value-type="currency" office:currency="EUR" office:value="4123350" calcext:value-type="currency">
            <text:p>4 123 35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164]+(7*[.A165])" office:value-type="date" office:date-value="2022-12-14" calcext:value-type="date">
            <text:p>14-12-2022</text:p>
          </table:table-cell>
          <table:table-cell table:style-name="ce5" table:formula="of:=[.C164]+[.A165]" office:value-type="float" office:value="154" calcext:value-type="float">
            <text:p>154</text:p>
          </table:table-cell>
          <table:table-cell table:style-name="ce13" table:formula="of:=(-cpcu)*[.C165]+[.F165]" office:value-type="currency" office:currency="EUR" office:value="1097250" calcext:value-type="currency">
            <text:p>1 097 250,00 €</text:p>
          </table:table-cell>
          <table:table-cell table:style-name="ce13" table:formula="of:=-financ+[.D165]" office:value-type="currency" office:currency="EUR" office:value="97250" calcext:value-type="currency">
            <text:p>97 250,00 €</text:p>
          </table:table-cell>
          <table:table-cell table:style-name="ce13" table:formula="of:=(50*7)*[.C165]+[.F164]" office:value-type="currency" office:currency="EUR" office:value="4177250" calcext:value-type="currency">
            <text:p>4 177 25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165]+(7*[.A166])" office:value-type="date" office:date-value="2022-12-21" calcext:value-type="date">
            <text:p>21-12-2022</text:p>
          </table:table-cell>
          <table:table-cell table:style-name="ce5" table:formula="of:=[.C165]+[.A166]" office:value-type="float" office:value="155" calcext:value-type="float">
            <text:p>155</text:p>
          </table:table-cell>
          <table:table-cell table:style-name="ce13" table:formula="of:=(-cpcu)*[.C166]+[.F166]" office:value-type="currency" office:currency="EUR" office:value="1131500" calcext:value-type="currency">
            <text:p>1 131 500,00 €</text:p>
          </table:table-cell>
          <table:table-cell table:style-name="ce13" table:formula="of:=-financ+[.D166]" office:value-type="currency" office:currency="EUR" office:value="131500" calcext:value-type="currency">
            <text:p>131 500,00 €</text:p>
          </table:table-cell>
          <table:table-cell table:style-name="ce13" table:formula="of:=(50*7)*[.C166]+[.F165]" office:value-type="currency" office:currency="EUR" office:value="4231500" calcext:value-type="currency">
            <text:p>4 231 50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166]+(7*[.A167])" office:value-type="date" office:date-value="2022-12-28" calcext:value-type="date">
            <text:p>28-12-2022</text:p>
          </table:table-cell>
          <table:table-cell table:style-name="ce5" table:formula="of:=[.C166]+[.A167]" office:value-type="float" office:value="156" calcext:value-type="float">
            <text:p>156</text:p>
          </table:table-cell>
          <table:table-cell table:style-name="ce13" table:formula="of:=(-cpcu)*[.C167]+[.F167]" office:value-type="currency" office:currency="EUR" office:value="1166100" calcext:value-type="currency">
            <text:p>1 166 100,00 €</text:p>
          </table:table-cell>
          <table:table-cell table:style-name="ce13" table:formula="of:=-financ+[.D167]" office:value-type="currency" office:currency="EUR" office:value="166100" calcext:value-type="currency">
            <text:p>166 100,00 €</text:p>
          </table:table-cell>
          <table:table-cell table:style-name="ce13" table:formula="of:=(50*7)*[.C167]+[.F166]" office:value-type="currency" office:currency="EUR" office:value="4286100" calcext:value-type="currency">
            <text:p>4 286 10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167]+(7*[.A168])" office:value-type="date" office:date-value="2023-01-04" calcext:value-type="date">
            <text:p>04-01-2023</text:p>
          </table:table-cell>
          <table:table-cell table:style-name="ce5" table:formula="of:=[.C167]+[.A168]" office:value-type="float" office:value="157" calcext:value-type="float">
            <text:p>157</text:p>
          </table:table-cell>
          <table:table-cell table:style-name="ce13" table:formula="of:=(-cpcu)*[.C168]+[.F168]" office:value-type="currency" office:currency="EUR" office:value="1201050" calcext:value-type="currency">
            <text:p>1 201 050,00 €</text:p>
          </table:table-cell>
          <table:table-cell table:style-name="ce13" table:formula="of:=-financ+[.D168]" office:value-type="currency" office:currency="EUR" office:value="201050" calcext:value-type="currency">
            <text:p>201 050,00 €</text:p>
          </table:table-cell>
          <table:table-cell table:style-name="ce13" table:formula="of:=(50*7)*[.C168]+[.F167]" office:value-type="currency" office:currency="EUR" office:value="4341050" calcext:value-type="currency">
            <text:p>4 341 05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168]+(7*[.A169])" office:value-type="date" office:date-value="2023-01-11" calcext:value-type="date">
            <text:p>11-01-2023</text:p>
          </table:table-cell>
          <table:table-cell table:style-name="ce5" table:formula="of:=[.C168]+[.A169]" office:value-type="float" office:value="158" calcext:value-type="float">
            <text:p>158</text:p>
          </table:table-cell>
          <table:table-cell table:style-name="ce13" table:formula="of:=(-cpcu)*[.C169]+[.F169]" office:value-type="currency" office:currency="EUR" office:value="1236350" calcext:value-type="currency">
            <text:p>1 236 350,00 €</text:p>
          </table:table-cell>
          <table:table-cell table:style-name="ce13" table:formula="of:=-financ+[.D169]" office:value-type="currency" office:currency="EUR" office:value="236350" calcext:value-type="currency">
            <text:p>236 350,00 €</text:p>
          </table:table-cell>
          <table:table-cell table:style-name="ce13" table:formula="of:=(50*7)*[.C169]+[.F168]" office:value-type="currency" office:currency="EUR" office:value="4396350" calcext:value-type="currency">
            <text:p>4 396 35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169]+(7*[.A170])" office:value-type="date" office:date-value="2023-01-18" calcext:value-type="date">
            <text:p>18-01-2023</text:p>
          </table:table-cell>
          <table:table-cell table:style-name="ce5" table:formula="of:=[.C169]+[.A170]" office:value-type="float" office:value="159" calcext:value-type="float">
            <text:p>159</text:p>
          </table:table-cell>
          <table:table-cell table:style-name="ce13" table:formula="of:=(-cpcu)*[.C170]+[.F170]" office:value-type="currency" office:currency="EUR" office:value="1272000" calcext:value-type="currency">
            <text:p>1 272 000,00 €</text:p>
          </table:table-cell>
          <table:table-cell table:style-name="ce13" table:formula="of:=-financ+[.D170]" office:value-type="currency" office:currency="EUR" office:value="272000" calcext:value-type="currency">
            <text:p>272 000,00 €</text:p>
          </table:table-cell>
          <table:table-cell table:style-name="ce13" table:formula="of:=(50*7)*[.C170]+[.F169]" office:value-type="currency" office:currency="EUR" office:value="4452000" calcext:value-type="currency">
            <text:p>4 452 00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170]+(7*[.A171])" office:value-type="date" office:date-value="2023-01-25" calcext:value-type="date">
            <text:p>25-01-2023</text:p>
          </table:table-cell>
          <table:table-cell table:style-name="ce5" table:formula="of:=[.C170]+[.A171]" office:value-type="float" office:value="160" calcext:value-type="float">
            <text:p>160</text:p>
          </table:table-cell>
          <table:table-cell table:style-name="ce13" table:formula="of:=(-cpcu)*[.C171]+[.F171]" office:value-type="currency" office:currency="EUR" office:value="1308000" calcext:value-type="currency">
            <text:p>1 308 000,00 €</text:p>
          </table:table-cell>
          <table:table-cell table:style-name="ce13" table:formula="of:=-financ+[.D171]" office:value-type="currency" office:currency="EUR" office:value="308000" calcext:value-type="currency">
            <text:p>308 000,00 €</text:p>
          </table:table-cell>
          <table:table-cell table:style-name="ce13" table:formula="of:=(50*7)*[.C171]+[.F170]" office:value-type="currency" office:currency="EUR" office:value="4508000" calcext:value-type="currency">
            <text:p>4 508 00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171]+(7*[.A172])" office:value-type="date" office:date-value="2023-02-01" calcext:value-type="date">
            <text:p>01-02-2023</text:p>
          </table:table-cell>
          <table:table-cell table:style-name="ce5" table:formula="of:=[.C171]+[.A172]" office:value-type="float" office:value="161" calcext:value-type="float">
            <text:p>161</text:p>
          </table:table-cell>
          <table:table-cell table:style-name="ce13" table:formula="of:=(-cpcu)*[.C172]+[.F172]" office:value-type="currency" office:currency="EUR" office:value="1344350" calcext:value-type="currency">
            <text:p>1 344 350,00 €</text:p>
          </table:table-cell>
          <table:table-cell table:style-name="ce13" table:formula="of:=-financ+[.D172]" office:value-type="currency" office:currency="EUR" office:value="344350" calcext:value-type="currency">
            <text:p>344 350,00 €</text:p>
          </table:table-cell>
          <table:table-cell table:style-name="ce13" table:formula="of:=(50*7)*[.C172]+[.F171]" office:value-type="currency" office:currency="EUR" office:value="4564350" calcext:value-type="currency">
            <text:p>4 564 35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172]+(7*[.A173])" office:value-type="date" office:date-value="2023-02-08" calcext:value-type="date">
            <text:p>08-02-2023</text:p>
          </table:table-cell>
          <table:table-cell table:style-name="ce5" table:formula="of:=[.C172]+[.A173]" office:value-type="float" office:value="162" calcext:value-type="float">
            <text:p>162</text:p>
          </table:table-cell>
          <table:table-cell table:style-name="ce13" table:formula="of:=(-cpcu)*[.C173]+[.F173]" office:value-type="currency" office:currency="EUR" office:value="1381050" calcext:value-type="currency">
            <text:p>1 381 050,00 €</text:p>
          </table:table-cell>
          <table:table-cell table:style-name="ce13" table:formula="of:=-financ+[.D173]" office:value-type="currency" office:currency="EUR" office:value="381050" calcext:value-type="currency">
            <text:p>381 050,00 €</text:p>
          </table:table-cell>
          <table:table-cell table:style-name="ce13" table:formula="of:=(50*7)*[.C173]+[.F172]" office:value-type="currency" office:currency="EUR" office:value="4621050" calcext:value-type="currency">
            <text:p>4 621 05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173]+(7*[.A174])" office:value-type="date" office:date-value="2023-02-15" calcext:value-type="date">
            <text:p>15-02-2023</text:p>
          </table:table-cell>
          <table:table-cell table:style-name="ce5" table:formula="of:=[.C173]+[.A174]" office:value-type="float" office:value="163" calcext:value-type="float">
            <text:p>163</text:p>
          </table:table-cell>
          <table:table-cell table:style-name="ce13" table:formula="of:=(-cpcu)*[.C174]+[.F174]" office:value-type="currency" office:currency="EUR" office:value="1418100" calcext:value-type="currency">
            <text:p>1 418 100,00 €</text:p>
          </table:table-cell>
          <table:table-cell table:style-name="ce13" table:formula="of:=-financ+[.D174]" office:value-type="currency" office:currency="EUR" office:value="418100" calcext:value-type="currency">
            <text:p>418 100,00 €</text:p>
          </table:table-cell>
          <table:table-cell table:style-name="ce13" table:formula="of:=(50*7)*[.C174]+[.F173]" office:value-type="currency" office:currency="EUR" office:value="4678100" calcext:value-type="currency">
            <text:p>4 678 10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174]+(7*[.A175])" office:value-type="date" office:date-value="2023-02-22" calcext:value-type="date">
            <text:p>22-02-2023</text:p>
          </table:table-cell>
          <table:table-cell table:style-name="ce5" table:formula="of:=[.C174]+[.A175]" office:value-type="float" office:value="164" calcext:value-type="float">
            <text:p>164</text:p>
          </table:table-cell>
          <table:table-cell table:style-name="ce13" table:formula="of:=(-cpcu)*[.C175]+[.F175]" office:value-type="currency" office:currency="EUR" office:value="1455500" calcext:value-type="currency">
            <text:p>1 455 500,00 €</text:p>
          </table:table-cell>
          <table:table-cell table:style-name="ce13" table:formula="of:=-financ+[.D175]" office:value-type="currency" office:currency="EUR" office:value="455500" calcext:value-type="currency">
            <text:p>455 500,00 €</text:p>
          </table:table-cell>
          <table:table-cell table:style-name="ce13" table:formula="of:=(50*7)*[.C175]+[.F174]" office:value-type="currency" office:currency="EUR" office:value="4735500" calcext:value-type="currency">
            <text:p>4 735 50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175]+(7*[.A176])" office:value-type="date" office:date-value="2023-03-01" calcext:value-type="date">
            <text:p>01-03-2023</text:p>
          </table:table-cell>
          <table:table-cell table:style-name="ce5" table:formula="of:=[.C175]+[.A176]" office:value-type="float" office:value="165" calcext:value-type="float">
            <text:p>165</text:p>
          </table:table-cell>
          <table:table-cell table:style-name="ce13" table:formula="of:=(-cpcu)*[.C176]+[.F176]" office:value-type="currency" office:currency="EUR" office:value="1493250" calcext:value-type="currency">
            <text:p>1 493 250,00 €</text:p>
          </table:table-cell>
          <table:table-cell table:style-name="ce13" table:formula="of:=-financ+[.D176]" office:value-type="currency" office:currency="EUR" office:value="493250" calcext:value-type="currency">
            <text:p>493 250,00 €</text:p>
          </table:table-cell>
          <table:table-cell table:style-name="ce13" table:formula="of:=(50*7)*[.C176]+[.F175]" office:value-type="currency" office:currency="EUR" office:value="4793250" calcext:value-type="currency">
            <text:p>4 793 25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176]+(7*[.A177])" office:value-type="date" office:date-value="2023-03-08" calcext:value-type="date">
            <text:p>08-03-2023</text:p>
          </table:table-cell>
          <table:table-cell table:style-name="ce5" table:formula="of:=[.C176]+[.A177]" office:value-type="float" office:value="166" calcext:value-type="float">
            <text:p>166</text:p>
          </table:table-cell>
          <table:table-cell table:style-name="ce13" table:formula="of:=(-cpcu)*[.C177]+[.F177]" office:value-type="currency" office:currency="EUR" office:value="1531350" calcext:value-type="currency">
            <text:p>1 531 350,00 €</text:p>
          </table:table-cell>
          <table:table-cell table:style-name="ce13" table:formula="of:=-financ+[.D177]" office:value-type="currency" office:currency="EUR" office:value="531350" calcext:value-type="currency">
            <text:p>531 350,00 €</text:p>
          </table:table-cell>
          <table:table-cell table:style-name="ce13" table:formula="of:=(50*7)*[.C177]+[.F176]" office:value-type="currency" office:currency="EUR" office:value="4851350" calcext:value-type="currency">
            <text:p>4 851 35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177]+(7*[.A178])" office:value-type="date" office:date-value="2023-03-15" calcext:value-type="date">
            <text:p>15-03-2023</text:p>
          </table:table-cell>
          <table:table-cell table:style-name="ce5" table:formula="of:=[.C177]+[.A178]" office:value-type="float" office:value="167" calcext:value-type="float">
            <text:p>167</text:p>
          </table:table-cell>
          <table:table-cell table:style-name="ce13" table:formula="of:=(-cpcu)*[.C178]+[.F178]" office:value-type="currency" office:currency="EUR" office:value="1569800" calcext:value-type="currency">
            <text:p>1 569 800,00 €</text:p>
          </table:table-cell>
          <table:table-cell table:style-name="ce13" table:formula="of:=-financ+[.D178]" office:value-type="currency" office:currency="EUR" office:value="569800" calcext:value-type="currency">
            <text:p>569 800,00 €</text:p>
          </table:table-cell>
          <table:table-cell table:style-name="ce13" table:formula="of:=(50*7)*[.C178]+[.F177]" office:value-type="currency" office:currency="EUR" office:value="4909800" calcext:value-type="currency">
            <text:p>4 909 80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178]+(7*[.A179])" office:value-type="date" office:date-value="2023-03-22" calcext:value-type="date">
            <text:p>22-03-2023</text:p>
          </table:table-cell>
          <table:table-cell table:style-name="ce5" table:formula="of:=[.C178]+[.A179]" office:value-type="float" office:value="168" calcext:value-type="float">
            <text:p>168</text:p>
          </table:table-cell>
          <table:table-cell table:style-name="ce13" table:formula="of:=(-cpcu)*[.C179]+[.F179]" office:value-type="currency" office:currency="EUR" office:value="1608600" calcext:value-type="currency">
            <text:p>1 608 600,00 €</text:p>
          </table:table-cell>
          <table:table-cell table:style-name="ce13" table:formula="of:=-financ+[.D179]" office:value-type="currency" office:currency="EUR" office:value="608600" calcext:value-type="currency">
            <text:p>608 600,00 €</text:p>
          </table:table-cell>
          <table:table-cell table:style-name="ce13" table:formula="of:=(50*7)*[.C179]+[.F178]" office:value-type="currency" office:currency="EUR" office:value="4968600" calcext:value-type="currency">
            <text:p>4 968 60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179]+(7*[.A180])" office:value-type="date" office:date-value="2023-03-29" calcext:value-type="date">
            <text:p>29-03-2023</text:p>
          </table:table-cell>
          <table:table-cell table:style-name="ce5" table:formula="of:=[.C179]+[.A180]" office:value-type="float" office:value="169" calcext:value-type="float">
            <text:p>169</text:p>
          </table:table-cell>
          <table:table-cell table:style-name="ce13" table:formula="of:=(-cpcu)*[.C180]+[.F180]" office:value-type="currency" office:currency="EUR" office:value="1647750" calcext:value-type="currency">
            <text:p>1 647 750,00 €</text:p>
          </table:table-cell>
          <table:table-cell table:style-name="ce13" table:formula="of:=-financ+[.D180]" office:value-type="currency" office:currency="EUR" office:value="647750" calcext:value-type="currency">
            <text:p>647 750,00 €</text:p>
          </table:table-cell>
          <table:table-cell table:style-name="ce13" table:formula="of:=(50*7)*[.C180]+[.F179]" office:value-type="currency" office:currency="EUR" office:value="5027750" calcext:value-type="currency">
            <text:p>5 027 75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180]+(7*[.A181])" office:value-type="date" office:date-value="2023-04-05" calcext:value-type="date">
            <text:p>05-04-2023</text:p>
          </table:table-cell>
          <table:table-cell table:style-name="ce5" table:formula="of:=[.C180]+[.A181]" office:value-type="float" office:value="170" calcext:value-type="float">
            <text:p>170</text:p>
          </table:table-cell>
          <table:table-cell table:style-name="ce13" table:formula="of:=(-cpcu)*[.C181]+[.F181]" office:value-type="currency" office:currency="EUR" office:value="1687250" calcext:value-type="currency">
            <text:p>1 687 250,00 €</text:p>
          </table:table-cell>
          <table:table-cell table:style-name="ce13" table:formula="of:=-financ+[.D181]" office:value-type="currency" office:currency="EUR" office:value="687250" calcext:value-type="currency">
            <text:p>687 250,00 €</text:p>
          </table:table-cell>
          <table:table-cell table:style-name="ce13" table:formula="of:=(50*7)*[.C181]+[.F180]" office:value-type="currency" office:currency="EUR" office:value="5087250" calcext:value-type="currency">
            <text:p>5 087 25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181]+(7*[.A182])" office:value-type="date" office:date-value="2023-04-12" calcext:value-type="date">
            <text:p>12-04-2023</text:p>
          </table:table-cell>
          <table:table-cell table:style-name="ce5" table:formula="of:=[.C181]+[.A182]" office:value-type="float" office:value="171" calcext:value-type="float">
            <text:p>171</text:p>
          </table:table-cell>
          <table:table-cell table:style-name="ce13" table:formula="of:=(-cpcu)*[.C182]+[.F182]" office:value-type="currency" office:currency="EUR" office:value="1727100" calcext:value-type="currency">
            <text:p>1 727 100,00 €</text:p>
          </table:table-cell>
          <table:table-cell table:style-name="ce13" table:formula="of:=-financ+[.D182]" office:value-type="currency" office:currency="EUR" office:value="727100" calcext:value-type="currency">
            <text:p>727 100,00 €</text:p>
          </table:table-cell>
          <table:table-cell table:style-name="ce13" table:formula="of:=(50*7)*[.C182]+[.F181]" office:value-type="currency" office:currency="EUR" office:value="5147100" calcext:value-type="currency">
            <text:p>5 147 10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182]+(7*[.A183])" office:value-type="date" office:date-value="2023-04-19" calcext:value-type="date">
            <text:p>19-04-2023</text:p>
          </table:table-cell>
          <table:table-cell table:style-name="ce5" table:formula="of:=[.C182]+[.A183]" office:value-type="float" office:value="172" calcext:value-type="float">
            <text:p>172</text:p>
          </table:table-cell>
          <table:table-cell table:style-name="ce13" table:formula="of:=(-cpcu)*[.C183]+[.F183]" office:value-type="currency" office:currency="EUR" office:value="1767300" calcext:value-type="currency">
            <text:p>1 767 300,00 €</text:p>
          </table:table-cell>
          <table:table-cell table:style-name="ce13" table:formula="of:=-financ+[.D183]" office:value-type="currency" office:currency="EUR" office:value="767300" calcext:value-type="currency">
            <text:p>767 300,00 €</text:p>
          </table:table-cell>
          <table:table-cell table:style-name="ce13" table:formula="of:=(50*7)*[.C183]+[.F182]" office:value-type="currency" office:currency="EUR" office:value="5207300" calcext:value-type="currency">
            <text:p>5 207 30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183]+(7*[.A184])" office:value-type="date" office:date-value="2023-04-26" calcext:value-type="date">
            <text:p>26-04-2023</text:p>
          </table:table-cell>
          <table:table-cell table:style-name="ce5" table:formula="of:=[.C183]+[.A184]" office:value-type="float" office:value="173" calcext:value-type="float">
            <text:p>173</text:p>
          </table:table-cell>
          <table:table-cell table:style-name="ce13" table:formula="of:=(-cpcu)*[.C184]+[.F184]" office:value-type="currency" office:currency="EUR" office:value="1807850" calcext:value-type="currency">
            <text:p>1 807 850,00 €</text:p>
          </table:table-cell>
          <table:table-cell table:style-name="ce13" table:formula="of:=-financ+[.D184]" office:value-type="currency" office:currency="EUR" office:value="807850" calcext:value-type="currency">
            <text:p>807 850,00 €</text:p>
          </table:table-cell>
          <table:table-cell table:style-name="ce13" table:formula="of:=(50*7)*[.C184]+[.F183]" office:value-type="currency" office:currency="EUR" office:value="5267850" calcext:value-type="currency">
            <text:p>5 267 85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184]+(7*[.A185])" office:value-type="date" office:date-value="2023-05-03" calcext:value-type="date">
            <text:p>03-05-2023</text:p>
          </table:table-cell>
          <table:table-cell table:style-name="ce5" table:formula="of:=[.C184]+[.A185]" office:value-type="float" office:value="174" calcext:value-type="float">
            <text:p>174</text:p>
          </table:table-cell>
          <table:table-cell table:style-name="ce13" table:formula="of:=(-cpcu)*[.C185]+[.F185]" office:value-type="currency" office:currency="EUR" office:value="1848750" calcext:value-type="currency">
            <text:p>1 848 750,00 €</text:p>
          </table:table-cell>
          <table:table-cell table:style-name="ce13" table:formula="of:=-financ+[.D185]" office:value-type="currency" office:currency="EUR" office:value="848750" calcext:value-type="currency">
            <text:p>848 750,00 €</text:p>
          </table:table-cell>
          <table:table-cell table:style-name="ce13" table:formula="of:=(50*7)*[.C185]+[.F184]" office:value-type="currency" office:currency="EUR" office:value="5328750" calcext:value-type="currency">
            <text:p>5 328 75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185]+(7*[.A186])" office:value-type="date" office:date-value="2023-05-10" calcext:value-type="date">
            <text:p>10-05-2023</text:p>
          </table:table-cell>
          <table:table-cell table:style-name="ce5" table:formula="of:=[.C185]+[.A186]" office:value-type="float" office:value="175" calcext:value-type="float">
            <text:p>175</text:p>
          </table:table-cell>
          <table:table-cell table:style-name="ce13" table:formula="of:=(-cpcu)*[.C186]+[.F186]" office:value-type="currency" office:currency="EUR" office:value="1890000" calcext:value-type="currency">
            <text:p>1 890 000,00 €</text:p>
          </table:table-cell>
          <table:table-cell table:style-name="ce13" table:formula="of:=-financ+[.D186]" office:value-type="currency" office:currency="EUR" office:value="890000" calcext:value-type="currency">
            <text:p>890 000,00 €</text:p>
          </table:table-cell>
          <table:table-cell table:style-name="ce13" table:formula="of:=(50*7)*[.C186]+[.F185]" office:value-type="currency" office:currency="EUR" office:value="5390000" calcext:value-type="currency">
            <text:p>5 390 00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186]+(7*[.A187])" office:value-type="date" office:date-value="2023-05-17" calcext:value-type="date">
            <text:p>17-05-2023</text:p>
          </table:table-cell>
          <table:table-cell table:style-name="ce5" table:formula="of:=[.C186]+[.A187]" office:value-type="float" office:value="176" calcext:value-type="float">
            <text:p>176</text:p>
          </table:table-cell>
          <table:table-cell table:style-name="ce13" table:formula="of:=(-cpcu)*[.C187]+[.F187]" office:value-type="currency" office:currency="EUR" office:value="1931600" calcext:value-type="currency">
            <text:p>1 931 600,00 €</text:p>
          </table:table-cell>
          <table:table-cell table:style-name="ce13" table:formula="of:=-financ+[.D187]" office:value-type="currency" office:currency="EUR" office:value="931600" calcext:value-type="currency">
            <text:p>931 600,00 €</text:p>
          </table:table-cell>
          <table:table-cell table:style-name="ce13" table:formula="of:=(50*7)*[.C187]+[.F186]" office:value-type="currency" office:currency="EUR" office:value="5451600" calcext:value-type="currency">
            <text:p>5 451 60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187]+(7*[.A188])" office:value-type="date" office:date-value="2023-05-24" calcext:value-type="date">
            <text:p>24-05-2023</text:p>
          </table:table-cell>
          <table:table-cell table:style-name="ce5" table:formula="of:=[.C187]+[.A188]" office:value-type="float" office:value="177" calcext:value-type="float">
            <text:p>177</text:p>
          </table:table-cell>
          <table:table-cell table:style-name="ce13" table:formula="of:=(-cpcu)*[.C188]+[.F188]" office:value-type="currency" office:currency="EUR" office:value="1973550" calcext:value-type="currency">
            <text:p>1 973 550,00 €</text:p>
          </table:table-cell>
          <table:table-cell table:style-name="ce13" table:formula="of:=-financ+[.D188]" office:value-type="currency" office:currency="EUR" office:value="973550" calcext:value-type="currency">
            <text:p>973 550,00 €</text:p>
          </table:table-cell>
          <table:table-cell table:style-name="ce13" table:formula="of:=(50*7)*[.C188]+[.F187]" office:value-type="currency" office:currency="EUR" office:value="5513550" calcext:value-type="currency">
            <text:p>5 513 55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188]+(7*[.A189])" office:value-type="date" office:date-value="2023-05-31" calcext:value-type="date">
            <text:p>31-05-2023</text:p>
          </table:table-cell>
          <table:table-cell table:style-name="ce5" table:formula="of:=[.C188]+[.A189]" office:value-type="float" office:value="178" calcext:value-type="float">
            <text:p>178</text:p>
          </table:table-cell>
          <table:table-cell table:style-name="ce13" table:formula="of:=(-cpcu)*[.C189]+[.F189]" office:value-type="currency" office:currency="EUR" office:value="2015850" calcext:value-type="currency">
            <text:p>2 015 850,00 €</text:p>
          </table:table-cell>
          <table:table-cell table:style-name="ce13" table:formula="of:=-financ+[.D189]" office:value-type="currency" office:currency="EUR" office:value="1015850" calcext:value-type="currency">
            <text:p>1 015 850,00 €</text:p>
          </table:table-cell>
          <table:table-cell table:style-name="ce13" table:formula="of:=(50*7)*[.C189]+[.F188]" office:value-type="currency" office:currency="EUR" office:value="5575850" calcext:value-type="currency">
            <text:p>5 575 85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189]+(7*[.A190])" office:value-type="date" office:date-value="2023-06-07" calcext:value-type="date">
            <text:p>07-06-2023</text:p>
          </table:table-cell>
          <table:table-cell table:style-name="ce5" table:formula="of:=[.C189]+[.A190]" office:value-type="float" office:value="179" calcext:value-type="float">
            <text:p>179</text:p>
          </table:table-cell>
          <table:table-cell table:style-name="ce13" table:formula="of:=(-cpcu)*[.C190]+[.F190]" office:value-type="currency" office:currency="EUR" office:value="2058500" calcext:value-type="currency">
            <text:p>2 058 500,00 €</text:p>
          </table:table-cell>
          <table:table-cell table:style-name="ce13" table:formula="of:=-financ+[.D190]" office:value-type="currency" office:currency="EUR" office:value="1058500" calcext:value-type="currency">
            <text:p>1 058 500,00 €</text:p>
          </table:table-cell>
          <table:table-cell table:style-name="ce13" table:formula="of:=(50*7)*[.C190]+[.F189]" office:value-type="currency" office:currency="EUR" office:value="5638500" calcext:value-type="currency">
            <text:p>5 638 50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190]+(7*[.A191])" office:value-type="date" office:date-value="2023-06-14" calcext:value-type="date">
            <text:p>14-06-2023</text:p>
          </table:table-cell>
          <table:table-cell table:style-name="ce5" table:formula="of:=[.C190]+[.A191]" office:value-type="float" office:value="180" calcext:value-type="float">
            <text:p>180</text:p>
          </table:table-cell>
          <table:table-cell table:style-name="ce13" table:formula="of:=(-cpcu)*[.C191]+[.F191]" office:value-type="currency" office:currency="EUR" office:value="2101500" calcext:value-type="currency">
            <text:p>2 101 500,00 €</text:p>
          </table:table-cell>
          <table:table-cell table:style-name="ce13" table:formula="of:=-financ+[.D191]" office:value-type="currency" office:currency="EUR" office:value="1101500" calcext:value-type="currency">
            <text:p>1 101 500,00 €</text:p>
          </table:table-cell>
          <table:table-cell table:style-name="ce13" table:formula="of:=(50*7)*[.C191]+[.F190]" office:value-type="currency" office:currency="EUR" office:value="5701500" calcext:value-type="currency">
            <text:p>5 701 50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191]+(7*[.A192])" office:value-type="date" office:date-value="2023-06-21" calcext:value-type="date">
            <text:p>21-06-2023</text:p>
          </table:table-cell>
          <table:table-cell table:style-name="ce5" table:formula="of:=[.C191]+[.A192]" office:value-type="float" office:value="181" calcext:value-type="float">
            <text:p>181</text:p>
          </table:table-cell>
          <table:table-cell table:style-name="ce13" table:formula="of:=(-cpcu)*[.C192]+[.F192]" office:value-type="currency" office:currency="EUR" office:value="2144850" calcext:value-type="currency">
            <text:p>2 144 850,00 €</text:p>
          </table:table-cell>
          <table:table-cell table:style-name="ce13" table:formula="of:=-financ+[.D192]" office:value-type="currency" office:currency="EUR" office:value="1144850" calcext:value-type="currency">
            <text:p>1 144 850,00 €</text:p>
          </table:table-cell>
          <table:table-cell table:style-name="ce13" table:formula="of:=(50*7)*[.C192]+[.F191]" office:value-type="currency" office:currency="EUR" office:value="5764850" calcext:value-type="currency">
            <text:p>5 764 85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192]+(7*[.A193])" office:value-type="date" office:date-value="2023-06-28" calcext:value-type="date">
            <text:p>28-06-2023</text:p>
          </table:table-cell>
          <table:table-cell table:style-name="ce5" table:formula="of:=[.C192]+[.A193]" office:value-type="float" office:value="182" calcext:value-type="float">
            <text:p>182</text:p>
          </table:table-cell>
          <table:table-cell table:style-name="ce13" table:formula="of:=(-cpcu)*[.C193]+[.F193]" office:value-type="currency" office:currency="EUR" office:value="2188550" calcext:value-type="currency">
            <text:p>2 188 550,00 €</text:p>
          </table:table-cell>
          <table:table-cell table:style-name="ce13" table:formula="of:=-financ+[.D193]" office:value-type="currency" office:currency="EUR" office:value="1188550" calcext:value-type="currency">
            <text:p>1 188 550,00 €</text:p>
          </table:table-cell>
          <table:table-cell table:style-name="ce13" table:formula="of:=(50*7)*[.C193]+[.F192]" office:value-type="currency" office:currency="EUR" office:value="5828550" calcext:value-type="currency">
            <text:p>5 828 55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193]+(7*[.A194])" office:value-type="date" office:date-value="2023-07-05" calcext:value-type="date">
            <text:p>05-07-2023</text:p>
          </table:table-cell>
          <table:table-cell table:style-name="ce5" table:formula="of:=[.C193]+[.A194]" office:value-type="float" office:value="183" calcext:value-type="float">
            <text:p>183</text:p>
          </table:table-cell>
          <table:table-cell table:style-name="ce13" table:formula="of:=(-cpcu)*[.C194]+[.F194]" office:value-type="currency" office:currency="EUR" office:value="2232600" calcext:value-type="currency">
            <text:p>2 232 600,00 €</text:p>
          </table:table-cell>
          <table:table-cell table:style-name="ce13" table:formula="of:=-financ+[.D194]" office:value-type="currency" office:currency="EUR" office:value="1232600" calcext:value-type="currency">
            <text:p>1 232 600,00 €</text:p>
          </table:table-cell>
          <table:table-cell table:style-name="ce13" table:formula="of:=(50*7)*[.C194]+[.F193]" office:value-type="currency" office:currency="EUR" office:value="5892600" calcext:value-type="currency">
            <text:p>5 892 60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194]+(7*[.A195])" office:value-type="date" office:date-value="2023-07-12" calcext:value-type="date">
            <text:p>12-07-2023</text:p>
          </table:table-cell>
          <table:table-cell table:style-name="ce5" table:formula="of:=[.C194]+[.A195]" office:value-type="float" office:value="184" calcext:value-type="float">
            <text:p>184</text:p>
          </table:table-cell>
          <table:table-cell table:style-name="ce13" table:formula="of:=(-cpcu)*[.C195]+[.F195]" office:value-type="currency" office:currency="EUR" office:value="2277000" calcext:value-type="currency">
            <text:p>2 277 000,00 €</text:p>
          </table:table-cell>
          <table:table-cell table:style-name="ce13" table:formula="of:=-financ+[.D195]" office:value-type="currency" office:currency="EUR" office:value="1277000" calcext:value-type="currency">
            <text:p>1 277 000,00 €</text:p>
          </table:table-cell>
          <table:table-cell table:style-name="ce13" table:formula="of:=(50*7)*[.C195]+[.F194]" office:value-type="currency" office:currency="EUR" office:value="5957000" calcext:value-type="currency">
            <text:p>5 957 00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195]+(7*[.A196])" office:value-type="date" office:date-value="2023-07-19" calcext:value-type="date">
            <text:p>19-07-2023</text:p>
          </table:table-cell>
          <table:table-cell table:style-name="ce5" table:formula="of:=[.C195]+[.A196]" office:value-type="float" office:value="185" calcext:value-type="float">
            <text:p>185</text:p>
          </table:table-cell>
          <table:table-cell table:style-name="ce13" table:formula="of:=(-cpcu)*[.C196]+[.F196]" office:value-type="currency" office:currency="EUR" office:value="2321750" calcext:value-type="currency">
            <text:p>2 321 750,00 €</text:p>
          </table:table-cell>
          <table:table-cell table:style-name="ce13" table:formula="of:=-financ+[.D196]" office:value-type="currency" office:currency="EUR" office:value="1321750" calcext:value-type="currency">
            <text:p>1 321 750,00 €</text:p>
          </table:table-cell>
          <table:table-cell table:style-name="ce13" table:formula="of:=(50*7)*[.C196]+[.F195]" office:value-type="currency" office:currency="EUR" office:value="6021750" calcext:value-type="currency">
            <text:p>6 021 75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196]+(7*[.A197])" office:value-type="date" office:date-value="2023-07-26" calcext:value-type="date">
            <text:p>26-07-2023</text:p>
          </table:table-cell>
          <table:table-cell table:style-name="ce5" table:formula="of:=[.C196]+[.A197]" office:value-type="float" office:value="186" calcext:value-type="float">
            <text:p>186</text:p>
          </table:table-cell>
          <table:table-cell table:style-name="ce13" table:formula="of:=(-cpcu)*[.C197]+[.F197]" office:value-type="currency" office:currency="EUR" office:value="2366850" calcext:value-type="currency">
            <text:p>2 366 850,00 €</text:p>
          </table:table-cell>
          <table:table-cell table:style-name="ce13" table:formula="of:=-financ+[.D197]" office:value-type="currency" office:currency="EUR" office:value="1366850" calcext:value-type="currency">
            <text:p>1 366 850,00 €</text:p>
          </table:table-cell>
          <table:table-cell table:style-name="ce13" table:formula="of:=(50*7)*[.C197]+[.F196]" office:value-type="currency" office:currency="EUR" office:value="6086850" calcext:value-type="currency">
            <text:p>6 086 85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197]+(7*[.A198])" office:value-type="date" office:date-value="2023-08-02" calcext:value-type="date">
            <text:p>02-08-2023</text:p>
          </table:table-cell>
          <table:table-cell table:style-name="ce5" table:formula="of:=[.C197]+[.A198]" office:value-type="float" office:value="187" calcext:value-type="float">
            <text:p>187</text:p>
          </table:table-cell>
          <table:table-cell table:style-name="ce13" table:formula="of:=(-cpcu)*[.C198]+[.F198]" office:value-type="currency" office:currency="EUR" office:value="2412300" calcext:value-type="currency">
            <text:p>2 412 300,00 €</text:p>
          </table:table-cell>
          <table:table-cell table:style-name="ce13" table:formula="of:=-financ+[.D198]" office:value-type="currency" office:currency="EUR" office:value="1412300" calcext:value-type="currency">
            <text:p>1 412 300,00 €</text:p>
          </table:table-cell>
          <table:table-cell table:style-name="ce13" table:formula="of:=(50*7)*[.C198]+[.F197]" office:value-type="currency" office:currency="EUR" office:value="6152300" calcext:value-type="currency">
            <text:p>6 152 30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198]+(7*[.A199])" office:value-type="date" office:date-value="2023-08-09" calcext:value-type="date">
            <text:p>09-08-2023</text:p>
          </table:table-cell>
          <table:table-cell table:style-name="ce5" table:formula="of:=[.C198]+[.A199]" office:value-type="float" office:value="188" calcext:value-type="float">
            <text:p>188</text:p>
          </table:table-cell>
          <table:table-cell table:style-name="ce13" table:formula="of:=(-cpcu)*[.C199]+[.F199]" office:value-type="currency" office:currency="EUR" office:value="2458100" calcext:value-type="currency">
            <text:p>2 458 100,00 €</text:p>
          </table:table-cell>
          <table:table-cell table:style-name="ce13" table:formula="of:=-financ+[.D199]" office:value-type="currency" office:currency="EUR" office:value="1458100" calcext:value-type="currency">
            <text:p>1 458 100,00 €</text:p>
          </table:table-cell>
          <table:table-cell table:style-name="ce13" table:formula="of:=(50*7)*[.C199]+[.F198]" office:value-type="currency" office:currency="EUR" office:value="6218100" calcext:value-type="currency">
            <text:p>6 218 10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199]+(7*[.A200])" office:value-type="date" office:date-value="2023-08-16" calcext:value-type="date">
            <text:p>16-08-2023</text:p>
          </table:table-cell>
          <table:table-cell table:style-name="ce5" table:formula="of:=[.C199]+[.A200]" office:value-type="float" office:value="189" calcext:value-type="float">
            <text:p>189</text:p>
          </table:table-cell>
          <table:table-cell table:style-name="ce13" table:formula="of:=(-cpcu)*[.C200]+[.F200]" office:value-type="currency" office:currency="EUR" office:value="2504250" calcext:value-type="currency">
            <text:p>2 504 250,00 €</text:p>
          </table:table-cell>
          <table:table-cell table:style-name="ce13" table:formula="of:=-financ+[.D200]" office:value-type="currency" office:currency="EUR" office:value="1504250" calcext:value-type="currency">
            <text:p>1 504 250,00 €</text:p>
          </table:table-cell>
          <table:table-cell table:style-name="ce13" table:formula="of:=(50*7)*[.C200]+[.F199]" office:value-type="currency" office:currency="EUR" office:value="6284250" calcext:value-type="currency">
            <text:p>6 284 25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200]+(7*[.A201])" office:value-type="date" office:date-value="2023-08-23" calcext:value-type="date">
            <text:p>23-08-2023</text:p>
          </table:table-cell>
          <table:table-cell table:style-name="ce5" table:formula="of:=[.C200]+[.A201]" office:value-type="float" office:value="190" calcext:value-type="float">
            <text:p>190</text:p>
          </table:table-cell>
          <table:table-cell table:style-name="ce13" table:formula="of:=(-cpcu)*[.C201]+[.F201]" office:value-type="currency" office:currency="EUR" office:value="2550750" calcext:value-type="currency">
            <text:p>2 550 750,00 €</text:p>
          </table:table-cell>
          <table:table-cell table:style-name="ce13" table:formula="of:=-financ+[.D201]" office:value-type="currency" office:currency="EUR" office:value="1550750" calcext:value-type="currency">
            <text:p>1 550 750,00 €</text:p>
          </table:table-cell>
          <table:table-cell table:style-name="ce13" table:formula="of:=(50*7)*[.C201]+[.F200]" office:value-type="currency" office:currency="EUR" office:value="6350750" calcext:value-type="currency">
            <text:p>6 350 75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201]+(7*[.A202])" office:value-type="date" office:date-value="2023-08-30" calcext:value-type="date">
            <text:p>30-08-2023</text:p>
          </table:table-cell>
          <table:table-cell table:style-name="ce5" table:formula="of:=[.C201]+[.A202]" office:value-type="float" office:value="191" calcext:value-type="float">
            <text:p>191</text:p>
          </table:table-cell>
          <table:table-cell table:style-name="ce13" table:formula="of:=(-cpcu)*[.C202]+[.F202]" office:value-type="currency" office:currency="EUR" office:value="2597600" calcext:value-type="currency">
            <text:p>2 597 600,00 €</text:p>
          </table:table-cell>
          <table:table-cell table:style-name="ce13" table:formula="of:=-financ+[.D202]" office:value-type="currency" office:currency="EUR" office:value="1597600" calcext:value-type="currency">
            <text:p>1 597 600,00 €</text:p>
          </table:table-cell>
          <table:table-cell table:style-name="ce13" table:formula="of:=(50*7)*[.C202]+[.F201]" office:value-type="currency" office:currency="EUR" office:value="6417600" calcext:value-type="currency">
            <text:p>6 417 60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202]+(7*[.A203])" office:value-type="date" office:date-value="2023-09-06" calcext:value-type="date">
            <text:p>06-09-2023</text:p>
          </table:table-cell>
          <table:table-cell table:style-name="ce5" table:formula="of:=[.C202]+[.A203]" office:value-type="float" office:value="192" calcext:value-type="float">
            <text:p>192</text:p>
          </table:table-cell>
          <table:table-cell table:style-name="ce13" table:formula="of:=(-cpcu)*[.C203]+[.F203]" office:value-type="currency" office:currency="EUR" office:value="2644800" calcext:value-type="currency">
            <text:p>2 644 800,00 €</text:p>
          </table:table-cell>
          <table:table-cell table:style-name="ce13" table:formula="of:=-financ+[.D203]" office:value-type="currency" office:currency="EUR" office:value="1644800" calcext:value-type="currency">
            <text:p>1 644 800,00 €</text:p>
          </table:table-cell>
          <table:table-cell table:style-name="ce13" table:formula="of:=(50*7)*[.C203]+[.F202]" office:value-type="currency" office:currency="EUR" office:value="6484800" calcext:value-type="currency">
            <text:p>6 484 80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203]+(7*[.A204])" office:value-type="date" office:date-value="2023-09-13" calcext:value-type="date">
            <text:p>13-09-2023</text:p>
          </table:table-cell>
          <table:table-cell table:style-name="ce5" table:formula="of:=[.C203]+[.A204]" office:value-type="float" office:value="193" calcext:value-type="float">
            <text:p>193</text:p>
          </table:table-cell>
          <table:table-cell table:style-name="ce13" table:formula="of:=(-cpcu)*[.C204]+[.F204]" office:value-type="currency" office:currency="EUR" office:value="2692350" calcext:value-type="currency">
            <text:p>2 692 350,00 €</text:p>
          </table:table-cell>
          <table:table-cell table:style-name="ce13" table:formula="of:=-financ+[.D204]" office:value-type="currency" office:currency="EUR" office:value="1692350" calcext:value-type="currency">
            <text:p>1 692 350,00 €</text:p>
          </table:table-cell>
          <table:table-cell table:style-name="ce13" table:formula="of:=(50*7)*[.C204]+[.F203]" office:value-type="currency" office:currency="EUR" office:value="6552350" calcext:value-type="currency">
            <text:p>6 552 35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204]+(7*[.A205])" office:value-type="date" office:date-value="2023-09-20" calcext:value-type="date">
            <text:p>20-09-2023</text:p>
          </table:table-cell>
          <table:table-cell table:style-name="ce5" table:formula="of:=[.C204]+[.A205]" office:value-type="float" office:value="194" calcext:value-type="float">
            <text:p>194</text:p>
          </table:table-cell>
          <table:table-cell table:style-name="ce13" table:formula="of:=(-cpcu)*[.C205]+[.F205]" office:value-type="currency" office:currency="EUR" office:value="2740250" calcext:value-type="currency">
            <text:p>2 740 250,00 €</text:p>
          </table:table-cell>
          <table:table-cell table:style-name="ce13" table:formula="of:=-financ+[.D205]" office:value-type="currency" office:currency="EUR" office:value="1740250" calcext:value-type="currency">
            <text:p>1 740 250,00 €</text:p>
          </table:table-cell>
          <table:table-cell table:style-name="ce13" table:formula="of:=(50*7)*[.C205]+[.F204]" office:value-type="currency" office:currency="EUR" office:value="6620250" calcext:value-type="currency">
            <text:p>6 620 25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205]+(7*[.A206])" office:value-type="date" office:date-value="2023-09-27" calcext:value-type="date">
            <text:p>27-09-2023</text:p>
          </table:table-cell>
          <table:table-cell table:style-name="ce5" table:formula="of:=[.C205]+[.A206]" office:value-type="float" office:value="195" calcext:value-type="float">
            <text:p>195</text:p>
          </table:table-cell>
          <table:table-cell table:style-name="ce13" table:formula="of:=(-cpcu)*[.C206]+[.F206]" office:value-type="currency" office:currency="EUR" office:value="2788500" calcext:value-type="currency">
            <text:p>2 788 500,00 €</text:p>
          </table:table-cell>
          <table:table-cell table:style-name="ce13" table:formula="of:=-financ+[.D206]" office:value-type="currency" office:currency="EUR" office:value="1788500" calcext:value-type="currency">
            <text:p>1 788 500,00 €</text:p>
          </table:table-cell>
          <table:table-cell table:style-name="ce13" table:formula="of:=(50*7)*[.C206]+[.F205]" office:value-type="currency" office:currency="EUR" office:value="6688500" calcext:value-type="currency">
            <text:p>6 688 50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206]+(7*[.A207])" office:value-type="date" office:date-value="2023-10-04" calcext:value-type="date">
            <text:p>04-10-2023</text:p>
          </table:table-cell>
          <table:table-cell table:style-name="ce5" table:formula="of:=[.C206]+[.A207]" office:value-type="float" office:value="196" calcext:value-type="float">
            <text:p>196</text:p>
          </table:table-cell>
          <table:table-cell table:style-name="ce13" table:formula="of:=(-cpcu)*[.C207]+[.F207]" office:value-type="currency" office:currency="EUR" office:value="2837100" calcext:value-type="currency">
            <text:p>2 837 100,00 €</text:p>
          </table:table-cell>
          <table:table-cell table:style-name="ce13" table:formula="of:=-financ+[.D207]" office:value-type="currency" office:currency="EUR" office:value="1837100" calcext:value-type="currency">
            <text:p>1 837 100,00 €</text:p>
          </table:table-cell>
          <table:table-cell table:style-name="ce13" table:formula="of:=(50*7)*[.C207]+[.F206]" office:value-type="currency" office:currency="EUR" office:value="6757100" calcext:value-type="currency">
            <text:p>6 757 10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207]+(7*[.A208])" office:value-type="date" office:date-value="2023-10-11" calcext:value-type="date">
            <text:p>11-10-2023</text:p>
          </table:table-cell>
          <table:table-cell table:style-name="ce5" table:formula="of:=[.C207]+[.A208]" office:value-type="float" office:value="197" calcext:value-type="float">
            <text:p>197</text:p>
          </table:table-cell>
          <table:table-cell table:style-name="ce13" table:formula="of:=(-cpcu)*[.C208]+[.F208]" office:value-type="currency" office:currency="EUR" office:value="2886050" calcext:value-type="currency">
            <text:p>2 886 050,00 €</text:p>
          </table:table-cell>
          <table:table-cell table:style-name="ce13" table:formula="of:=-financ+[.D208]" office:value-type="currency" office:currency="EUR" office:value="1886050" calcext:value-type="currency">
            <text:p>1 886 050,00 €</text:p>
          </table:table-cell>
          <table:table-cell table:style-name="ce13" table:formula="of:=(50*7)*[.C208]+[.F207]" office:value-type="currency" office:currency="EUR" office:value="6826050" calcext:value-type="currency">
            <text:p>6 826 05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208]+(7*[.A209])" office:value-type="date" office:date-value="2023-10-18" calcext:value-type="date">
            <text:p>18-10-2023</text:p>
          </table:table-cell>
          <table:table-cell table:style-name="ce5" table:formula="of:=[.C208]+[.A209]" office:value-type="float" office:value="198" calcext:value-type="float">
            <text:p>198</text:p>
          </table:table-cell>
          <table:table-cell table:style-name="ce13" table:formula="of:=(-cpcu)*[.C209]+[.F209]" office:value-type="currency" office:currency="EUR" office:value="2935350" calcext:value-type="currency">
            <text:p>2 935 350,00 €</text:p>
          </table:table-cell>
          <table:table-cell table:style-name="ce13" table:formula="of:=-financ+[.D209]" office:value-type="currency" office:currency="EUR" office:value="1935350" calcext:value-type="currency">
            <text:p>1 935 350,00 €</text:p>
          </table:table-cell>
          <table:table-cell table:style-name="ce13" table:formula="of:=(50*7)*[.C209]+[.F208]" office:value-type="currency" office:currency="EUR" office:value="6895350" calcext:value-type="currency">
            <text:p>6 895 35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209]+(7*[.A210])" office:value-type="date" office:date-value="2023-10-25" calcext:value-type="date">
            <text:p>25-10-2023</text:p>
          </table:table-cell>
          <table:table-cell table:style-name="ce5" table:formula="of:=[.C209]+[.A210]" office:value-type="float" office:value="199" calcext:value-type="float">
            <text:p>199</text:p>
          </table:table-cell>
          <table:table-cell table:style-name="ce13" table:formula="of:=(-cpcu)*[.C210]+[.F210]" office:value-type="currency" office:currency="EUR" office:value="2985000" calcext:value-type="currency">
            <text:p>2 985 000,00 €</text:p>
          </table:table-cell>
          <table:table-cell table:style-name="ce13" table:formula="of:=-financ+[.D210]" office:value-type="currency" office:currency="EUR" office:value="1985000" calcext:value-type="currency">
            <text:p>1 985 000,00 €</text:p>
          </table:table-cell>
          <table:table-cell table:style-name="ce13" table:formula="of:=(50*7)*[.C210]+[.F209]" office:value-type="currency" office:currency="EUR" office:value="6965000" calcext:value-type="currency">
            <text:p>6 965 00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210]+(7*[.A211])" office:value-type="date" office:date-value="2023-11-01" calcext:value-type="date">
            <text:p>01-11-2023</text:p>
          </table:table-cell>
          <table:table-cell table:style-name="ce5" table:formula="of:=[.C210]+[.A211]" office:value-type="float" office:value="200" calcext:value-type="float">
            <text:p>200</text:p>
          </table:table-cell>
          <table:table-cell table:style-name="ce13" table:formula="of:=(-cpcu)*[.C211]+[.F211]" office:value-type="currency" office:currency="EUR" office:value="3035000" calcext:value-type="currency">
            <text:p>3 035 000,00 €</text:p>
          </table:table-cell>
          <table:table-cell table:style-name="ce13" table:formula="of:=-financ+[.D211]" office:value-type="currency" office:currency="EUR" office:value="2035000" calcext:value-type="currency">
            <text:p>2 035 000,00 €</text:p>
          </table:table-cell>
          <table:table-cell table:style-name="ce13" table:formula="of:=(50*7)*[.C211]+[.F210]" office:value-type="currency" office:currency="EUR" office:value="7035000" calcext:value-type="currency">
            <text:p>7 035 00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211]+(7*[.A212])" office:value-type="date" office:date-value="2023-11-08" calcext:value-type="date">
            <text:p>08-11-2023</text:p>
          </table:table-cell>
          <table:table-cell table:style-name="ce5" table:formula="of:=[.C211]+[.A212]" office:value-type="float" office:value="201" calcext:value-type="float">
            <text:p>201</text:p>
          </table:table-cell>
          <table:table-cell table:style-name="ce13" table:formula="of:=(-cpcu)*[.C212]+[.F212]" office:value-type="currency" office:currency="EUR" office:value="3085350" calcext:value-type="currency">
            <text:p>3 085 350,00 €</text:p>
          </table:table-cell>
          <table:table-cell table:style-name="ce13" table:formula="of:=-financ+[.D212]" office:value-type="currency" office:currency="EUR" office:value="2085350" calcext:value-type="currency">
            <text:p>2 085 350,00 €</text:p>
          </table:table-cell>
          <table:table-cell table:style-name="ce13" table:formula="of:=(50*7)*[.C212]+[.F211]" office:value-type="currency" office:currency="EUR" office:value="7105350" calcext:value-type="currency">
            <text:p>7 105 35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212]+(7*[.A213])" office:value-type="date" office:date-value="2023-11-15" calcext:value-type="date">
            <text:p>15-11-2023</text:p>
          </table:table-cell>
          <table:table-cell table:style-name="ce5" table:formula="of:=[.C212]+[.A213]" office:value-type="float" office:value="202" calcext:value-type="float">
            <text:p>202</text:p>
          </table:table-cell>
          <table:table-cell table:style-name="ce13" table:formula="of:=(-cpcu)*[.C213]+[.F213]" office:value-type="currency" office:currency="EUR" office:value="3136050" calcext:value-type="currency">
            <text:p>3 136 050,00 €</text:p>
          </table:table-cell>
          <table:table-cell table:style-name="ce13" table:formula="of:=-financ+[.D213]" office:value-type="currency" office:currency="EUR" office:value="2136050" calcext:value-type="currency">
            <text:p>2 136 050,00 €</text:p>
          </table:table-cell>
          <table:table-cell table:style-name="ce13" table:formula="of:=(50*7)*[.C213]+[.F212]" office:value-type="currency" office:currency="EUR" office:value="7176050" calcext:value-type="currency">
            <text:p>7 176 05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213]+(7*[.A214])" office:value-type="date" office:date-value="2023-11-22" calcext:value-type="date">
            <text:p>22-11-2023</text:p>
          </table:table-cell>
          <table:table-cell table:style-name="ce5" table:formula="of:=[.C213]+[.A214]" office:value-type="float" office:value="203" calcext:value-type="float">
            <text:p>203</text:p>
          </table:table-cell>
          <table:table-cell table:style-name="ce13" table:formula="of:=(-cpcu)*[.C214]+[.F214]" office:value-type="currency" office:currency="EUR" office:value="3187100" calcext:value-type="currency">
            <text:p>3 187 100,00 €</text:p>
          </table:table-cell>
          <table:table-cell table:style-name="ce13" table:formula="of:=-financ+[.D214]" office:value-type="currency" office:currency="EUR" office:value="2187100" calcext:value-type="currency">
            <text:p>2 187 100,00 €</text:p>
          </table:table-cell>
          <table:table-cell table:style-name="ce13" table:formula="of:=(50*7)*[.C214]+[.F213]" office:value-type="currency" office:currency="EUR" office:value="7247100" calcext:value-type="currency">
            <text:p>7 247 10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214]+(7*[.A215])" office:value-type="date" office:date-value="2023-11-29" calcext:value-type="date">
            <text:p>29-11-2023</text:p>
          </table:table-cell>
          <table:table-cell table:style-name="ce5" table:formula="of:=[.C214]+[.A215]" office:value-type="float" office:value="204" calcext:value-type="float">
            <text:p>204</text:p>
          </table:table-cell>
          <table:table-cell table:style-name="ce13" table:formula="of:=(-cpcu)*[.C215]+[.F215]" office:value-type="currency" office:currency="EUR" office:value="3238500" calcext:value-type="currency">
            <text:p>3 238 500,00 €</text:p>
          </table:table-cell>
          <table:table-cell table:style-name="ce13" table:formula="of:=-financ+[.D215]" office:value-type="currency" office:currency="EUR" office:value="2238500" calcext:value-type="currency">
            <text:p>2 238 500,00 €</text:p>
          </table:table-cell>
          <table:table-cell table:style-name="ce13" table:formula="of:=(50*7)*[.C215]+[.F214]" office:value-type="currency" office:currency="EUR" office:value="7318500" calcext:value-type="currency">
            <text:p>7 318 50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215]+(7*[.A216])" office:value-type="date" office:date-value="2023-12-06" calcext:value-type="date">
            <text:p>06-12-2023</text:p>
          </table:table-cell>
          <table:table-cell table:style-name="ce5" table:formula="of:=[.C215]+[.A216]" office:value-type="float" office:value="205" calcext:value-type="float">
            <text:p>205</text:p>
          </table:table-cell>
          <table:table-cell table:style-name="ce13" table:formula="of:=(-cpcu)*[.C216]+[.F216]" office:value-type="currency" office:currency="EUR" office:value="3290250" calcext:value-type="currency">
            <text:p>3 290 250,00 €</text:p>
          </table:table-cell>
          <table:table-cell table:style-name="ce13" table:formula="of:=-financ+[.D216]" office:value-type="currency" office:currency="EUR" office:value="2290250" calcext:value-type="currency">
            <text:p>2 290 250,00 €</text:p>
          </table:table-cell>
          <table:table-cell table:style-name="ce13" table:formula="of:=(50*7)*[.C216]+[.F215]" office:value-type="currency" office:currency="EUR" office:value="7390250" calcext:value-type="currency">
            <text:p>7 390 25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216]+(7*[.A217])" office:value-type="date" office:date-value="2023-12-13" calcext:value-type="date">
            <text:p>13-12-2023</text:p>
          </table:table-cell>
          <table:table-cell table:style-name="ce5" table:formula="of:=[.C216]+[.A217]" office:value-type="float" office:value="206" calcext:value-type="float">
            <text:p>206</text:p>
          </table:table-cell>
          <table:table-cell table:style-name="ce13" table:formula="of:=(-cpcu)*[.C217]+[.F217]" office:value-type="currency" office:currency="EUR" office:value="3342350" calcext:value-type="currency">
            <text:p>3 342 350,00 €</text:p>
          </table:table-cell>
          <table:table-cell table:style-name="ce13" table:formula="of:=-financ+[.D217]" office:value-type="currency" office:currency="EUR" office:value="2342350" calcext:value-type="currency">
            <text:p>2 342 350,00 €</text:p>
          </table:table-cell>
          <table:table-cell table:style-name="ce13" table:formula="of:=(50*7)*[.C217]+[.F216]" office:value-type="currency" office:currency="EUR" office:value="7462350" calcext:value-type="currency">
            <text:p>7 462 35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217]+(7*[.A218])" office:value-type="date" office:date-value="2023-12-20" calcext:value-type="date">
            <text:p>20-12-2023</text:p>
          </table:table-cell>
          <table:table-cell table:style-name="ce5" table:formula="of:=[.C217]+[.A218]" office:value-type="float" office:value="207" calcext:value-type="float">
            <text:p>207</text:p>
          </table:table-cell>
          <table:table-cell table:style-name="ce13" table:formula="of:=(-cpcu)*[.C218]+[.F218]" office:value-type="currency" office:currency="EUR" office:value="3394800" calcext:value-type="currency">
            <text:p>3 394 800,00 €</text:p>
          </table:table-cell>
          <table:table-cell table:style-name="ce13" table:formula="of:=-financ+[.D218]" office:value-type="currency" office:currency="EUR" office:value="2394800" calcext:value-type="currency">
            <text:p>2 394 800,00 €</text:p>
          </table:table-cell>
          <table:table-cell table:style-name="ce13" table:formula="of:=(50*7)*[.C218]+[.F217]" office:value-type="currency" office:currency="EUR" office:value="7534800" calcext:value-type="currency">
            <text:p>7 534 80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218]+(7*[.A219])" office:value-type="date" office:date-value="2023-12-27" calcext:value-type="date">
            <text:p>27-12-2023</text:p>
          </table:table-cell>
          <table:table-cell table:style-name="ce5" table:formula="of:=[.C218]+[.A219]" office:value-type="float" office:value="208" calcext:value-type="float">
            <text:p>208</text:p>
          </table:table-cell>
          <table:table-cell table:style-name="ce13" table:formula="of:=(-cpcu)*[.C219]+[.F219]" office:value-type="currency" office:currency="EUR" office:value="3447600" calcext:value-type="currency">
            <text:p>3 447 600,00 €</text:p>
          </table:table-cell>
          <table:table-cell table:style-name="ce13" table:formula="of:=-financ+[.D219]" office:value-type="currency" office:currency="EUR" office:value="2447600" calcext:value-type="currency">
            <text:p>2 447 600,00 €</text:p>
          </table:table-cell>
          <table:table-cell table:style-name="ce13" table:formula="of:=(50*7)*[.C219]+[.F218]" office:value-type="currency" office:currency="EUR" office:value="7607600" calcext:value-type="currency">
            <text:p>7 607 60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219]+(7*[.A220])" office:value-type="date" office:date-value="2024-01-03" calcext:value-type="date">
            <text:p>03-01-2024</text:p>
          </table:table-cell>
          <table:table-cell table:style-name="ce5" table:formula="of:=[.C219]+[.A220]" office:value-type="float" office:value="209" calcext:value-type="float">
            <text:p>209</text:p>
          </table:table-cell>
          <table:table-cell table:style-name="ce13" table:formula="of:=(-cpcu)*[.C220]+[.F220]" office:value-type="currency" office:currency="EUR" office:value="3500750" calcext:value-type="currency">
            <text:p>3 500 750,00 €</text:p>
          </table:table-cell>
          <table:table-cell table:style-name="ce13" table:formula="of:=-financ+[.D220]" office:value-type="currency" office:currency="EUR" office:value="2500750" calcext:value-type="currency">
            <text:p>2 500 750,00 €</text:p>
          </table:table-cell>
          <table:table-cell table:style-name="ce13" table:formula="of:=(50*7)*[.C220]+[.F219]" office:value-type="currency" office:currency="EUR" office:value="7680750" calcext:value-type="currency">
            <text:p>7 680 75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220]+(7*[.A221])" office:value-type="date" office:date-value="2024-01-10" calcext:value-type="date">
            <text:p>10-01-2024</text:p>
          </table:table-cell>
          <table:table-cell table:style-name="ce5" table:formula="of:=[.C220]+[.A221]" office:value-type="float" office:value="210" calcext:value-type="float">
            <text:p>210</text:p>
          </table:table-cell>
          <table:table-cell table:style-name="ce13" table:formula="of:=(-cpcu)*[.C221]+[.F221]" office:value-type="currency" office:currency="EUR" office:value="3554250" calcext:value-type="currency">
            <text:p>3 554 250,00 €</text:p>
          </table:table-cell>
          <table:table-cell table:style-name="ce13" table:formula="of:=-financ+[.D221]" office:value-type="currency" office:currency="EUR" office:value="2554250" calcext:value-type="currency">
            <text:p>2 554 250,00 €</text:p>
          </table:table-cell>
          <table:table-cell table:style-name="ce13" table:formula="of:=(50*7)*[.C221]+[.F220]" office:value-type="currency" office:currency="EUR" office:value="7754250" calcext:value-type="currency">
            <text:p>7 754 25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221]+(7*[.A222])" office:value-type="date" office:date-value="2024-01-17" calcext:value-type="date">
            <text:p>17-01-2024</text:p>
          </table:table-cell>
          <table:table-cell table:style-name="ce5" table:formula="of:=[.C221]+[.A222]" office:value-type="float" office:value="211" calcext:value-type="float">
            <text:p>211</text:p>
          </table:table-cell>
          <table:table-cell table:style-name="ce13" table:formula="of:=(-cpcu)*[.C222]+[.F222]" office:value-type="currency" office:currency="EUR" office:value="3608100" calcext:value-type="currency">
            <text:p>3 608 100,00 €</text:p>
          </table:table-cell>
          <table:table-cell table:style-name="ce13" table:formula="of:=-financ+[.D222]" office:value-type="currency" office:currency="EUR" office:value="2608100" calcext:value-type="currency">
            <text:p>2 608 100,00 €</text:p>
          </table:table-cell>
          <table:table-cell table:style-name="ce13" table:formula="of:=(50*7)*[.C222]+[.F221]" office:value-type="currency" office:currency="EUR" office:value="7828100" calcext:value-type="currency">
            <text:p>7 828 10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222]+(7*[.A223])" office:value-type="date" office:date-value="2024-01-24" calcext:value-type="date">
            <text:p>24-01-2024</text:p>
          </table:table-cell>
          <table:table-cell table:style-name="ce5" table:formula="of:=[.C222]+[.A223]" office:value-type="float" office:value="212" calcext:value-type="float">
            <text:p>212</text:p>
          </table:table-cell>
          <table:table-cell table:style-name="ce13" table:formula="of:=(-cpcu)*[.C223]+[.F223]" office:value-type="currency" office:currency="EUR" office:value="3662300" calcext:value-type="currency">
            <text:p>3 662 300,00 €</text:p>
          </table:table-cell>
          <table:table-cell table:style-name="ce13" table:formula="of:=-financ+[.D223]" office:value-type="currency" office:currency="EUR" office:value="2662300" calcext:value-type="currency">
            <text:p>2 662 300,00 €</text:p>
          </table:table-cell>
          <table:table-cell table:style-name="ce13" table:formula="of:=(50*7)*[.C223]+[.F222]" office:value-type="currency" office:currency="EUR" office:value="7902300" calcext:value-type="currency">
            <text:p>7 902 30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223]+(7*[.A224])" office:value-type="date" office:date-value="2024-01-31" calcext:value-type="date">
            <text:p>31-01-2024</text:p>
          </table:table-cell>
          <table:table-cell table:style-name="ce5" table:formula="of:=[.C223]+[.A224]" office:value-type="float" office:value="213" calcext:value-type="float">
            <text:p>213</text:p>
          </table:table-cell>
          <table:table-cell table:style-name="ce13" table:formula="of:=(-cpcu)*[.C224]+[.F224]" office:value-type="currency" office:currency="EUR" office:value="3716850" calcext:value-type="currency">
            <text:p>3 716 850,00 €</text:p>
          </table:table-cell>
          <table:table-cell table:style-name="ce13" table:formula="of:=-financ+[.D224]" office:value-type="currency" office:currency="EUR" office:value="2716850" calcext:value-type="currency">
            <text:p>2 716 850,00 €</text:p>
          </table:table-cell>
          <table:table-cell table:style-name="ce13" table:formula="of:=(50*7)*[.C224]+[.F223]" office:value-type="currency" office:currency="EUR" office:value="7976850" calcext:value-type="currency">
            <text:p>7 976 85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224]+(7*[.A225])" office:value-type="date" office:date-value="2024-02-07" calcext:value-type="date">
            <text:p>07-02-2024</text:p>
          </table:table-cell>
          <table:table-cell table:style-name="ce5" table:formula="of:=[.C224]+[.A225]" office:value-type="float" office:value="214" calcext:value-type="float">
            <text:p>214</text:p>
          </table:table-cell>
          <table:table-cell table:style-name="ce13" table:formula="of:=(-cpcu)*[.C225]+[.F225]" office:value-type="currency" office:currency="EUR" office:value="3771750" calcext:value-type="currency">
            <text:p>3 771 750,00 €</text:p>
          </table:table-cell>
          <table:table-cell table:style-name="ce13" table:formula="of:=-financ+[.D225]" office:value-type="currency" office:currency="EUR" office:value="2771750" calcext:value-type="currency">
            <text:p>2 771 750,00 €</text:p>
          </table:table-cell>
          <table:table-cell table:style-name="ce13" table:formula="of:=(50*7)*[.C225]+[.F224]" office:value-type="currency" office:currency="EUR" office:value="8051750" calcext:value-type="currency">
            <text:p>8 051 75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225]+(7*[.A226])" office:value-type="date" office:date-value="2024-02-14" calcext:value-type="date">
            <text:p>14-02-2024</text:p>
          </table:table-cell>
          <table:table-cell table:style-name="ce5" table:formula="of:=[.C225]+[.A226]" office:value-type="float" office:value="215" calcext:value-type="float">
            <text:p>215</text:p>
          </table:table-cell>
          <table:table-cell table:style-name="ce13" table:formula="of:=(-cpcu)*[.C226]+[.F226]" office:value-type="currency" office:currency="EUR" office:value="3827000" calcext:value-type="currency">
            <text:p>3 827 000,00 €</text:p>
          </table:table-cell>
          <table:table-cell table:style-name="ce13" table:formula="of:=-financ+[.D226]" office:value-type="currency" office:currency="EUR" office:value="2827000" calcext:value-type="currency">
            <text:p>2 827 000,00 €</text:p>
          </table:table-cell>
          <table:table-cell table:style-name="ce13" table:formula="of:=(50*7)*[.C226]+[.F225]" office:value-type="currency" office:currency="EUR" office:value="8127000" calcext:value-type="currency">
            <text:p>8 127 00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226]+(7*[.A227])" office:value-type="date" office:date-value="2024-02-21" calcext:value-type="date">
            <text:p>21-02-2024</text:p>
          </table:table-cell>
          <table:table-cell table:style-name="ce5" table:formula="of:=[.C226]+[.A227]" office:value-type="float" office:value="216" calcext:value-type="float">
            <text:p>216</text:p>
          </table:table-cell>
          <table:table-cell table:style-name="ce13" table:formula="of:=(-cpcu)*[.C227]+[.F227]" office:value-type="currency" office:currency="EUR" office:value="3882600" calcext:value-type="currency">
            <text:p>3 882 600,00 €</text:p>
          </table:table-cell>
          <table:table-cell table:style-name="ce13" table:formula="of:=-financ+[.D227]" office:value-type="currency" office:currency="EUR" office:value="2882600" calcext:value-type="currency">
            <text:p>2 882 600,00 €</text:p>
          </table:table-cell>
          <table:table-cell table:style-name="ce13" table:formula="of:=(50*7)*[.C227]+[.F226]" office:value-type="currency" office:currency="EUR" office:value="8202600" calcext:value-type="currency">
            <text:p>8 202 60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227]+(7*[.A228])" office:value-type="date" office:date-value="2024-02-28" calcext:value-type="date">
            <text:p>28-02-2024</text:p>
          </table:table-cell>
          <table:table-cell table:style-name="ce5" table:formula="of:=[.C227]+[.A228]" office:value-type="float" office:value="217" calcext:value-type="float">
            <text:p>217</text:p>
          </table:table-cell>
          <table:table-cell table:style-name="ce13" table:formula="of:=(-cpcu)*[.C228]+[.F228]" office:value-type="currency" office:currency="EUR" office:value="3938550" calcext:value-type="currency">
            <text:p>3 938 550,00 €</text:p>
          </table:table-cell>
          <table:table-cell table:style-name="ce13" table:formula="of:=-financ+[.D228]" office:value-type="currency" office:currency="EUR" office:value="2938550" calcext:value-type="currency">
            <text:p>2 938 550,00 €</text:p>
          </table:table-cell>
          <table:table-cell table:style-name="ce13" table:formula="of:=(50*7)*[.C228]+[.F227]" office:value-type="currency" office:currency="EUR" office:value="8278550" calcext:value-type="currency">
            <text:p>8 278 55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228]+(7*[.A229])" office:value-type="date" office:date-value="2024-03-06" calcext:value-type="date">
            <text:p>06-03-2024</text:p>
          </table:table-cell>
          <table:table-cell table:style-name="ce5" table:formula="of:=[.C228]+[.A229]" office:value-type="float" office:value="218" calcext:value-type="float">
            <text:p>218</text:p>
          </table:table-cell>
          <table:table-cell table:style-name="ce13" table:formula="of:=(-cpcu)*[.C229]+[.F229]" office:value-type="currency" office:currency="EUR" office:value="3994850" calcext:value-type="currency">
            <text:p>3 994 850,00 €</text:p>
          </table:table-cell>
          <table:table-cell table:style-name="ce13" table:formula="of:=-financ+[.D229]" office:value-type="currency" office:currency="EUR" office:value="2994850" calcext:value-type="currency">
            <text:p>2 994 850,00 €</text:p>
          </table:table-cell>
          <table:table-cell table:style-name="ce13" table:formula="of:=(50*7)*[.C229]+[.F228]" office:value-type="currency" office:currency="EUR" office:value="8354850" calcext:value-type="currency">
            <text:p>8 354 85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229]+(7*[.A230])" office:value-type="date" office:date-value="2024-03-13" calcext:value-type="date">
            <text:p>13-03-2024</text:p>
          </table:table-cell>
          <table:table-cell table:style-name="ce5" table:formula="of:=[.C229]+[.A230]" office:value-type="float" office:value="219" calcext:value-type="float">
            <text:p>219</text:p>
          </table:table-cell>
          <table:table-cell table:style-name="ce13" table:formula="of:=(-cpcu)*[.C230]+[.F230]" office:value-type="currency" office:currency="EUR" office:value="4051500" calcext:value-type="currency">
            <text:p>4 051 500,00 €</text:p>
          </table:table-cell>
          <table:table-cell table:style-name="ce13" table:formula="of:=-financ+[.D230]" office:value-type="currency" office:currency="EUR" office:value="3051500" calcext:value-type="currency">
            <text:p>3 051 500,00 €</text:p>
          </table:table-cell>
          <table:table-cell table:style-name="ce13" table:formula="of:=(50*7)*[.C230]+[.F229]" office:value-type="currency" office:currency="EUR" office:value="8431500" calcext:value-type="currency">
            <text:p>8 431 50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230]+(7*[.A231])" office:value-type="date" office:date-value="2024-03-20" calcext:value-type="date">
            <text:p>20-03-2024</text:p>
          </table:table-cell>
          <table:table-cell table:style-name="ce5" table:formula="of:=[.C230]+[.A231]" office:value-type="float" office:value="220" calcext:value-type="float">
            <text:p>220</text:p>
          </table:table-cell>
          <table:table-cell table:style-name="ce13" table:formula="of:=(-cpcu)*[.C231]+[.F231]" office:value-type="currency" office:currency="EUR" office:value="4108500" calcext:value-type="currency">
            <text:p>4 108 500,00 €</text:p>
          </table:table-cell>
          <table:table-cell table:style-name="ce13" table:formula="of:=-financ+[.D231]" office:value-type="currency" office:currency="EUR" office:value="3108500" calcext:value-type="currency">
            <text:p>3 108 500,00 €</text:p>
          </table:table-cell>
          <table:table-cell table:style-name="ce13" table:formula="of:=(50*7)*[.C231]+[.F230]" office:value-type="currency" office:currency="EUR" office:value="8508500" calcext:value-type="currency">
            <text:p>8 508 50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231]+(7*[.A232])" office:value-type="date" office:date-value="2024-03-27" calcext:value-type="date">
            <text:p>27-03-2024</text:p>
          </table:table-cell>
          <table:table-cell table:style-name="ce5" table:formula="of:=[.C231]+[.A232]" office:value-type="float" office:value="221" calcext:value-type="float">
            <text:p>221</text:p>
          </table:table-cell>
          <table:table-cell table:style-name="ce13" table:formula="of:=(-cpcu)*[.C232]+[.F232]" office:value-type="currency" office:currency="EUR" office:value="4165850" calcext:value-type="currency">
            <text:p>4 165 850,00 €</text:p>
          </table:table-cell>
          <table:table-cell table:style-name="ce13" table:formula="of:=-financ+[.D232]" office:value-type="currency" office:currency="EUR" office:value="3165850" calcext:value-type="currency">
            <text:p>3 165 850,00 €</text:p>
          </table:table-cell>
          <table:table-cell table:style-name="ce13" table:formula="of:=(50*7)*[.C232]+[.F231]" office:value-type="currency" office:currency="EUR" office:value="8585850" calcext:value-type="currency">
            <text:p>8 585 85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232]+(7*[.A233])" office:value-type="date" office:date-value="2024-04-03" calcext:value-type="date">
            <text:p>03-04-2024</text:p>
          </table:table-cell>
          <table:table-cell table:style-name="ce5" table:formula="of:=[.C232]+[.A233]" office:value-type="float" office:value="222" calcext:value-type="float">
            <text:p>222</text:p>
          </table:table-cell>
          <table:table-cell table:style-name="ce13" table:formula="of:=(-cpcu)*[.C233]+[.F233]" office:value-type="currency" office:currency="EUR" office:value="4223550" calcext:value-type="currency">
            <text:p>4 223 550,00 €</text:p>
          </table:table-cell>
          <table:table-cell table:style-name="ce13" table:formula="of:=-financ+[.D233]" office:value-type="currency" office:currency="EUR" office:value="3223550" calcext:value-type="currency">
            <text:p>3 223 550,00 €</text:p>
          </table:table-cell>
          <table:table-cell table:style-name="ce13" table:formula="of:=(50*7)*[.C233]+[.F232]" office:value-type="currency" office:currency="EUR" office:value="8663550" calcext:value-type="currency">
            <text:p>8 663 55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233]+(7*[.A234])" office:value-type="date" office:date-value="2024-04-10" calcext:value-type="date">
            <text:p>10-04-2024</text:p>
          </table:table-cell>
          <table:table-cell table:style-name="ce5" table:formula="of:=[.C233]+[.A234]" office:value-type="float" office:value="223" calcext:value-type="float">
            <text:p>223</text:p>
          </table:table-cell>
          <table:table-cell table:style-name="ce13" table:formula="of:=(-cpcu)*[.C234]+[.F234]" office:value-type="currency" office:currency="EUR" office:value="4281600" calcext:value-type="currency">
            <text:p>4 281 600,00 €</text:p>
          </table:table-cell>
          <table:table-cell table:style-name="ce13" table:formula="of:=-financ+[.D234]" office:value-type="currency" office:currency="EUR" office:value="3281600" calcext:value-type="currency">
            <text:p>3 281 600,00 €</text:p>
          </table:table-cell>
          <table:table-cell table:style-name="ce13" table:formula="of:=(50*7)*[.C234]+[.F233]" office:value-type="currency" office:currency="EUR" office:value="8741600" calcext:value-type="currency">
            <text:p>8 741 60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234]+(7*[.A235])" office:value-type="date" office:date-value="2024-04-17" calcext:value-type="date">
            <text:p>17-04-2024</text:p>
          </table:table-cell>
          <table:table-cell table:style-name="ce5" table:formula="of:=[.C234]+[.A235]" office:value-type="float" office:value="224" calcext:value-type="float">
            <text:p>224</text:p>
          </table:table-cell>
          <table:table-cell table:style-name="ce13" table:formula="of:=(-cpcu)*[.C235]+[.F235]" office:value-type="currency" office:currency="EUR" office:value="4340000" calcext:value-type="currency">
            <text:p>4 340 000,00 €</text:p>
          </table:table-cell>
          <table:table-cell table:style-name="ce13" table:formula="of:=-financ+[.D235]" office:value-type="currency" office:currency="EUR" office:value="3340000" calcext:value-type="currency">
            <text:p>3 340 000,00 €</text:p>
          </table:table-cell>
          <table:table-cell table:style-name="ce13" table:formula="of:=(50*7)*[.C235]+[.F234]" office:value-type="currency" office:currency="EUR" office:value="8820000" calcext:value-type="currency">
            <text:p>8 820 00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235]+(7*[.A236])" office:value-type="date" office:date-value="2024-04-24" calcext:value-type="date">
            <text:p>24-04-2024</text:p>
          </table:table-cell>
          <table:table-cell table:style-name="ce5" table:formula="of:=[.C235]+[.A236]" office:value-type="float" office:value="225" calcext:value-type="float">
            <text:p>225</text:p>
          </table:table-cell>
          <table:table-cell table:style-name="ce13" table:formula="of:=(-cpcu)*[.C236]+[.F236]" office:value-type="currency" office:currency="EUR" office:value="4398750" calcext:value-type="currency">
            <text:p>4 398 750,00 €</text:p>
          </table:table-cell>
          <table:table-cell table:style-name="ce13" table:formula="of:=-financ+[.D236]" office:value-type="currency" office:currency="EUR" office:value="3398750" calcext:value-type="currency">
            <text:p>3 398 750,00 €</text:p>
          </table:table-cell>
          <table:table-cell table:style-name="ce13" table:formula="of:=(50*7)*[.C236]+[.F235]" office:value-type="currency" office:currency="EUR" office:value="8898750" calcext:value-type="currency">
            <text:p>8 898 75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236]+(7*[.A237])" office:value-type="date" office:date-value="2024-05-01" calcext:value-type="date">
            <text:p>01-05-2024</text:p>
          </table:table-cell>
          <table:table-cell table:style-name="ce5" table:formula="of:=[.C236]+[.A237]" office:value-type="float" office:value="226" calcext:value-type="float">
            <text:p>226</text:p>
          </table:table-cell>
          <table:table-cell table:style-name="ce13" table:formula="of:=(-cpcu)*[.C237]+[.F237]" office:value-type="currency" office:currency="EUR" office:value="4457850" calcext:value-type="currency">
            <text:p>4 457 850,00 €</text:p>
          </table:table-cell>
          <table:table-cell table:style-name="ce13" table:formula="of:=-financ+[.D237]" office:value-type="currency" office:currency="EUR" office:value="3457850" calcext:value-type="currency">
            <text:p>3 457 850,00 €</text:p>
          </table:table-cell>
          <table:table-cell table:style-name="ce13" table:formula="of:=(50*7)*[.C237]+[.F236]" office:value-type="currency" office:currency="EUR" office:value="8977850" calcext:value-type="currency">
            <text:p>8 977 85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237]+(7*[.A238])" office:value-type="date" office:date-value="2024-05-08" calcext:value-type="date">
            <text:p>08-05-2024</text:p>
          </table:table-cell>
          <table:table-cell table:style-name="ce5" table:formula="of:=[.C237]+[.A238]" office:value-type="float" office:value="227" calcext:value-type="float">
            <text:p>227</text:p>
          </table:table-cell>
          <table:table-cell table:style-name="ce13" table:formula="of:=(-cpcu)*[.C238]+[.F238]" office:value-type="currency" office:currency="EUR" office:value="4517300" calcext:value-type="currency">
            <text:p>4 517 300,00 €</text:p>
          </table:table-cell>
          <table:table-cell table:style-name="ce13" table:formula="of:=-financ+[.D238]" office:value-type="currency" office:currency="EUR" office:value="3517300" calcext:value-type="currency">
            <text:p>3 517 300,00 €</text:p>
          </table:table-cell>
          <table:table-cell table:style-name="ce13" table:formula="of:=(50*7)*[.C238]+[.F237]" office:value-type="currency" office:currency="EUR" office:value="9057300" calcext:value-type="currency">
            <text:p>9 057 30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238]+(7*[.A239])" office:value-type="date" office:date-value="2024-05-15" calcext:value-type="date">
            <text:p>15-05-2024</text:p>
          </table:table-cell>
          <table:table-cell table:style-name="ce5" table:formula="of:=[.C238]+[.A239]" office:value-type="float" office:value="228" calcext:value-type="float">
            <text:p>228</text:p>
          </table:table-cell>
          <table:table-cell table:style-name="ce13" table:formula="of:=(-cpcu)*[.C239]+[.F239]" office:value-type="currency" office:currency="EUR" office:value="4577100" calcext:value-type="currency">
            <text:p>4 577 100,00 €</text:p>
          </table:table-cell>
          <table:table-cell table:style-name="ce13" table:formula="of:=-financ+[.D239]" office:value-type="currency" office:currency="EUR" office:value="3577100" calcext:value-type="currency">
            <text:p>3 577 100,00 €</text:p>
          </table:table-cell>
          <table:table-cell table:style-name="ce13" table:formula="of:=(50*7)*[.C239]+[.F238]" office:value-type="currency" office:currency="EUR" office:value="9137100" calcext:value-type="currency">
            <text:p>9 137 10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239]+(7*[.A240])" office:value-type="date" office:date-value="2024-05-22" calcext:value-type="date">
            <text:p>22-05-2024</text:p>
          </table:table-cell>
          <table:table-cell table:style-name="ce5" table:formula="of:=[.C239]+[.A240]" office:value-type="float" office:value="229" calcext:value-type="float">
            <text:p>229</text:p>
          </table:table-cell>
          <table:table-cell table:style-name="ce13" table:formula="of:=(-cpcu)*[.C240]+[.F240]" office:value-type="currency" office:currency="EUR" office:value="4637250" calcext:value-type="currency">
            <text:p>4 637 250,00 €</text:p>
          </table:table-cell>
          <table:table-cell table:style-name="ce13" table:formula="of:=-financ+[.D240]" office:value-type="currency" office:currency="EUR" office:value="3637250" calcext:value-type="currency">
            <text:p>3 637 250,00 €</text:p>
          </table:table-cell>
          <table:table-cell table:style-name="ce13" table:formula="of:=(50*7)*[.C240]+[.F239]" office:value-type="currency" office:currency="EUR" office:value="9217250" calcext:value-type="currency">
            <text:p>9 217 25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240]+(7*[.A241])" office:value-type="date" office:date-value="2024-05-29" calcext:value-type="date">
            <text:p>29-05-2024</text:p>
          </table:table-cell>
          <table:table-cell table:style-name="ce5" table:formula="of:=[.C240]+[.A241]" office:value-type="float" office:value="230" calcext:value-type="float">
            <text:p>230</text:p>
          </table:table-cell>
          <table:table-cell table:style-name="ce13" table:formula="of:=(-cpcu)*[.C241]+[.F241]" office:value-type="currency" office:currency="EUR" office:value="4697750" calcext:value-type="currency">
            <text:p>4 697 750,00 €</text:p>
          </table:table-cell>
          <table:table-cell table:style-name="ce13" table:formula="of:=-financ+[.D241]" office:value-type="currency" office:currency="EUR" office:value="3697750" calcext:value-type="currency">
            <text:p>3 697 750,00 €</text:p>
          </table:table-cell>
          <table:table-cell table:style-name="ce13" table:formula="of:=(50*7)*[.C241]+[.F240]" office:value-type="currency" office:currency="EUR" office:value="9297750" calcext:value-type="currency">
            <text:p>9 297 75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241]+(7*[.A242])" office:value-type="date" office:date-value="2024-06-05" calcext:value-type="date">
            <text:p>05-06-2024</text:p>
          </table:table-cell>
          <table:table-cell table:style-name="ce5" table:formula="of:=[.C241]+[.A242]" office:value-type="float" office:value="231" calcext:value-type="float">
            <text:p>231</text:p>
          </table:table-cell>
          <table:table-cell table:style-name="ce13" table:formula="of:=(-cpcu)*[.C242]+[.F242]" office:value-type="currency" office:currency="EUR" office:value="4758600" calcext:value-type="currency">
            <text:p>4 758 600,00 €</text:p>
          </table:table-cell>
          <table:table-cell table:style-name="ce13" table:formula="of:=-financ+[.D242]" office:value-type="currency" office:currency="EUR" office:value="3758600" calcext:value-type="currency">
            <text:p>3 758 600,00 €</text:p>
          </table:table-cell>
          <table:table-cell table:style-name="ce13" table:formula="of:=(50*7)*[.C242]+[.F241]" office:value-type="currency" office:currency="EUR" office:value="9378600" calcext:value-type="currency">
            <text:p>9 378 60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242]+(7*[.A243])" office:value-type="date" office:date-value="2024-06-12" calcext:value-type="date">
            <text:p>12-06-2024</text:p>
          </table:table-cell>
          <table:table-cell table:style-name="ce5" table:formula="of:=[.C242]+[.A243]" office:value-type="float" office:value="232" calcext:value-type="float">
            <text:p>232</text:p>
          </table:table-cell>
          <table:table-cell table:style-name="ce13" table:formula="of:=(-cpcu)*[.C243]+[.F243]" office:value-type="currency" office:currency="EUR" office:value="4819800" calcext:value-type="currency">
            <text:p>4 819 800,00 €</text:p>
          </table:table-cell>
          <table:table-cell table:style-name="ce13" table:formula="of:=-financ+[.D243]" office:value-type="currency" office:currency="EUR" office:value="3819800" calcext:value-type="currency">
            <text:p>3 819 800,00 €</text:p>
          </table:table-cell>
          <table:table-cell table:style-name="ce13" table:formula="of:=(50*7)*[.C243]+[.F242]" office:value-type="currency" office:currency="EUR" office:value="9459800" calcext:value-type="currency">
            <text:p>9 459 80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243]+(7*[.A244])" office:value-type="date" office:date-value="2024-06-19" calcext:value-type="date">
            <text:p>19-06-2024</text:p>
          </table:table-cell>
          <table:table-cell table:style-name="ce5" table:formula="of:=[.C243]+[.A244]" office:value-type="float" office:value="233" calcext:value-type="float">
            <text:p>233</text:p>
          </table:table-cell>
          <table:table-cell table:style-name="ce13" table:formula="of:=(-cpcu)*[.C244]+[.F244]" office:value-type="currency" office:currency="EUR" office:value="4881350" calcext:value-type="currency">
            <text:p>4 881 350,00 €</text:p>
          </table:table-cell>
          <table:table-cell table:style-name="ce13" table:formula="of:=-financ+[.D244]" office:value-type="currency" office:currency="EUR" office:value="3881350" calcext:value-type="currency">
            <text:p>3 881 350,00 €</text:p>
          </table:table-cell>
          <table:table-cell table:style-name="ce13" table:formula="of:=(50*7)*[.C244]+[.F243]" office:value-type="currency" office:currency="EUR" office:value="9541350" calcext:value-type="currency">
            <text:p>9 541 35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244]+(7*[.A245])" office:value-type="date" office:date-value="2024-06-26" calcext:value-type="date">
            <text:p>26-06-2024</text:p>
          </table:table-cell>
          <table:table-cell table:style-name="ce5" table:formula="of:=[.C244]+[.A245]" office:value-type="float" office:value="234" calcext:value-type="float">
            <text:p>234</text:p>
          </table:table-cell>
          <table:table-cell table:style-name="ce13" table:formula="of:=(-cpcu)*[.C245]+[.F245]" office:value-type="currency" office:currency="EUR" office:value="4943250" calcext:value-type="currency">
            <text:p>4 943 250,00 €</text:p>
          </table:table-cell>
          <table:table-cell table:style-name="ce13" table:formula="of:=-financ+[.D245]" office:value-type="currency" office:currency="EUR" office:value="3943250" calcext:value-type="currency">
            <text:p>3 943 250,00 €</text:p>
          </table:table-cell>
          <table:table-cell table:style-name="ce13" table:formula="of:=(50*7)*[.C245]+[.F244]" office:value-type="currency" office:currency="EUR" office:value="9623250" calcext:value-type="currency">
            <text:p>9 623 25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245]+(7*[.A246])" office:value-type="date" office:date-value="2024-07-03" calcext:value-type="date">
            <text:p>03-07-2024</text:p>
          </table:table-cell>
          <table:table-cell table:style-name="ce5" table:formula="of:=[.C245]+[.A246]" office:value-type="float" office:value="235" calcext:value-type="float">
            <text:p>235</text:p>
          </table:table-cell>
          <table:table-cell table:style-name="ce13" table:formula="of:=(-cpcu)*[.C246]+[.F246]" office:value-type="currency" office:currency="EUR" office:value="5005500" calcext:value-type="currency">
            <text:p>5 005 500,00 €</text:p>
          </table:table-cell>
          <table:table-cell table:style-name="ce13" table:formula="of:=-financ+[.D246]" office:value-type="currency" office:currency="EUR" office:value="4005500" calcext:value-type="currency">
            <text:p>4 005 500,00 €</text:p>
          </table:table-cell>
          <table:table-cell table:style-name="ce13" table:formula="of:=(50*7)*[.C246]+[.F245]" office:value-type="currency" office:currency="EUR" office:value="9705500" calcext:value-type="currency">
            <text:p>9 705 50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246]+(7*[.A247])" office:value-type="date" office:date-value="2024-07-10" calcext:value-type="date">
            <text:p>10-07-2024</text:p>
          </table:table-cell>
          <table:table-cell table:style-name="ce5" table:formula="of:=[.C246]+[.A247]" office:value-type="float" office:value="236" calcext:value-type="float">
            <text:p>236</text:p>
          </table:table-cell>
          <table:table-cell table:style-name="ce13" table:formula="of:=(-cpcu)*[.C247]+[.F247]" office:value-type="currency" office:currency="EUR" office:value="5068100" calcext:value-type="currency">
            <text:p>5 068 100,00 €</text:p>
          </table:table-cell>
          <table:table-cell table:style-name="ce13" table:formula="of:=-financ+[.D247]" office:value-type="currency" office:currency="EUR" office:value="4068100" calcext:value-type="currency">
            <text:p>4 068 100,00 €</text:p>
          </table:table-cell>
          <table:table-cell table:style-name="ce13" table:formula="of:=(50*7)*[.C247]+[.F246]" office:value-type="currency" office:currency="EUR" office:value="9788100" calcext:value-type="currency">
            <text:p>9 788 10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247]+(7*[.A248])" office:value-type="date" office:date-value="2024-07-17" calcext:value-type="date">
            <text:p>17-07-2024</text:p>
          </table:table-cell>
          <table:table-cell table:style-name="ce5" table:formula="of:=[.C247]+[.A248]" office:value-type="float" office:value="237" calcext:value-type="float">
            <text:p>237</text:p>
          </table:table-cell>
          <table:table-cell table:style-name="ce13" table:formula="of:=(-cpcu)*[.C248]+[.F248]" office:value-type="currency" office:currency="EUR" office:value="5131050" calcext:value-type="currency">
            <text:p>5 131 050,00 €</text:p>
          </table:table-cell>
          <table:table-cell table:style-name="ce13" table:formula="of:=-financ+[.D248]" office:value-type="currency" office:currency="EUR" office:value="4131050" calcext:value-type="currency">
            <text:p>4 131 050,00 €</text:p>
          </table:table-cell>
          <table:table-cell table:style-name="ce13" table:formula="of:=(50*7)*[.C248]+[.F247]" office:value-type="currency" office:currency="EUR" office:value="9871050" calcext:value-type="currency">
            <text:p>9 871 05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248]+(7*[.A249])" office:value-type="date" office:date-value="2024-07-24" calcext:value-type="date">
            <text:p>24-07-2024</text:p>
          </table:table-cell>
          <table:table-cell table:style-name="ce5" table:formula="of:=[.C248]+[.A249]" office:value-type="float" office:value="238" calcext:value-type="float">
            <text:p>238</text:p>
          </table:table-cell>
          <table:table-cell table:style-name="ce13" table:formula="of:=(-cpcu)*[.C249]+[.F249]" office:value-type="currency" office:currency="EUR" office:value="5194350" calcext:value-type="currency">
            <text:p>5 194 350,00 €</text:p>
          </table:table-cell>
          <table:table-cell table:style-name="ce13" table:formula="of:=-financ+[.D249]" office:value-type="currency" office:currency="EUR" office:value="4194350" calcext:value-type="currency">
            <text:p>4 194 350,00 €</text:p>
          </table:table-cell>
          <table:table-cell table:style-name="ce13" table:formula="of:=(50*7)*[.C249]+[.F248]" office:value-type="currency" office:currency="EUR" office:value="9954350" calcext:value-type="currency">
            <text:p>9 954 35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249]+(7*[.A250])" office:value-type="date" office:date-value="2024-07-31" calcext:value-type="date">
            <text:p>31-07-2024</text:p>
          </table:table-cell>
          <table:table-cell table:style-name="ce5" table:formula="of:=[.C249]+[.A250]" office:value-type="float" office:value="239" calcext:value-type="float">
            <text:p>239</text:p>
          </table:table-cell>
          <table:table-cell table:style-name="ce13" table:formula="of:=(-cpcu)*[.C250]+[.F250]" office:value-type="currency" office:currency="EUR" office:value="5258000" calcext:value-type="currency">
            <text:p>5 258 000,00 €</text:p>
          </table:table-cell>
          <table:table-cell table:style-name="ce13" table:formula="of:=-financ+[.D250]" office:value-type="currency" office:currency="EUR" office:value="4258000" calcext:value-type="currency">
            <text:p>4 258 000,00 €</text:p>
          </table:table-cell>
          <table:table-cell table:style-name="ce13" table:formula="of:=(50*7)*[.C250]+[.F249]" office:value-type="currency" office:currency="EUR" office:value="10038000" calcext:value-type="currency">
            <text:p>10 038 00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250]+(7*[.A251])" office:value-type="date" office:date-value="2024-08-07" calcext:value-type="date">
            <text:p>07-08-2024</text:p>
          </table:table-cell>
          <table:table-cell table:style-name="ce5" table:formula="of:=[.C250]+[.A251]" office:value-type="float" office:value="240" calcext:value-type="float">
            <text:p>240</text:p>
          </table:table-cell>
          <table:table-cell table:style-name="ce13" table:formula="of:=(-cpcu)*[.C251]+[.F251]" office:value-type="currency" office:currency="EUR" office:value="5322000" calcext:value-type="currency">
            <text:p>5 322 000,00 €</text:p>
          </table:table-cell>
          <table:table-cell table:style-name="ce13" table:formula="of:=-financ+[.D251]" office:value-type="currency" office:currency="EUR" office:value="4322000" calcext:value-type="currency">
            <text:p>4 322 000,00 €</text:p>
          </table:table-cell>
          <table:table-cell table:style-name="ce13" table:formula="of:=(50*7)*[.C251]+[.F250]" office:value-type="currency" office:currency="EUR" office:value="10122000" calcext:value-type="currency">
            <text:p>10 122 00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251]+(7*[.A252])" office:value-type="date" office:date-value="2024-08-14" calcext:value-type="date">
            <text:p>14-08-2024</text:p>
          </table:table-cell>
          <table:table-cell table:style-name="ce5" table:formula="of:=[.C251]+[.A252]" office:value-type="float" office:value="241" calcext:value-type="float">
            <text:p>241</text:p>
          </table:table-cell>
          <table:table-cell table:style-name="ce13" table:formula="of:=(-cpcu)*[.C252]+[.F252]" office:value-type="currency" office:currency="EUR" office:value="5386350" calcext:value-type="currency">
            <text:p>5 386 350,00 €</text:p>
          </table:table-cell>
          <table:table-cell table:style-name="ce13" table:formula="of:=-financ+[.D252]" office:value-type="currency" office:currency="EUR" office:value="4386350" calcext:value-type="currency">
            <text:p>4 386 350,00 €</text:p>
          </table:table-cell>
          <table:table-cell table:style-name="ce13" table:formula="of:=(50*7)*[.C252]+[.F251]" office:value-type="currency" office:currency="EUR" office:value="10206350" calcext:value-type="currency">
            <text:p>10 206 35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252]+(7*[.A253])" office:value-type="date" office:date-value="2024-08-21" calcext:value-type="date">
            <text:p>21-08-2024</text:p>
          </table:table-cell>
          <table:table-cell table:style-name="ce5" table:formula="of:=[.C252]+[.A253]" office:value-type="float" office:value="242" calcext:value-type="float">
            <text:p>242</text:p>
          </table:table-cell>
          <table:table-cell table:style-name="ce13" table:formula="of:=(-cpcu)*[.C253]+[.F253]" office:value-type="currency" office:currency="EUR" office:value="5451050" calcext:value-type="currency">
            <text:p>5 451 050,00 €</text:p>
          </table:table-cell>
          <table:table-cell table:style-name="ce13" table:formula="of:=-financ+[.D253]" office:value-type="currency" office:currency="EUR" office:value="4451050" calcext:value-type="currency">
            <text:p>4 451 050,00 €</text:p>
          </table:table-cell>
          <table:table-cell table:style-name="ce13" table:formula="of:=(50*7)*[.C253]+[.F252]" office:value-type="currency" office:currency="EUR" office:value="10291050" calcext:value-type="currency">
            <text:p>10 291 05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253]+(7*[.A254])" office:value-type="date" office:date-value="2024-08-28" calcext:value-type="date">
            <text:p>28-08-2024</text:p>
          </table:table-cell>
          <table:table-cell table:style-name="ce5" table:formula="of:=[.C253]+[.A254]" office:value-type="float" office:value="243" calcext:value-type="float">
            <text:p>243</text:p>
          </table:table-cell>
          <table:table-cell table:style-name="ce13" table:formula="of:=(-cpcu)*[.C254]+[.F254]" office:value-type="currency" office:currency="EUR" office:value="5516100" calcext:value-type="currency">
            <text:p>5 516 100,00 €</text:p>
          </table:table-cell>
          <table:table-cell table:style-name="ce13" table:formula="of:=-financ+[.D254]" office:value-type="currency" office:currency="EUR" office:value="4516100" calcext:value-type="currency">
            <text:p>4 516 100,00 €</text:p>
          </table:table-cell>
          <table:table-cell table:style-name="ce13" table:formula="of:=(50*7)*[.C254]+[.F253]" office:value-type="currency" office:currency="EUR" office:value="10376100" calcext:value-type="currency">
            <text:p>10 376 10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254]+(7*[.A255])" office:value-type="date" office:date-value="2024-09-04" calcext:value-type="date">
            <text:p>04-09-2024</text:p>
          </table:table-cell>
          <table:table-cell table:style-name="ce5" table:formula="of:=[.C254]+[.A255]" office:value-type="float" office:value="244" calcext:value-type="float">
            <text:p>244</text:p>
          </table:table-cell>
          <table:table-cell table:style-name="ce13" table:formula="of:=(-cpcu)*[.C255]+[.F255]" office:value-type="currency" office:currency="EUR" office:value="5581500" calcext:value-type="currency">
            <text:p>5 581 500,00 €</text:p>
          </table:table-cell>
          <table:table-cell table:style-name="ce13" table:formula="of:=-financ+[.D255]" office:value-type="currency" office:currency="EUR" office:value="4581500" calcext:value-type="currency">
            <text:p>4 581 500,00 €</text:p>
          </table:table-cell>
          <table:table-cell table:style-name="ce13" table:formula="of:=(50*7)*[.C255]+[.F254]" office:value-type="currency" office:currency="EUR" office:value="10461500" calcext:value-type="currency">
            <text:p>10 461 50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255]+(7*[.A256])" office:value-type="date" office:date-value="2024-09-11" calcext:value-type="date">
            <text:p>11-09-2024</text:p>
          </table:table-cell>
          <table:table-cell table:style-name="ce5" table:formula="of:=[.C255]+[.A256]" office:value-type="float" office:value="245" calcext:value-type="float">
            <text:p>245</text:p>
          </table:table-cell>
          <table:table-cell table:style-name="ce13" table:formula="of:=(-cpcu)*[.C256]+[.F256]" office:value-type="currency" office:currency="EUR" office:value="5647250" calcext:value-type="currency">
            <text:p>5 647 250,00 €</text:p>
          </table:table-cell>
          <table:table-cell table:style-name="ce13" table:formula="of:=-financ+[.D256]" office:value-type="currency" office:currency="EUR" office:value="4647250" calcext:value-type="currency">
            <text:p>4 647 250,00 €</text:p>
          </table:table-cell>
          <table:table-cell table:style-name="ce13" table:formula="of:=(50*7)*[.C256]+[.F255]" office:value-type="currency" office:currency="EUR" office:value="10547250" calcext:value-type="currency">
            <text:p>10 547 25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256]+(7*[.A257])" office:value-type="date" office:date-value="2024-09-18" calcext:value-type="date">
            <text:p>18-09-2024</text:p>
          </table:table-cell>
          <table:table-cell table:style-name="ce5" table:formula="of:=[.C256]+[.A257]" office:value-type="float" office:value="246" calcext:value-type="float">
            <text:p>246</text:p>
          </table:table-cell>
          <table:table-cell table:style-name="ce13" table:formula="of:=(-cpcu)*[.C257]+[.F257]" office:value-type="currency" office:currency="EUR" office:value="5713350" calcext:value-type="currency">
            <text:p>5 713 350,00 €</text:p>
          </table:table-cell>
          <table:table-cell table:style-name="ce13" table:formula="of:=-financ+[.D257]" office:value-type="currency" office:currency="EUR" office:value="4713350" calcext:value-type="currency">
            <text:p>4 713 350,00 €</text:p>
          </table:table-cell>
          <table:table-cell table:style-name="ce13" table:formula="of:=(50*7)*[.C257]+[.F256]" office:value-type="currency" office:currency="EUR" office:value="10633350" calcext:value-type="currency">
            <text:p>10 633 35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257]+(7*[.A258])" office:value-type="date" office:date-value="2024-09-25" calcext:value-type="date">
            <text:p>25-09-2024</text:p>
          </table:table-cell>
          <table:table-cell table:style-name="ce5" table:formula="of:=[.C257]+[.A258]" office:value-type="float" office:value="247" calcext:value-type="float">
            <text:p>247</text:p>
          </table:table-cell>
          <table:table-cell table:style-name="ce13" table:formula="of:=(-cpcu)*[.C258]+[.F258]" office:value-type="currency" office:currency="EUR" office:value="5779800" calcext:value-type="currency">
            <text:p>5 779 800,00 €</text:p>
          </table:table-cell>
          <table:table-cell table:style-name="ce13" table:formula="of:=-financ+[.D258]" office:value-type="currency" office:currency="EUR" office:value="4779800" calcext:value-type="currency">
            <text:p>4 779 800,00 €</text:p>
          </table:table-cell>
          <table:table-cell table:style-name="ce13" table:formula="of:=(50*7)*[.C258]+[.F257]" office:value-type="currency" office:currency="EUR" office:value="10719800" calcext:value-type="currency">
            <text:p>10 719 80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258]+(7*[.A259])" office:value-type="date" office:date-value="2024-10-02" calcext:value-type="date">
            <text:p>02-10-2024</text:p>
          </table:table-cell>
          <table:table-cell table:style-name="ce5" table:formula="of:=[.C258]+[.A259]" office:value-type="float" office:value="248" calcext:value-type="float">
            <text:p>248</text:p>
          </table:table-cell>
          <table:table-cell table:style-name="ce13" table:formula="of:=(-cpcu)*[.C259]+[.F259]" office:value-type="currency" office:currency="EUR" office:value="5846600" calcext:value-type="currency">
            <text:p>5 846 600,00 €</text:p>
          </table:table-cell>
          <table:table-cell table:style-name="ce13" table:formula="of:=-financ+[.D259]" office:value-type="currency" office:currency="EUR" office:value="4846600" calcext:value-type="currency">
            <text:p>4 846 600,00 €</text:p>
          </table:table-cell>
          <table:table-cell table:style-name="ce13" table:formula="of:=(50*7)*[.C259]+[.F258]" office:value-type="currency" office:currency="EUR" office:value="10806600" calcext:value-type="currency">
            <text:p>10 806 60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259]+(7*[.A260])" office:value-type="date" office:date-value="2024-10-09" calcext:value-type="date">
            <text:p>09-10-2024</text:p>
          </table:table-cell>
          <table:table-cell table:style-name="ce5" table:formula="of:=[.C259]+[.A260]" office:value-type="float" office:value="249" calcext:value-type="float">
            <text:p>249</text:p>
          </table:table-cell>
          <table:table-cell table:style-name="ce13" table:formula="of:=(-cpcu)*[.C260]+[.F260]" office:value-type="currency" office:currency="EUR" office:value="5913750" calcext:value-type="currency">
            <text:p>5 913 750,00 €</text:p>
          </table:table-cell>
          <table:table-cell table:style-name="ce13" table:formula="of:=-financ+[.D260]" office:value-type="currency" office:currency="EUR" office:value="4913750" calcext:value-type="currency">
            <text:p>4 913 750,00 €</text:p>
          </table:table-cell>
          <table:table-cell table:style-name="ce13" table:formula="of:=(50*7)*[.C260]+[.F259]" office:value-type="currency" office:currency="EUR" office:value="10893750" calcext:value-type="currency">
            <text:p>10 893 75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260]+(7*[.A261])" office:value-type="date" office:date-value="2024-10-16" calcext:value-type="date">
            <text:p>16-10-2024</text:p>
          </table:table-cell>
          <table:table-cell table:style-name="ce5" table:formula="of:=[.C260]+[.A261]" office:value-type="float" office:value="250" calcext:value-type="float">
            <text:p>250</text:p>
          </table:table-cell>
          <table:table-cell table:style-name="ce13" table:formula="of:=(-cpcu)*[.C261]+[.F261]" office:value-type="currency" office:currency="EUR" office:value="5981250" calcext:value-type="currency">
            <text:p>5 981 250,00 €</text:p>
          </table:table-cell>
          <table:table-cell table:style-name="ce13" table:formula="of:=-financ+[.D261]" office:value-type="currency" office:currency="EUR" office:value="4981250" calcext:value-type="currency">
            <text:p>4 981 250,00 €</text:p>
          </table:table-cell>
          <table:table-cell table:style-name="ce13" table:formula="of:=(50*7)*[.C261]+[.F260]" office:value-type="currency" office:currency="EUR" office:value="10981250" calcext:value-type="currency">
            <text:p>10 981 25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261]+(7*[.A262])" office:value-type="date" office:date-value="2024-10-23" calcext:value-type="date">
            <text:p>23-10-2024</text:p>
          </table:table-cell>
          <table:table-cell table:style-name="ce5" table:formula="of:=[.C261]+[.A262]" office:value-type="float" office:value="251" calcext:value-type="float">
            <text:p>251</text:p>
          </table:table-cell>
          <table:table-cell table:style-name="ce13" table:formula="of:=(-cpcu)*[.C262]+[.F262]" office:value-type="currency" office:currency="EUR" office:value="6049100" calcext:value-type="currency">
            <text:p>6 049 100,00 €</text:p>
          </table:table-cell>
          <table:table-cell table:style-name="ce13" table:formula="of:=-financ+[.D262]" office:value-type="currency" office:currency="EUR" office:value="5049100" calcext:value-type="currency">
            <text:p>5 049 100,00 €</text:p>
          </table:table-cell>
          <table:table-cell table:style-name="ce13" table:formula="of:=(50*7)*[.C262]+[.F261]" office:value-type="currency" office:currency="EUR" office:value="11069100" calcext:value-type="currency">
            <text:p>11 069 10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262]+(7*[.A263])" office:value-type="date" office:date-value="2024-10-30" calcext:value-type="date">
            <text:p>30-10-2024</text:p>
          </table:table-cell>
          <table:table-cell table:style-name="ce5" table:formula="of:=[.C262]+[.A263]" office:value-type="float" office:value="252" calcext:value-type="float">
            <text:p>252</text:p>
          </table:table-cell>
          <table:table-cell table:style-name="ce13" table:formula="of:=(-cpcu)*[.C263]+[.F263]" office:value-type="currency" office:currency="EUR" office:value="6117300" calcext:value-type="currency">
            <text:p>6 117 300,00 €</text:p>
          </table:table-cell>
          <table:table-cell table:style-name="ce13" table:formula="of:=-financ+[.D263]" office:value-type="currency" office:currency="EUR" office:value="5117300" calcext:value-type="currency">
            <text:p>5 117 300,00 €</text:p>
          </table:table-cell>
          <table:table-cell table:style-name="ce13" table:formula="of:=(50*7)*[.C263]+[.F262]" office:value-type="currency" office:currency="EUR" office:value="11157300" calcext:value-type="currency">
            <text:p>11 157 30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263]+(7*[.A264])" office:value-type="date" office:date-value="2024-11-06" calcext:value-type="date">
            <text:p>06-11-2024</text:p>
          </table:table-cell>
          <table:table-cell table:style-name="ce5" table:formula="of:=[.C263]+[.A264]" office:value-type="float" office:value="253" calcext:value-type="float">
            <text:p>253</text:p>
          </table:table-cell>
          <table:table-cell table:style-name="ce13" table:formula="of:=(-cpcu)*[.C264]+[.F264]" office:value-type="currency" office:currency="EUR" office:value="6185850" calcext:value-type="currency">
            <text:p>6 185 850,00 €</text:p>
          </table:table-cell>
          <table:table-cell table:style-name="ce13" table:formula="of:=-financ+[.D264]" office:value-type="currency" office:currency="EUR" office:value="5185850" calcext:value-type="currency">
            <text:p>5 185 850,00 €</text:p>
          </table:table-cell>
          <table:table-cell table:style-name="ce13" table:formula="of:=(50*7)*[.C264]+[.F263]" office:value-type="currency" office:currency="EUR" office:value="11245850" calcext:value-type="currency">
            <text:p>11 245 85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264]+(7*[.A265])" office:value-type="date" office:date-value="2024-11-13" calcext:value-type="date">
            <text:p>13-11-2024</text:p>
          </table:table-cell>
          <table:table-cell table:style-name="ce5" table:formula="of:=[.C264]+[.A265]" office:value-type="float" office:value="254" calcext:value-type="float">
            <text:p>254</text:p>
          </table:table-cell>
          <table:table-cell table:style-name="ce13" table:formula="of:=(-cpcu)*[.C265]+[.F265]" office:value-type="currency" office:currency="EUR" office:value="6254750" calcext:value-type="currency">
            <text:p>6 254 750,00 €</text:p>
          </table:table-cell>
          <table:table-cell table:style-name="ce13" table:formula="of:=-financ+[.D265]" office:value-type="currency" office:currency="EUR" office:value="5254750" calcext:value-type="currency">
            <text:p>5 254 750,00 €</text:p>
          </table:table-cell>
          <table:table-cell table:style-name="ce13" table:formula="of:=(50*7)*[.C265]+[.F264]" office:value-type="currency" office:currency="EUR" office:value="11334750" calcext:value-type="currency">
            <text:p>11 334 750,00 €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1" table:formula="of:=[.B265]+(7*[.A266])" office:value-type="date" office:date-value="2024-11-20" calcext:value-type="date">
            <text:p>20-11-2024</text:p>
          </table:table-cell>
          <table:table-cell table:style-name="ce5" table:formula="of:=[.C265]+[.A266]" office:value-type="float" office:value="255" calcext:value-type="float">
            <text:p>255</text:p>
          </table:table-cell>
          <table:table-cell table:style-name="ce13" table:formula="of:=(-cpcu)*[.C266]+[.F266]" office:value-type="currency" office:currency="EUR" office:value="6324000" calcext:value-type="currency">
            <text:p>6 324 000,00 €</text:p>
          </table:table-cell>
          <table:table-cell table:style-name="ce13" table:formula="of:=-financ+[.D266]" office:value-type="currency" office:currency="EUR" office:value="5324000" calcext:value-type="currency">
            <text:p>5 324 000,00 €</text:p>
          </table:table-cell>
          <table:table-cell table:style-name="ce13" table:formula="of:=(50*7)*[.C266]+[.F265]" office:value-type="currency" office:currency="EUR" office:value="11424000" calcext:value-type="currency">
            <text:p>11 424 000,00 €</text:p>
          </table:table-cell>
          <table:table-cell table:number-columns-repeated="1018"/>
        </table:table-row>
        <table:table-row table:style-name="ro5" table:number-rows-repeated="104830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>
        <table:named-range table:name="cpcu" table:base-cell-address="$Sheet1.$B$3" table:cell-range-address="$Sheet1.$B$4"/>
        <table:named-range table:name="financ" table:base-cell-address="$Sheet1.$B$1" table:cell-range-address="$Sheet1.$B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6P0"/>
    </number:currency-style>
    <number:number-style style:name="N10122P0" style:volatile="true" number:language="pt" number:country="PT">
      <number:number number:decimal-places="0" loext:min-decimal-places="0" number:min-integer-digits="1" number:grouping="true"/>
      <number:text> €</number:text>
    </number:number-style>
    <number:number-style style:name="N10122" number:language="pt" number:country="PT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pt" number:country="PT">
      <number:number number:decimal-places="0" loext:min-decimal-places="0" number:min-integer-digits="1" number:grouping="true"/>
      <number:text> €</number:text>
    </number:number-style>
    <number:number-style style:name="N10123" number:language="pt" number:country="PT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pt" number:country="PT">
      <number:number number:decimal-places="2" loext:min-decimal-places="2" number:min-integer-digits="1" number:grouping="true"/>
      <number:text> €</number:text>
    </number:number-style>
    <number:number-style style:name="N10125" number:language="pt" number:country="PT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pt" number:country="PT">
      <number:number number:decimal-places="2" loext:min-decimal-places="2" number:min-integer-digits="1" number:grouping="true"/>
      <number:text> €</number:text>
    </number:number-style>
    <number:number-style style:name="N10126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6P0"/>
    </number:number-style>
    <number:time-style style:name="N10127" number:language="pt" number:country="PT">
      <number:hours/>
      <number:text>:</number:text>
      <number:minutes number:style="long"/>
      <number:text> </number:text>
      <number:am-pm/>
    </number:time-style>
    <number:time-style style:name="N10128" number:language="pt" number:country="P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9" number:language="pt" number:country="PT">
      <number:hours/>
      <number:text>:</number:text>
      <number:minutes number:style="long"/>
    </number:time-style>
    <number:time-style style:name="N10130" number:language="pt" number:country="PT">
      <number:hours/>
      <number:text>:</number:text>
      <number:minutes number:style="long"/>
      <number:text>:</number:text>
      <number:seconds number:style="long"/>
    </number:time-style>
    <number:date-style style:name="N10131" number:language="pt" number:country="PT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pt" number:country="PT">
      <number:number number:decimal-places="0" loext:min-decimal-places="0" number:min-integer-digits="1" number:grouping="true"/>
      <number:text>   </number:text>
    </number:number-style>
    <number:number-style style:name="N10133" number:language="pt" number:country="PT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33P0"/>
    </number:number-style>
    <number:number-style style:name="N10134P0" style:volatile="true" number:language="pt" number:country="PT">
      <number:number number:decimal-places="0" loext:min-decimal-places="0" number:min-integer-digits="1" number:grouping="true"/>
      <number:text>   </number:text>
    </number:number-style>
    <number:number-style style:name="N10134" number:language="pt" number:country="PT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34P0"/>
    </number:number-style>
    <number:number-style style:name="N10136P0" style:volatile="true" number:language="pt" number:country="PT">
      <number:number number:decimal-places="2" loext:min-decimal-places="2" number:min-integer-digits="1" number:grouping="true"/>
      <number:text>   </number:text>
    </number:number-style>
    <number:number-style style:name="N10136" number:language="pt" number:country="PT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36P0"/>
    </number:number-style>
    <number:number-style style:name="N10137P0" style:volatile="true" number:language="pt" number:country="PT">
      <number:number number:decimal-places="2" loext:min-decimal-places="2" number:min-integer-digits="1" number:grouping="true"/>
      <number:text>   </number:text>
    </number:number-style>
    <number:number-style style:name="N10137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37P0"/>
    </number:number-style>
    <number:number-style style:name="N10141P0" style:volatile="true" number:language="pt" number:country="PT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1P1" style:volatile="true" number:language="pt" number:country="PT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1P2" style:volatile="true" number:language="pt" number:country="PT">
      <loext:text> </loext:text>
      <loext:fill-character> </loext:fill-character>
      <number:text>-    </number:text>
    </number:number-style>
    <number:text-style style:name="N10141" number:language="pt" number:country="PT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45P0" style:volatile="true" number:language="pt" number:country="PT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45P1" style:volatile="true" number:language="pt" number:country="PT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45P2" style:volatile="true" number:language="pt" number:country="PT">
      <loext:text> </loext:text>
      <loext:fill-character> </loext:fill-character>
      <number:text>- € </number:text>
    </number:number-style>
    <number:text-style style:name="N10145" number:language="pt" number:country="PT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9P0" style:volatile="true" number:language="pt" number:country="PT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9P1" style:volatile="true" number:language="pt" number:country="PT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9P2" style:volatile="true" number:language="pt" number:country="PT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49" number:language="pt" number:country="PT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3P0" style:volatile="true" number:language="pt" number:country="PT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53P1" style:volatile="true" number:language="pt" number:country="PT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53P2" style:volatile="true" number:language="pt" number:country="PT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53" number:language="pt" number:country="PT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9">00-00-0000</text:date>, <text:time style:data-style-name="N2" text:time-value="20:23:03.958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0T18:59:44</meta:creation-date>
    <dc:language>pt-PT</dc:language>
    <dc:date>2019-05-09T20:26:29.566000000</dc:date>
    <meta:editing-cycles>19</meta:editing-cycles>
    <meta:editing-duration>P2DT17H36S</meta:editing-duration>
    <meta:generator>LibreOffice/6.2.3.2$Windows_X86_64 LibreOffice_project/aecc05fe267cc68dde00352a451aa867b3b546ac</meta:generator>
    <meta:document-statistic meta:table-count="1" meta:cell-count="1550" meta:object-count="0"/>
  </office:meta>
</office:document-meta>
</file>